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/>
    <style:font-face style:name="Consolas" svg:font-family="Consolas" style:font-family-generic="swiss" style:font-pitch="fixed"/>
    <style:font-face style:name="DejaVu Sans Mono" svg:font-family="'DejaVu Sans Mono'" style:font-family-generic="modern" style:font-pitch="fixed"/>
    <style:font-face style:name="F" svg:font-family="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Lato" svg:font-family="Lato" style:font-family-generic="swiss" style:font-pitch="variable"/>
    <style:font-face style:name="Lato1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/>
    <style:font-face style:name="apple-system" svg:font-family="apple-system, BlinkMacSystemFont, 'Segoe UI', 'Liberation Sans', sans-serif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ato" fo:font-size="11pt" fo:language="en" fo:country="GB" officeooo:paragraph-rsid="001248cc" style:font-size-asian="11pt" style:font-size-complex="11pt" loext:padding="0in" loext:border="none"/>
    </style:style>
    <style:style style:name="P2" style:family="paragraph" style:parent-style-name="Heading_20_2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793862" loext:opacity="100%" style:font-name="Fira Sans" fo:font-size="11pt" fo:letter-spacing="normal" fo:font-style="normal" fo:font-weight="normal" officeooo:paragraph-rsid="001248cc" style:font-size-asian="11pt" style:font-size-complex="11pt" loext:padding="0in" loext:border="none"/>
    </style:style>
    <style:style style:name="P3" style:family="paragraph" style:parent-style-name="Heading_20_2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793862" loext:opacity="100%" style:font-name="Fira Sans" fo:font-size="11pt" fo:letter-spacing="normal" fo:language="en" fo:country="US" fo:font-style="normal" fo:font-weight="normal" officeooo:paragraph-rsid="001248cc" style:font-size-asian="11pt" style:font-size-complex="11pt" loext:padding="0in" loext:border="none"/>
    </style:style>
    <style:style style:name="P4" style:family="paragraph" style:parent-style-name="Heading_20_2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793862" loext:opacity="100%" style:font-name="Fira Sans" fo:font-size="11pt" fo:letter-spacing="normal" fo:language="en" fo:country="US" fo:font-style="normal" fo:font-weight="normal" officeooo:paragraph-rsid="00446e4e" style:font-size-asian="11pt" style:font-size-complex="11pt" loext:padding="0in" loext:border="none"/>
    </style:style>
    <style:style style:name="P5" style:family="paragraph" style:parent-style-name="Heading_20_2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1" fo:font-size="16pt" fo:letter-spacing="normal" fo:language="en" fo:country="GB" fo:font-style="normal" style:text-underline-style="solid" style:text-underline-width="auto" style:text-underline-color="font-color" fo:font-weight="bold" officeooo:paragraph-rsid="001248cc" style:font-size-asian="16pt" style:font-weight-asian="bold" style:font-size-complex="16pt" style:font-weight-complex="bold" loext:padding="0in" loext:border="none"/>
    </style:style>
    <style:style style:name="P6" style:family="paragraph" style:parent-style-name="Heading_20_2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1" fo:font-size="16pt" fo:letter-spacing="normal" fo:language="en" fo:country="GB" fo:font-style="normal" style:text-underline-style="solid" style:text-underline-width="auto" style:text-underline-color="font-color" fo:font-weight="bold" officeooo:paragraph-rsid="001248cc" style:font-name-asian="Noto Serif CJK SC" style:font-size-asian="16pt" style:font-weight-asian="bold" style:font-name-complex="Lohit Devanagari" style:font-size-complex="16pt" style:font-weight-complex="bold" loext:padding="0in" loext:border="none"/>
    </style:style>
    <style:style style:name="P7" style:family="paragraph" style:parent-style-name="Heading_20_2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1" fo:font-size="16pt" fo:letter-spacing="normal" fo:language="en" fo:country="GB" fo:font-style="normal" style:text-underline-style="solid" style:text-underline-width="auto" style:text-underline-color="font-color" fo:font-weight="bold" officeooo:paragraph-rsid="001248cc" style:font-name-asian="Noto Serif CJK SC" style:font-size-asian="16pt" style:font-weight-asian="bold" style:font-name-complex="Lohit Devanagari" style:font-size-complex="16pt" style:font-weight-complex="bold" loext:padding="0in" loext:border="none"/>
    </style:style>
    <style:style style:name="P8" style:family="paragraph" style:parent-style-name="Heading_20_2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1" fo:font-size="16pt" officeooo:paragraph-rsid="001248cc" style:font-size-asian="16pt" style:font-size-complex="16pt" loext:padding="0in" loext:border="none"/>
    </style:style>
    <style:style style:name="P9" style:family="paragraph" style:parent-style-name="Heading_20_3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1" fo:font-size="16pt" fo:letter-spacing="normal" fo:language="en" fo:country="GB" fo:font-style="normal" style:text-underline-style="solid" style:text-underline-width="auto" style:text-underline-color="font-color" fo:font-weight="bold" officeooo:paragraph-rsid="001248cc" style:font-name-asian="Noto Serif CJK SC" style:font-size-asian="16pt" style:font-weight-asian="bold" style:font-name-complex="Lohit Devanagari" style:font-size-complex="16pt" style:font-weight-complex="bold" loext:padding="0in" loext:border="none"/>
    </style:style>
    <style:style style:name="P10" style:family="paragraph" style:parent-style-name="Heading_20_3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" fo:font-size="11pt" officeooo:paragraph-rsid="001248cc" style:font-size-asian="11pt" style:font-size-complex="11pt" loext:padding="0in" loext:border="none"/>
    </style:style>
    <style:style style:name="P11" style:family="paragraph" style:parent-style-name="List_20_Heading">
      <style:paragraph-properties fo:margin-left="0in" fo:margin-right="0in" fo:margin-top="0in" fo:margin-bottom="0.0201in" style:contextual-spacing="false" fo:orphans="2" fo:widows="2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US" fo:font-style="normal" fo:font-weight="bold" style:font-size-asian="11pt" style:font-weight-asian="bold" style:font-size-complex="11pt" style:font-weight-complex="bold" loext:padding="0in" loext:border="none"/>
    </style:style>
    <style:style style:name="P12" style:family="paragraph" style:parent-style-name="List_20_Heading">
      <style:paragraph-properties fo:margin-left="0in" fo:margin-right="0in" fo:margin-top="0in" fo:margin-bottom="0.0201in" style:contextual-spacing="false" fo:orphans="2" fo:widows="2" fo:text-indent="0in" style:auto-text-indent="false"/>
      <style:text-properties officeooo:paragraph-rsid="0046981c"/>
    </style:style>
    <style:style style:name="P13" style:family="paragraph" style:parent-style-name="List_20_Heading">
      <style:paragraph-properties fo:margin-left="0in" fo:margin-right="0in" fo:margin-top="0in" fo:margin-bottom="0.0201in" style:contextual-spacing="false" fo:orphans="2" fo:widows="2" fo:text-indent="0in" style:auto-text-indent="false"/>
      <style:text-properties fo:font-weight="bold" officeooo:paragraph-rsid="0046981c" style:font-weight-asian="bold" style:font-weight-complex="bold"/>
    </style:style>
    <style:style style:name="P14" style:family="paragraph" style:parent-style-name="List_20_Heading">
      <style:paragraph-properties fo:margin-left="0in" fo:margin-right="0in" fo:margin-top="0in" fo:margin-bottom="0.0201in" style:contextual-spacing="false" fo:orphans="2" fo:widows="2" fo:text-indent="0in" style:auto-text-indent="false"/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0in" fo:margin-right="0in" fo:margin-top="0in" fo:margin-bottom="0.0201in" style:contextual-spacing="false" fo:text-indent="0in" style:auto-text-indent="false" fo:padding="0in" fo:border="none"/>
      <style:text-properties fo:font-variant="normal" fo:text-transform="none" style:use-window-font-color="true" loext:opacity="0%" style:font-name="Consolas" fo:font-size="11pt" fo:letter-spacing="normal" fo:language="en" fo:country="US" fo:font-style="normal" fo:font-weight="normal" officeooo:paragraph-rsid="00446e4e" style:font-size-asian="11pt" style:font-size-complex="11pt" loext:padding="0in" loext:border="none"/>
    </style:style>
    <style:style style:name="P16" style:family="paragraph" style:parent-style-name="Standard">
      <style:paragraph-properties fo:margin-left="0in" fo:margin-right="0in" fo:margin-top="0in" fo:margin-bottom="0.0598in" style:contextual-spacing="false" fo:text-indent="0in" style:auto-text-indent="false" fo:padding="0in" fo:border="none"/>
      <style:text-properties fo:font-variant="normal" fo:text-transform="none" style:use-window-font-color="true" loext:opacity="0%" style:font-name="Consolas" fo:font-size="11pt" fo:letter-spacing="normal" fo:language="en" fo:country="US" fo:font-style="normal" fo:font-weight="normal" officeooo:paragraph-rsid="00446e4e" style:font-size-asian="11pt" style:font-size-complex="11pt" loext:padding="0in" loext:border="none"/>
    </style:style>
    <style:style style:name="P17" style:family="paragraph" style:parent-style-name="Standard">
      <style:paragraph-properties fo:margin-left="0in" fo:margin-right="0in" fo:margin-top="0in" fo:margin-bottom="0.0598in" style:contextual-spacing="false" fo:text-indent="0in" style:auto-text-indent="false" fo:padding="0in" fo:border="none"/>
      <style:text-properties style:font-name="Lato" fo:font-size="11pt" officeooo:paragraph-rsid="002295f0" style:font-size-asian="11pt" style:font-size-complex="11pt" loext:padding="0in" loext:border="none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fo:padding="0in" fo:border="none"/>
      <style:text-properties style:font-name="Lato" fo:font-size="11pt" officeooo:paragraph-rsid="001248cc" style:font-size-asian="11pt" style:font-size-complex="11pt" loext:padding="0in" loext:border="none"/>
    </style:style>
    <style:style style:name="P1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Lato1" fo:font-size="20pt" fo:language="en" fo:country="US" officeooo:paragraph-rsid="001248cc" style:font-size-asian="20pt" style:font-size-complex="20pt" loext:padding="0in" loext:border="none"/>
    </style:style>
    <style:style style:name="P20" style:family="paragraph" style:parent-style-name="Standard">
      <loext:graphic-properties draw:fill="none"/>
      <style:paragraph-properties fo:margin-left="0.0598in" fo:margin-right="0in" fo:margin-top="0in" fo:margin-bottom="0.1201in" style:contextual-spacing="false" style:line-height-at-least="0.198in" fo:text-indent="0in" style:auto-text-indent="false" fo:background-color="transparent"/>
      <style:text-properties style:font-name="Fira code" fo:font-size="10.5pt" officeooo:paragraph-rsid="00446e4e"/>
    </style:style>
    <style:style style:name="P21" style:family="paragraph" style:parent-style-name="Standard">
      <loext:graphic-properties draw:fill="none"/>
      <style:paragraph-properties fo:margin-left="0.0598in" fo:margin-right="0in" style:line-height-at-least="0.198in" fo:text-indent="0in" style:auto-text-indent="false" fo:background-color="transparent"/>
      <style:text-properties fo:color="#cccccc" loext:opacity="100%" style:font-name="Fira code" fo:font-size="10.5pt" fo:font-weight="normal" officeooo:paragraph-rsid="00446e4e" fo:background-color="#1c1c1c"/>
    </style:style>
    <style:style style:name="P22" style:family="paragraph" style:parent-style-name="Standard">
      <loext:graphic-properties draw:fill="none"/>
      <style:paragraph-properties fo:margin-left="0.0598in" fo:margin-right="0in" fo:text-indent="0in" style:auto-text-indent="false" fo:background-color="transparent"/>
      <style:text-properties fo:color="#3c99dc" loext:opacity="100%" style:font-name="Fira code" fo:font-size="10.5pt" fo:font-weight="normal" officeooo:paragraph-rsid="00446e4e" fo:background-color="#1c1c1c" style:font-size-asian="11pt" style:font-size-complex="11pt"/>
    </style:style>
    <style:style style:name="P23" style:family="paragraph" style:parent-style-name="Standard">
      <loext:graphic-properties draw:fill="none"/>
      <style:paragraph-properties fo:margin-left="0.0598in" fo:margin-right="0in" style:line-height-at-least="0.198in" fo:text-indent="0in" style:auto-text-indent="false" fo:background-color="transparent"/>
      <style:text-properties officeooo:paragraph-rsid="00446e4e"/>
    </style:style>
    <style:style style:name="P24" style:family="paragraph" style:parent-style-name="Standard">
      <loext:graphic-properties draw:fill="none"/>
      <style:paragraph-properties fo:margin-left="0.0598in" fo:margin-right="0in" fo:margin-top="0in" fo:margin-bottom="0.0799in" style:contextual-spacing="false" style:line-height-at-least="0.198in" fo:text-indent="0in" style:auto-text-indent="false" fo:background-color="transparent"/>
      <style:text-properties officeooo:paragraph-rsid="00446e4e"/>
    </style:style>
    <style:style style:name="P25" style:family="paragraph" style:parent-style-name="Standard">
      <loext:graphic-properties draw:fill="none"/>
      <style:paragraph-properties fo:margin-left="0.0598in" fo:margin-right="0in" fo:margin-top="0in" fo:margin-bottom="0.1in" style:contextual-spacing="false" style:line-height-at-least="0.198in" fo:text-indent="0in" style:auto-text-indent="false" fo:background-color="transparent"/>
      <style:text-properties officeooo:paragraph-rsid="00446e4e"/>
    </style:style>
    <style:style style:name="P26" style:family="paragraph" style:parent-style-name="Table_20_Contents">
      <style:paragraph-properties fo:margin-left="0in" fo:margin-right="0in" fo:margin-top="0in" fo:margin-bottom="0.1201in" style:contextual-spacing="false" fo:text-indent="0in" style:auto-text-indent="false" fo:padding="0in" fo:border="none"/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paragraph-rsid="00446e4e" style:font-size-asian="11pt" style:font-size-complex="11pt" loext:padding="0in" loext:border="none"/>
    </style:style>
    <style:style style:name="P2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ato" fo:font-size="11pt" fo:language="en" fo:country="GB" officeooo:paragraph-rsid="001248cc" style:font-size-asian="11pt" style:font-size-complex="11pt" loext:padding="0in" loext:border="none"/>
    </style:style>
    <style:style style:name="P2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text-indent="0in" style:auto-text-indent="false" fo:padding="0.0598in" fo:border="0.06pt solid #f10d0c"/>
      <style:text-properties style:font-name="Lato" fo:font-size="11pt" fo:language="en" fo:country="GB" officeooo:paragraph-rsid="001248cc" style:font-size-asian="11pt" style:font-size-complex="11pt" loext:padding="0in" loext:border="none"/>
    </style:style>
    <style:style style:name="P29" style:family="paragraph" style:parent-style-name="Text_20_body">
      <style:paragraph-properties fo:margin-left="0in" fo:margin-right="0in" fo:margin-top="0in" fo:margin-bottom="0.1201in" style:contextual-spacing="false" fo:text-indent="0in" style:auto-text-indent="false"/>
      <style:text-properties style:font-name="Lato" fo:font-size="11pt" fo:language="en" fo:country="GB" officeooo:paragraph-rsid="001fc842" style:font-size-asian="11pt" style:font-size-complex="11pt" loext:padding="0in" loext:border="none"/>
    </style:style>
    <style:style style:name="P3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" fo:font-size="11pt" officeooo:paragraph-rsid="001248cc" style:font-size-asian="11pt" style:font-size-complex="11pt" loext:padding="0in" loext:border="none"/>
    </style:style>
    <style:style style:name="P3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text-indent="0in" style:auto-text-indent="false" fo:padding="0.0598in" fo:border="0.06pt solid #f10d0c"/>
      <style:text-properties style:font-name="Lato" fo:font-size="11pt" officeooo:paragraph-rsid="001248cc" style:font-size-asian="11pt" style:font-size-complex="11pt" loext:padding="0in" loext:border="none"/>
    </style:style>
    <style:style style:name="P32" style:family="paragraph" style:parent-style-name="Text_20_body">
      <style:paragraph-properties fo:margin-left="0in" fo:margin-right="0in" fo:margin-top="0in" fo:margin-bottom="0.0598in" style:contextual-spacing="false" fo:text-indent="0in" style:auto-text-indent="false" fo:padding="0in" fo:border="none"/>
      <style:text-properties style:font-name="Lato" fo:font-size="11pt" officeooo:paragraph-rsid="001248cc" style:font-size-asian="11pt" style:font-size-complex="11pt" loext:padding="0in" loext:border="none"/>
    </style:style>
    <style:style style:name="P33" style:family="paragraph" style:parent-style-name="Text_20_body">
      <style:paragraph-properties fo:margin-left="0in" fo:margin-right="0in" fo:margin-top="0in" fo:margin-bottom="0.0799in" style:contextual-spacing="false" fo:text-indent="0in" style:auto-text-indent="false" fo:padding="0in" fo:border="none"/>
      <style:text-properties style:font-name="Lato" fo:font-size="11pt" officeooo:paragraph-rsid="001248cc" style:font-size-asian="11pt" style:font-size-complex="11pt" loext:padding="0in" loext:border="none"/>
    </style:style>
    <style:style style:name="P34" style:family="paragraph" style:parent-style-name="Text_20_body">
      <style:paragraph-properties fo:margin-left="0in" fo:margin-right="0in" fo:margin-top="0in" fo:margin-bottom="0.1in" style:contextual-spacing="false" fo:text-indent="0in" style:auto-text-indent="false" fo:padding="0in" fo:border="none"/>
      <style:text-properties style:font-name="Lato" fo:font-size="11pt" officeooo:paragraph-rsid="001248cc" style:font-size-asian="11pt" style:font-size-complex="11pt" loext:padding="0in" loext:border="none"/>
    </style:style>
    <style:style style:name="P35" style:family="paragraph" style:parent-style-name="Text_20_body">
      <style:paragraph-properties fo:margin-left="0in" fo:margin-right="0in" fo:margin-top="0in" fo:margin-bottom="0.1201in" style:contextual-spacing="false" fo:text-indent="0in" style:auto-text-indent="false" fo:padding="0in" fo:border="none"/>
      <style:text-properties style:font-name="Lato" fo:font-size="11pt" officeooo:paragraph-rsid="001248cc" style:font-size-asian="11pt" style:font-size-complex="11pt" loext:padding="0in" loext:border="none"/>
    </style:style>
    <style:style style:name="P36" style:family="paragraph" style:parent-style-name="Text_20_body">
      <style:paragraph-properties fo:margin-left="0in" fo:margin-right="0in" fo:margin-top="0in" fo:margin-bottom="0.1402in" style:contextual-spacing="false" fo:text-indent="0in" style:auto-text-indent="false" fo:padding="0in" fo:border="none"/>
      <style:text-properties style:font-name="Lato" fo:font-size="11pt" officeooo:paragraph-rsid="001248cc" style:font-size-asian="11pt" style:font-size-complex="11pt" loext:padding="0in" loext:border="none"/>
    </style:style>
    <style:style style:name="P37" style:family="paragraph" style:parent-style-name="Text_20_body" style:list-style-name="L5">
      <style:paragraph-properties fo:margin-top="0in" fo:margin-bottom="0.1201in" style:contextual-spacing="false" fo:padding="0in" fo:border="none"/>
      <style:text-properties style:font-name="Lato" fo:font-size="11pt" officeooo:paragraph-rsid="001248cc" style:font-size-asian="11pt" style:font-size-complex="11pt" loext:padding="0in" loext:border="none"/>
    </style:style>
    <style:style style:name="P38" style:family="paragraph" style:parent-style-name="Text_20_body">
      <style:paragraph-properties fo:margin-left="0in" fo:margin-right="0in" fo:margin-top="0in" fo:margin-bottom="0.1201in" style:contextual-spacing="false" fo:text-indent="0in" style:auto-text-indent="false" fo:padding="0in" fo:border="none"/>
      <style:text-properties style:font-name="Lato" fo:font-size="11pt" officeooo:paragraph-rsid="002462e0" style:font-size-asian="11pt" style:font-size-complex="11pt" loext:padding="0in" loext:border="none"/>
    </style:style>
    <style:style style:name="P39" style:family="paragraph" style:parent-style-name="Text_20_body">
      <style:paragraph-properties fo:margin-left="0in" fo:margin-right="0in" fo:margin-top="0in" fo:margin-bottom="0.1201in" style:contextual-spacing="false" fo:text-indent="0in" style:auto-text-indent="false" fo:padding="0in" fo:border="none"/>
      <style:text-properties style:font-name="Lato" fo:font-size="11pt" officeooo:paragraph-rsid="00261336" style:font-size-asian="11pt" style:font-size-complex="11pt" loext:padding="0in" loext:border="none"/>
    </style:style>
    <style:style style:name="P40" style:family="paragraph" style:parent-style-name="Text_20_body">
      <style:paragraph-properties fo:margin-left="0in" fo:margin-right="0in" fo:margin-top="0in" fo:margin-bottom="0.0799in" style:contextual-spacing="false" fo:orphans="2" fo:widows="2" fo:text-indent="0in" style:auto-text-indent="false"/>
      <style:text-properties style:font-name="Lato" fo:font-size="11pt" style:font-size-asian="11pt" style:font-size-complex="11pt" loext:padding="0in" loext:border="none"/>
    </style:style>
    <style:style style:name="P4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" fo:font-size="11pt" officeooo:paragraph-rsid="003ace08" style:font-size-asian="11pt" style:font-size-complex="11pt" loext:padding="0in" loext:border="none"/>
    </style:style>
    <style:style style:name="P4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" fo:font-size="11pt" officeooo:rsid="002462e0" officeooo:paragraph-rsid="002462e0" style:font-size-asian="11pt" style:font-size-complex="11pt" loext:padding="0in" loext:border="none"/>
    </style:style>
    <style:style style:name="P43" style:family="paragraph" style:parent-style-name="Text_20_body">
      <style:paragraph-properties fo:margin-left="0in" fo:margin-right="0in" fo:margin-top="0in" fo:margin-bottom="0.1201in" style:contextual-spacing="false" fo:text-indent="0in" style:auto-text-indent="false" fo:padding="0in" fo:border="none"/>
      <style:text-properties style:font-name="Lato" fo:font-size="11pt" fo:font-weight="bold" officeooo:paragraph-rsid="002462e0" style:font-size-asian="11pt" style:font-weight-asian="bold" style:font-size-complex="11pt" style:font-weight-complex="bold" loext:padding="0in" loext:border="none"/>
    </style:style>
    <style:style style:name="P44" style:family="paragraph" style:parent-style-name="Text_20_body">
      <style:paragraph-properties fo:margin-left="0in" fo:margin-right="0in" fo:margin-top="0in" fo:margin-bottom="0.1201in" style:contextual-spacing="false" fo:text-indent="0in" style:auto-text-indent="false" fo:padding="0in" fo:border="none"/>
      <style:text-properties style:font-name="Lato" fo:font-size="11pt" fo:font-weight="bold" officeooo:paragraph-rsid="00261336" style:font-size-asian="11pt" style:font-weight-asian="bold" style:font-size-complex="11pt" style:font-weight-complex="bold" loext:padding="0in" loext:border="none"/>
    </style:style>
    <style:style style:name="P4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" fo:font-size="11pt" fo:language="en" fo:country="US" officeooo:paragraph-rsid="001248cc" style:font-size-asian="11pt" style:font-size-complex="11pt" loext:padding="0in" loext:border="none"/>
    </style:style>
    <style:style style:name="P4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Lato" fo:font-size="11pt" officeooo:paragraph-rsid="003a00c1"/>
    </style:style>
    <style:style style:name="P4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333333" loext:opacity="100%" style:font-name="Fira Sans" fo:font-size="12pt" fo:letter-spacing="normal" fo:font-style="normal" fo:font-weight="normal"/>
    </style:style>
    <style:style style:name="P4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333333" loext:opacity="100%" style:font-name="Fira Sans" fo:font-size="12pt" fo:letter-spacing="normal" fo:font-style="normal" fo:font-weight="normal" officeooo:paragraph-rsid="001248cc" style:font-size-asian="11pt" style:font-size-complex="11pt" loext:padding="0in" loext:border="none"/>
    </style:style>
    <style:style style:name="P49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333333" loext:opacity="100%" style:font-name="Consolas" fo:font-size="11pt" fo:letter-spacing="normal" fo:language="en" fo:country="US" fo:font-style="normal" style:text-underline-style="none" fo:font-weight="normal" officeooo:paragraph-rsid="0020d04b" style:font-size-asian="11pt" style:font-weight-asian="normal" style:font-size-complex="11pt" style:font-weight-complex="normal" loext:padding="0in" loext:border="none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fo:font-variant="normal" fo:text-transform="none" fo:color="#333333" loext:opacity="100%" style:font-name="Consolas" fo:font-size="11pt" fo:letter-spacing="normal" fo:font-style="normal" fo:font-weight="normal" officeooo:paragraph-rsid="001248cc" style:font-size-asian="11pt" style:font-size-complex="11pt" loext:padding="0in" loext:border="none"/>
    </style:style>
    <style:style style:name="P51" style:family="paragraph" style:parent-style-name="Text_20_body" style:list-style-name="L2">
      <style:paragraph-properties fo:margin-top="0in" fo:margin-bottom="0.1201in" style:contextual-spacing="false" fo:orphans="2" fo:widows="2" fo:padding="0in" fo:border="none"/>
      <style:text-properties fo:font-variant="normal" fo:text-transform="none" style:use-window-font-color="true" loext:opacity="0%" style:font-name="Lato1" fo:font-size="11pt" fo:letter-spacing="normal" fo:language="en" fo:country="GB" fo:font-style="normal" fo:font-weight="normal" style:font-size-asian="11pt" style:font-size-complex="11pt" loext:padding="0in" loext:border="none"/>
    </style:style>
    <style:style style:name="P5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1" fo:font-size="11pt" fo:letter-spacing="normal" fo:language="en" fo:country="GB" fo:font-style="normal" fo:font-weight="normal" officeooo:paragraph-rsid="001ff344" style:font-size-asian="11pt" style:font-size-complex="11pt" loext:padding="0in" loext:border="none"/>
    </style:style>
    <style:style style:name="P53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font-name="Lato1" fo:font-size="11pt" fo:letter-spacing="normal" fo:language="en" fo:country="GB" fo:font-style="normal" fo:font-weight="normal" officeooo:paragraph-rsid="001ff344" style:font-size-asian="11pt" style:font-size-complex="11pt" loext:padding="0in" loext:border="none"/>
    </style:style>
    <style:style style:name="P54" style:family="paragraph" style:parent-style-name="Text_20_body" style:list-style-name="L3">
      <style:paragraph-properties fo:margin-top="0in" fo:margin-bottom="0in" style:contextual-spacing="false"/>
      <style:text-properties fo:font-variant="normal" fo:text-transform="none" style:use-window-font-color="true" loext:opacity="0%" style:font-name="Lato1" fo:font-size="11pt" fo:letter-spacing="normal" fo:language="en" fo:country="GB" fo:font-style="normal" fo:font-weight="normal" officeooo:paragraph-rsid="001ff344" style:font-size-asian="11pt" style:font-size-complex="11pt" loext:padding="0in" loext:border="none"/>
    </style:style>
    <style:style style:name="P55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1" fo:font-size="16pt" fo:letter-spacing="normal" fo:language="en" fo:country="GB" fo:font-style="normal" style:text-underline-style="solid" style:text-underline-width="auto" style:text-underline-color="font-color" fo:font-weight="bold" officeooo:paragraph-rsid="001248cc" style:font-name-asian="Noto Serif CJK SC" style:font-size-asian="16pt" style:font-weight-asian="bold" style:font-name-complex="Lohit Devanagari" style:font-size-complex="16pt" style:font-weight-complex="bold" loext:padding="0in" loext:border="none"/>
    </style:style>
    <style:style style:name="P5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1" fo:font-size="16pt" fo:letter-spacing="normal" fo:language="en" fo:country="GB" fo:font-style="normal" style:text-underline-style="solid" style:text-underline-width="auto" style:text-underline-color="font-color" fo:font-weight="bold" officeooo:paragraph-rsid="001248cc" style:font-name-asian="Noto Serif CJK SC" style:font-size-asian="16pt" style:font-weight-asian="bold" style:font-name-complex="Lohit Devanagari" style:font-size-complex="16pt" style:font-weight-complex="bold" loext:padding="0in" loext:border="none"/>
    </style:style>
    <style:style style:name="P57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fo:font-weight="normal" officeooo:paragraph-rsid="001248cc" style:font-size-asian="11pt" style:font-size-complex="11pt" loext:padding="0in" loext:border="none"/>
    </style:style>
    <style:style style:name="P5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fo:font-weight="normal" officeooo:paragraph-rsid="002295f0" style:font-size-asian="11pt" style:font-size-complex="11pt" loext:padding="0in" loext:border="none"/>
    </style:style>
    <style:style style:name="P59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font-style="normal" fo:font-weight="normal" officeooo:paragraph-rsid="001248cc" style:font-size-asian="11pt" style:font-size-complex="11pt" loext:padding="0in" loext:border="none"/>
    </style:style>
    <style:style style:name="P60" style:family="paragraph" style:parent-style-name="Text_20_body">
      <loext:graphic-properties draw:fill="solid" draw:fill-color="#ffffd7" draw:fill-gradient-name="gradient" draw:fill-hatch-name="hatch" draw:opacity="100%"/>
      <style:paragraph-properties fo:margin-left="0in" fo:margin-right="0in" fo:margin-top="0in" fo:margin-bottom="0in" style:contextual-spacing="false" fo:text-indent="0in" style:auto-text-indent="false" fo:background-color="#ffffd7" fo:padding="0.0598in" fo:border="0.06pt solid #f10d0c"/>
      <style:text-properties fo:font-variant="normal" fo:text-transform="none" style:use-window-font-color="true" loext:opacity="0%" style:font-name="Lato" fo:font-size="11pt" fo:letter-spacing="normal" fo:font-style="normal" fo:font-weight="normal" officeooo:paragraph-rsid="001248cc" style:font-size-asian="11pt" style:font-size-complex="11pt" loext:padding="0in" loext:border="none"/>
    </style:style>
    <style:style style:name="P6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font-style="normal" fo:font-weight="normal" officeooo:paragraph-rsid="003a6219" style:font-size-asian="11pt" style:font-size-complex="11pt" loext:padding="0in" loext:border="none"/>
    </style:style>
    <style:style style:name="P6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officeooo:paragraph-rsid="001248cc" style:font-size-asian="11pt" style:font-size-complex="11pt" loext:padding="0in" loext:border="none"/>
    </style:style>
    <style:style style:name="P63" style:family="paragraph" style:parent-style-name="Text_20_body">
      <style:paragraph-properties fo:margin-left="0in" fo:margin-right="0in" fo:margin-top="0in" fo:margin-bottom="0.1201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language="en" fo:country="US" fo:font-style="normal" fo:font-weight="normal" officeooo:paragraph-rsid="003f111b" style:font-size-asian="11pt" style:font-size-complex="11pt" loext:padding="0in" loext:border="none"/>
    </style:style>
    <style:style style:name="P64" style:family="paragraph" style:parent-style-name="Text_20_body">
      <style:paragraph-properties fo:margin-left="0in" fo:margin-right="0in" fo:margin-top="0in" fo:margin-bottom="0.1201in" style:contextual-spacing="false" fo:text-indent="0in" style:auto-text-indent="false" fo:padding="0in" fo:border="none"/>
      <style:text-properties fo:font-variant="normal" fo:text-transform="none" style:use-window-font-color="true" loext:opacity="0%" style:font-name="Lato" fo:font-size="11pt" fo:letter-spacing="normal" fo:language="en" fo:country="US" fo:font-style="normal" fo:font-weight="normal" officeooo:paragraph-rsid="00446e4e" style:font-size-asian="11pt" style:font-size-complex="11pt" loext:padding="0in" loext:border="none"/>
    </style:style>
    <style:style style:name="P6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use-window-font-color="true" loext:opacity="0%" style:font-name="Consolas" fo:font-size="11pt" fo:letter-spacing="normal" fo:language="en" fo:country="US" fo:font-style="normal" fo:font-weight="normal" officeooo:paragraph-rsid="00446e4e" style:font-size-asian="11pt" style:font-size-complex="11pt" loext:padding="0in" loext:border="none"/>
    </style:style>
    <style:style style:name="P66" style:family="paragraph" style:parent-style-name="Text_20_body">
      <style:paragraph-properties fo:margin-left="0in" fo:margin-right="0in" fo:margin-top="0in" fo:margin-bottom="0.0598in" style:contextual-spacing="false" fo:text-indent="0in" style:auto-text-indent="false" fo:padding="0in" fo:border="none"/>
      <style:text-properties fo:font-variant="normal" fo:text-transform="none" style:use-window-font-color="true" loext:opacity="0%" style:font-name="Consolas" fo:font-size="11pt" fo:letter-spacing="normal" fo:language="en" fo:country="US" fo:font-style="normal" fo:font-weight="normal" officeooo:paragraph-rsid="00446e4e" style:font-size-asian="11pt" style:font-size-complex="11pt" loext:padding="0in" loext:border="none"/>
    </style:style>
    <style:style style:name="P67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0000cc" loext:opacity="100%" style:font-name="Consolas" fo:font-size="11pt" fo:letter-spacing="normal" fo:language="en" fo:country="US" fo:font-style="normal" style:text-underline-style="none" fo:font-weight="normal" officeooo:paragraph-rsid="001248cc" style:font-size-asian="11pt" style:font-weight-asian="normal" style:font-size-complex="11pt" style:font-weight-complex="normal" loext:padding="0in" loext:border="none"/>
    </style:style>
    <style:style style:name="P68" style:family="paragraph" style:parent-style-name="Text_20_body">
      <style:paragraph-properties fo:margin-left="0in" fo:margin-right="0in" fo:margin-top="0in" fo:margin-bottom="0.0799in" style:contextual-spacing="false" fo:text-indent="0in" style:auto-text-indent="false" fo:padding="0in" fo:border="none"/>
      <style:text-properties fo:font-variant="normal" fo:text-transform="none" fo:color="#0000cc" loext:opacity="100%" style:font-name="Consolas" fo:font-size="11pt" fo:letter-spacing="normal" fo:language="en" fo:country="US" fo:font-style="normal" style:text-underline-style="none" fo:font-weight="normal" officeooo:paragraph-rsid="001248cc" style:font-size-asian="11pt" style:font-weight-asian="normal" style:font-size-complex="11pt" style:font-weight-complex="normal" loext:padding="0in" loext:border="none"/>
    </style:style>
    <style:style style:name="P69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0000cc" loext:opacity="100%" style:font-name="Consolas" fo:font-size="11pt" fo:letter-spacing="normal" fo:language="en" fo:country="US" fo:font-style="normal" style:text-underline-style="none" fo:font-weight="normal" officeooo:paragraph-rsid="0020d04b" style:font-size-asian="11pt" style:font-weight-asian="normal" style:font-size-complex="11pt" style:font-weight-complex="normal" loext:padding="0in" loext:border="none"/>
    </style:style>
    <style:style style:name="P70" style:family="paragraph" style:parent-style-name="Text_20_body">
      <style:paragraph-properties fo:margin-left="0in" fo:margin-right="0in" fo:margin-top="0in" fo:margin-bottom="0.0799in" style:contextual-spacing="false" fo:text-indent="0in" style:auto-text-indent="false" fo:padding="0in" fo:border="none"/>
      <style:text-properties fo:font-variant="normal" fo:text-transform="none" fo:color="#0000cc" loext:opacity="100%" style:font-name="Consolas" fo:font-size="11pt" fo:letter-spacing="normal" fo:language="en" fo:country="US" fo:font-style="normal" style:text-underline-style="none" fo:font-weight="normal" officeooo:paragraph-rsid="0020d04b" style:font-size-asian="11pt" style:font-weight-asian="normal" style:font-size-complex="11pt" style:font-weight-complex="normal" loext:padding="0in" loext:border="none"/>
    </style:style>
    <style:style style:name="P7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c9211e" loext:opacity="100%" style:font-name="Consolas" fo:font-size="11pt" fo:letter-spacing="normal" fo:language="en" fo:country="US" fo:font-style="normal" style:text-underline-style="none" fo:font-weight="normal" officeooo:paragraph-rsid="0020d04b" style:font-size-asian="11pt" style:font-weight-asian="normal" style:font-size-complex="11pt" style:font-weight-complex="normal" loext:padding="0in" loext:border="none"/>
    </style:style>
    <style:style style:name="P7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c9211e" loext:opacity="100%" style:font-name="Consolas" fo:font-size="11pt" fo:letter-spacing="normal" fo:language="en" fo:country="US" fo:font-style="normal" style:text-underline-style="none" fo:font-weight="normal" officeooo:paragraph-rsid="001248cc" style:font-size-asian="11pt" style:font-weight-asian="normal" style:font-size-complex="11pt" style:font-weight-complex="normal" loext:padding="0in" loext:border="none"/>
    </style:style>
    <style:style style:name="P7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793862" loext:opacity="100%" style:font-name="Fira Sans" fo:font-size="11pt" fo:letter-spacing="normal" fo:language="en" fo:country="US" fo:font-style="normal" fo:font-weight="normal" officeooo:paragraph-rsid="00446e4e" style:font-size-asian="11pt" style:font-size-complex="11pt" loext:padding="0in" loext:border="none"/>
    </style:style>
    <style:style style:name="P74" style:family="paragraph" style:parent-style-name="Text_20_body">
      <style:paragraph-properties fo:margin-left="0in" fo:margin-right="0in" fo:margin-top="0in" fo:margin-bottom="0.0201in" style:contextual-spacing="false" fo:text-indent="0in" style:auto-text-indent="false"/>
    </style:style>
    <style:style style:name="P75" style:family="paragraph" style:parent-style-name="Text_20_body" style:list-style-name="L5">
      <style:paragraph-properties fo:margin-top="0in" fo:margin-bottom="0.1201in" style:contextual-spacing="false" fo:orphans="2" fo:widows="2" fo:padding="0in" fo:border="none"/>
    </style:style>
    <style:style style:name="P7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2c0a8e"/>
    </style:style>
    <style:style style:name="P7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text-indent="0in" style:auto-text-indent="false" fo:padding="0.0598in" fo:border="0.06pt solid #f10d0c"/>
      <style:text-properties officeooo:paragraph-rsid="001248cc"/>
    </style:style>
    <style:style style:name="P7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1248cc"/>
    </style:style>
    <style:style style:name="P79" style:family="paragraph" style:parent-style-name="Text_20_body" style:list-style-name="L2">
      <style:paragraph-properties fo:margin-top="0in" fo:margin-bottom="0.1201in" style:contextual-spacing="false"/>
      <style:text-properties style:font-name="Lato1" fo:font-size="11pt" fo:language="en" fo:country="GB" officeooo:paragraph-rsid="001248cc" style:font-size-asian="11pt" style:font-size-complex="11pt" loext:padding="0in" loext:border="none"/>
    </style:style>
    <style:style style:name="P80" style:family="paragraph" style:parent-style-name="Text_20_body">
      <style:paragraph-properties fo:margin-left="0in" fo:margin-right="0in" fo:margin-top="0in" fo:margin-bottom="0.1201in" style:contextual-spacing="false" fo:text-indent="0in" style:auto-text-indent="false"/>
      <style:text-properties style:use-window-font-color="true" loext:opacity="0%" style:font-name="Lato1" fo:font-size="11pt" fo:language="en" fo:country="GB" officeooo:paragraph-rsid="001248cc" style:font-size-asian="11pt" style:font-size-complex="11pt" loext:padding="0in" loext:border="none"/>
    </style:style>
    <style:style style:name="P81" style:family="paragraph" style:parent-style-name="Text_20_body">
      <style:paragraph-properties fo:margin-left="0in" fo:margin-right="0in" fo:margin-top="0in" fo:margin-bottom="0.1201in" style:contextual-spacing="false" fo:text-indent="0in" style:auto-text-indent="false"/>
      <style:text-properties style:use-window-font-color="true" loext:opacity="0%" style:font-name="Lato1" fo:font-size="11pt" fo:language="en" fo:country="GB" officeooo:paragraph-rsid="001fc842" style:font-size-asian="11pt" style:font-size-complex="11pt" loext:padding="0in" loext:border="none"/>
    </style:style>
    <style:style style:name="P82" style:family="paragraph" style:parent-style-name="Text_20_body">
      <style:paragraph-properties fo:margin-top="0in" fo:margin-bottom="0.1201in" style:contextual-spacing="false"/>
    </style:style>
    <style:style style:name="P83" style:family="paragraph" style:parent-style-name="Text_20_body">
      <style:paragraph-properties fo:margin-left="0in" fo:margin-right="0in" fo:margin-top="0in" fo:margin-bottom="0.0402in" style:contextual-spacing="false" fo:text-indent="0in" style:auto-text-indent="false" fo:padding="0in" fo:border="none"/>
      <style:text-properties style:font-name="Consolas" fo:font-size="11pt" officeooo:paragraph-rsid="001248cc" style:font-size-asian="11pt" style:font-size-complex="11pt" loext:padding="0in" loext:border="none"/>
    </style:style>
    <style:style style:name="P8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Consolas" fo:font-size="11pt" officeooo:paragraph-rsid="001248cc" style:font-size-asian="11pt" style:font-size-complex="11pt" loext:padding="0in" loext:border="none"/>
    </style:style>
    <style:style style:name="P85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style:font-name="Consolas" fo:font-size="11pt" officeooo:paragraph-rsid="001248cc" style:font-size-asian="11pt" style:font-size-complex="11pt" loext:padding="0in" loext:border="none"/>
    </style:style>
    <style:style style:name="P8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0000cc" loext:opacity="100%" style:font-name="Consolas" fo:font-size="11pt" fo:language="en" fo:country="US" style:text-underline-style="none" fo:font-weight="normal" officeooo:paragraph-rsid="001fc842" style:font-size-asian="11pt" style:font-weight-asian="normal" style:font-size-complex="11pt" style:font-weight-complex="normal" loext:padding="0in" loext:border="none"/>
    </style:style>
    <style:style style:name="P87" style:family="paragraph" style:parent-style-name="Text_20_body" style:list-style-name="L3">
      <style:paragraph-properties fo:margin-top="0in" fo:margin-bottom="0in" style:contextual-spacing="false"/>
      <style:text-properties officeooo:paragraph-rsid="001ff344"/>
    </style:style>
    <style:style style:name="P8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8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paragraph-rsid="002c0a8e"/>
    </style:style>
    <style:style style:name="P90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officeooo:paragraph-rsid="002c0a8e"/>
    </style:style>
    <style:style style:name="P91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paragraph-rsid="003a6219"/>
    </style:style>
    <style:style style:name="P92" style:family="paragraph" style:parent-style-name="Text_20_body">
      <style:paragraph-properties fo:margin-left="0in" fo:margin-right="0in" fo:margin-top="0in" fo:margin-bottom="0.1598in" style:contextual-spacing="false" fo:text-align="start" style:justify-single-word="false" fo:orphans="2" fo:widows="2" fo:text-indent="0in" style:auto-text-indent="false"/>
      <style:text-properties officeooo:paragraph-rsid="003a6219"/>
    </style:style>
    <style:style style:name="P9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paragraph-rsid="003ace08"/>
    </style:style>
    <style:style style:name="P9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paragraph-rsid="0046981c"/>
    </style:style>
    <style:style style:name="P95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orphans="2" fo:widows="2" fo:text-indent="0in" style:auto-text-indent="false"/>
      <style:text-properties officeooo:paragraph-rsid="0046981c"/>
    </style:style>
    <style:style style:name="P96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</style:style>
    <style:style style:name="P97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  <style:text-properties officeooo:paragraph-rsid="00237d05"/>
    </style:style>
    <style:style style:name="P98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  <style:text-properties officeooo:paragraph-rsid="002820e6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  <style:text-properties officeooo:paragraph-rsid="003113fa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  <style:text-properties officeooo:paragraph-rsid="0032e3b5"/>
    </style:style>
    <style:style style:name="P101" style:family="paragraph" style:parent-style-name="Text_20_body">
      <style:paragraph-properties fo:margin-left="0in" fo:margin-right="0in" fo:margin-top="0in" fo:margin-bottom="0.2799in" style:contextual-spacing="false" fo:line-height="150%" fo:text-align="start" style:justify-single-word="false" fo:orphans="2" fo:widows="2" fo:text-indent="0in" style:auto-text-indent="false"/>
      <style:text-properties officeooo:paragraph-rsid="0034c6da"/>
    </style:style>
    <style:style style:name="P102" style:family="paragraph" style:parent-style-name="Text_20_body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in" style:auto-text-indent="false"/>
      <style:text-properties officeooo:paragraph-rsid="0042919d"/>
    </style:style>
    <style:style style:name="P103" style:family="paragraph" style:parent-style-name="Text_20_body">
      <style:paragraph-properties fo:margin-left="0in" fo:margin-right="0in" fo:margin-top="0in" fo:margin-bottom="0.1201in" style:contextual-spacing="false" fo:text-indent="0in" style:auto-text-indent="false" fo:padding="0in" fo:border="none"/>
      <style:text-properties fo:color="#1e6a39" loext:opacity="100%" style:font-name="Lato" fo:font-size="11pt" officeooo:paragraph-rsid="00261336" style:font-size-asian="11pt" style:font-size-complex="11pt" loext:padding="0in" loext:border="none"/>
    </style:style>
    <style:style style:name="P104" style:family="paragraph" style:parent-style-name="Text_20_body">
      <style:paragraph-properties fo:margin-left="0in" fo:margin-right="0in" fo:margin-top="0in" fo:margin-bottom="0.1402in" style:contextual-spacing="false" fo:text-indent="0in" style:auto-text-indent="false" fo:padding="0in" fo:border="none"/>
      <style:text-properties officeooo:paragraph-rsid="002820e6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200%" fo:text-align="start" style:justify-single-word="false" fo:orphans="2" fo:widows="2" fo:text-indent="0in" style:auto-text-indent="false"/>
      <style:text-properties officeooo:paragraph-rsid="002820e6"/>
    </style:style>
    <style:style style:name="P106" style:family="paragraph" style:parent-style-name="Text_20_body">
      <style:paragraph-properties fo:margin-left="0in" fo:margin-right="0in" fo:margin-top="0in" fo:margin-bottom="0in" style:contextual-spacing="false" fo:line-height="200%" fo:text-align="start" style:justify-single-word="false" fo:orphans="2" fo:widows="2" fo:text-indent="0in" style:auto-text-indent="false"/>
    </style:style>
    <style:style style:name="P107" style:family="paragraph" style:parent-style-name="Text_20_body">
      <style:paragraph-properties fo:margin-left="0in" fo:margin-right="0in" fo:margin-top="0.0402in" fo:margin-bottom="0.0598in" style:contextual-spacing="false" fo:line-height="200%" fo:text-align="start" style:justify-single-word="false" fo:orphans="2" fo:widows="2" fo:text-indent="0in" style:auto-text-indent="false"/>
      <style:text-properties officeooo:paragraph-rsid="0034c6da"/>
    </style:style>
    <style:style style:name="P108" style:family="paragraph" style:parent-style-name="Text_20_body">
      <style:paragraph-properties fo:margin-left="0in" fo:margin-right="0in" fo:margin-top="0in" fo:margin-bottom="0.2799in" style:contextual-spacing="false" fo:line-height="200%" fo:text-align="start" style:justify-single-word="false" fo:orphans="2" fo:widows="2" fo:text-indent="0in" style:auto-text-indent="false"/>
      <style:text-properties officeooo:paragraph-rsid="0034c6da"/>
    </style:style>
    <style:style style:name="P109" style:family="paragraph" style:parent-style-name="Text_20_body">
      <style:paragraph-properties fo:margin-left="0in" fo:margin-right="0in" fo:margin-top="0in" fo:margin-bottom="0.5201in" style:contextual-spacing="false" fo:line-height="200%" fo:text-align="start" style:justify-single-word="false" fo:orphans="2" fo:widows="2" fo:text-indent="0in" style:auto-text-indent="false"/>
      <style:text-properties officeooo:paragraph-rsid="0034c6da"/>
    </style:style>
    <style:style style:name="T1" style:family="text">
      <style:text-properties fo:language="en" fo:country="GB" style:text-underline-style="solid" style:text-underline-width="auto" style:text-underline-color="font-color" fo:font-weight="normal"/>
    </style:style>
    <style:style style:name="T2" style:family="text">
      <style:text-properties fo:language="en" fo:country="GB" style:text-underline-style="solid" style:text-underline-width="auto" style:text-underline-color="font-color" fo:font-weight="normal" officeooo:rsid="003a00c1"/>
    </style:style>
    <style:style style:name="T3" style:family="text">
      <style:text-properties fo:language="en" fo:country="GB" style:text-underline-style="solid" style:text-underline-width="auto" style:text-underline-color="font-color" fo:font-weight="normal" officeooo:rsid="00446e4e"/>
    </style:style>
    <style:style style:name="T4" style:family="text">
      <style:text-properties fo:language="en" fo:country="GB" style:text-underline-style="solid" style:text-underline-width="auto" style:text-underline-color="font-color" fo:font-weight="normal" fo:background-color="#ffffff" loext:char-shading-value="0"/>
    </style:style>
    <style:style style:name="T5" style:family="text">
      <style:text-properties fo:language="en" fo:country="GB" style:text-underline-style="solid" style:text-underline-width="auto" style:text-underline-color="font-color" fo:font-weight="normal" officeooo:rsid="00446e4e" fo:background-color="#ffffff" loext:char-shading-value="0"/>
    </style:style>
    <style:style style:name="T6" style:family="text">
      <style:text-properties style:use-window-font-color="true" loext:opacity="0%" style:font-name="Lato" fo:letter-spacing="normal"/>
    </style:style>
    <style:style style:name="T7" style:family="text">
      <style:text-properties style:use-window-font-color="true" loext:opacity="0%" style:font-name="Lato1" fo:font-size="16pt" fo:language="en" fo:country="GB" style:text-underline-style="solid" style:text-underline-width="auto" style:text-underline-color="font-color" fo:font-weight="bold" style:font-name-asian="Noto Serif CJK SC" style:font-size-asian="16pt" style:font-weight-asian="bold" style:font-name-complex="Lohit Devanagari" style:font-size-complex="16pt" style:font-weight-complex="bold"/>
    </style:style>
    <style:style style:name="T8" style:family="text">
      <style:text-properties style:use-window-font-color="true" loext:opacity="0%" style:font-name="Lato1" fo:font-size="16pt" fo:language="en" fo:country="GB" style:text-underline-style="solid" style:text-underline-width="auto" style:text-underline-color="font-color" fo:font-weight="bold" officeooo:rsid="00446e4e" style:font-name-asian="Noto Serif CJK SC" style:font-size-asian="16pt" style:font-weight-asian="bold" style:font-name-complex="Lohit Devanagari" style:font-size-complex="16pt" style:font-weight-complex="bold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color="#0000cc" loext:opacity="100%" fo:letter-spacing="normal" fo:language="en" fo:country="US" fo:font-style="normal" style:text-underline-style="none" fo:font-weight="normal" style:font-weight-asian="normal" style:font-weight-complex="normal"/>
    </style:style>
    <style:style style:name="T12" style:family="text">
      <style:text-properties fo:font-variant="normal" fo:text-transform="none" fo:color="#0000cc" loext:opacity="100%" style:font-name="Consolas" fo:font-size="11pt" fo:letter-spacing="normal" fo:language="en" fo:country="GB" fo:font-style="normal" fo:font-weight="normal" style:font-size-asian="11pt" style:font-size-complex="11pt" loext:padding="0in" loext:border="none"/>
    </style:style>
    <style:style style:name="T13" style:family="text">
      <style:text-properties fo:font-variant="normal" fo:text-transform="none" fo:color="#0000cc" loext:opacity="100%" style:font-name="Consolas" fo:letter-spacing="normal" fo:language="en" fo:country="GB" fo:font-style="normal" fo:font-weight="normal"/>
    </style:style>
    <style:style style:name="T14" style:family="text">
      <style:text-properties fo:font-variant="normal" fo:text-transform="none" fo:color="#0000cc" loext:opacity="100%" style:font-name="Consolas" fo:letter-spacing="normal" fo:font-style="normal" fo:font-weight="normal"/>
    </style:style>
    <style:style style:name="T15" style:family="text">
      <style:text-properties fo:font-variant="normal" fo:text-transform="none" fo:color="#0000cc" loext:opacity="100%" style:font-name="Lato1" fo:letter-spacing="normal" fo:language="en" fo:country="US" fo:font-style="normal" style:text-underline-style="none" fo:font-weight="normal" style:font-weight-asian="normal" style:font-weight-complex="normal"/>
    </style:style>
    <style:style style:name="T16" style:family="text">
      <style:text-properties fo:font-variant="normal" fo:text-transform="none" fo:color="#333333" loext:opacity="100%" style:font-name="Fira Sans" fo:font-size="12pt" fo:letter-spacing="normal" fo:font-style="normal" fo:font-weight="normal"/>
    </style:style>
    <style:style style:name="T17" style:family="text">
      <style:text-properties fo:font-variant="normal" fo:text-transform="none" fo:color="#333333" loext:opacity="100%" style:font-name="Consolas" fo:font-size="11pt" fo:letter-spacing="normal" fo:font-style="normal" fo:font-weight="normal" style:font-size-asian="11pt" style:font-size-complex="11pt" loext:padding="0in" loext:border="none"/>
    </style:style>
    <style:style style:name="T18" style:family="text">
      <style:text-properties fo:font-variant="normal" fo:text-transform="none" fo:color="#333333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19" style:family="text">
      <style:text-properties fo:font-variant="normal" fo:text-transform="none" fo:color="#333333" loext:opacity="100%" style:font-name="Consolas" fo:font-size="11pt" fo:letter-spacing="-0.0028in" fo:font-style="normal" fo:font-weight="normal" fo:background-color="#ffffff" loext:char-shading-value="0" style:font-size-asian="11pt" style:font-size-complex="11pt" loext:padding="0in" loext:border="none"/>
    </style:style>
    <style:style style:name="T20" style:family="text">
      <style:text-properties fo:font-variant="normal" fo:text-transform="none" fo:color="#333333" loext:opacity="100%" style:font-name="Consolas" fo:letter-spacing="normal" fo:font-style="normal" fo:font-weight="normal" fo:background-color="#ffffff" loext:char-shading-value="0"/>
    </style:style>
    <style:style style:name="T21" style:family="text">
      <style:text-properties fo:font-variant="normal" fo:text-transform="none" fo:color="#333333" loext:opacity="100%" style:font-name="Consolas" fo:font-size="10.5pt" fo:letter-spacing="normal" fo:font-style="normal" fo:font-weight="normal" fo:background-color="#ffffff" loext:char-shading-value="0" style:font-size-asian="10.5pt" style:font-size-complex="10.5pt" loext:padding="0in" loext:border="none"/>
    </style:style>
    <style:style style:name="T22" style:family="text">
      <style:text-properties fo:font-variant="normal" fo:text-transform="none" fo:color="#333333" loext:opacity="100%" style:font-name="Consolas" fo:font-size="10.5pt" fo:letter-spacing="normal" fo:language="en" fo:country="US" fo:font-style="normal" fo:font-weight="normal" fo:background-color="#ffffff" loext:char-shading-value="0" style:font-size-asian="10.5pt" style:font-size-complex="10.5pt" loext:padding="0in" loext:border="none"/>
    </style:style>
    <style:style style:name="T23" style:family="text">
      <style:text-properties fo:font-variant="normal" fo:text-transform="none" fo:color="#333333" loext:opacity="100%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24" style:family="text">
      <style:text-properties fo:font-variant="normal" fo:text-transform="none" style:use-window-font-color="true" loext:opacity="0%" style:font-name="Lato" fo:letter-spacing="normal" fo:font-style="normal" fo:font-weight="normal" style:font-size-asian="11pt" style:font-size-complex="11pt" loext:padding="0in" loext:border="none"/>
    </style:style>
    <style:style style:name="T25" style:family="text">
      <style:text-properties fo:font-variant="normal" fo:text-transform="none" style:use-window-font-color="true" loext:opacity="0%" style:font-name="Lato" fo:letter-spacing="normal" fo:language="en" fo:country="GB" fo:font-style="normal" fo:font-weight="normal"/>
    </style:style>
    <style:style style:name="T2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fo:font-weight="normal" style:font-size-asian="11pt" style:font-size-complex="11pt" loext:padding="0in" loext:border="none"/>
    </style:style>
    <style:style style:name="T27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fo:font-weight="normal" officeooo:rsid="002462e0" style:font-size-asian="11pt" style:font-size-complex="11pt" loext:padding="0in" loext:border="none"/>
    </style:style>
    <style:style style:name="T28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fo:font-weight="normal" fo:background-color="#ffffff" loext:char-shading-value="0" style:font-size-asian="11pt" style:font-size-complex="11pt" loext:padding="0in" loext:border="none"/>
    </style:style>
    <style:style style:name="T29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style:font-size-asian="11pt" style:font-size-complex="11pt" loext:padding="0in" loext:border="none"/>
    </style:style>
    <style:style style:name="T30" style:family="text">
      <style:text-properties fo:font-variant="normal" fo:text-transform="none" style:use-window-font-color="true" loext:opacity="0%" style:font-name="Lato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31" style:family="text">
      <style:text-properties fo:font-variant="normal" fo:text-transform="none" style:use-window-font-color="true" loext:opacity="0%" style:font-name="Lato" fo:font-size="11pt" fo:letter-spacing="normal" fo:language="en" fo:country="US" fo:font-style="normal" fo:font-weight="normal" style:font-size-asian="11pt" style:font-size-complex="11pt" loext:padding="0in" loext:border="none"/>
    </style:style>
    <style:style style:name="T32" style:family="text">
      <style:text-properties fo:font-variant="normal" fo:text-transform="none" style:use-window-font-color="true" loext:opacity="0%" style:font-name="Lato" fo:font-size="11pt" fo:letter-spacing="normal" fo:language="en" fo:country="US" fo:font-style="normal" style:font-size-asian="11pt" style:font-size-complex="11pt" loext:padding="0in" loext:border="none"/>
    </style:style>
    <style:style style:name="T33" style:family="text">
      <style:text-properties fo:font-variant="normal" fo:text-transform="none" style:use-window-font-color="true" loext:opacity="0%" fo:letter-spacing="normal"/>
    </style:style>
    <style:style style:name="T34" style:family="text">
      <style:text-properties fo:font-variant="normal" fo:text-transform="none" style:use-window-font-color="true" loext:opacity="0%" fo:letter-spacing="normal" fo:font-style="normal" fo:font-weight="normal"/>
    </style:style>
    <style:style style:name="T35" style:family="text">
      <style:text-properties fo:font-variant="normal" fo:text-transform="none" style:use-window-font-color="true" loext:opacity="0%" fo:letter-spacing="normal" fo:font-style="normal" fo:font-weight="normal" style:font-size-asian="11pt" style:font-size-complex="11pt" loext:padding="0in" loext:border="none"/>
    </style:style>
    <style:style style:name="T36" style:family="text">
      <style:text-properties fo:font-variant="normal" fo:text-transform="none" style:use-window-font-color="true" loext:opacity="0%" fo:letter-spacing="normal" fo:font-style="normal" fo:font-weight="bold" style:font-weight-asian="bold" style:font-weight-complex="bold"/>
    </style:style>
    <style:style style:name="T37" style:family="text">
      <style:text-properties fo:font-variant="normal" fo:text-transform="none" style:use-window-font-color="true" loext:opacity="0%" fo:letter-spacing="normal" fo:language="en" fo:country="GB" fo:font-style="normal" fo:font-weight="normal"/>
    </style:style>
    <style:style style:name="T38" style:family="text">
      <style:text-properties fo:font-variant="normal" fo:text-transform="none" style:use-window-font-color="true" loext:opacity="0%" fo:letter-spacing="normal" fo:language="en" fo:country="GB" fo:font-style="normal" fo:font-weight="bold" style:font-weight-asian="bold" style:font-weight-complex="bold"/>
    </style:style>
    <style:style style:name="T39" style:family="text">
      <style:text-properties fo:font-variant="normal" fo:text-transform="none" style:use-window-font-color="true" loext:opacity="0%" fo:letter-spacing="normal" fo:language="en" fo:country="GB" fo:font-style="normal" style:text-underline-style="solid" style:text-underline-width="auto" style:text-underline-color="font-color" fo:font-weight="normal"/>
    </style:style>
    <style:style style:name="T40" style:family="text">
      <style:text-properties fo:font-variant="normal" fo:text-transform="none" style:use-window-font-color="true" loext:opacity="0%" fo:letter-spacing="normal" fo:language="en" fo:country="GB" fo:font-style="normal" style:text-underline-style="solid" style:text-underline-width="auto" style:text-underline-color="font-color" fo:font-weight="normal" officeooo:rsid="002a3d31"/>
    </style:style>
    <style:style style:name="T41" style:family="text">
      <style:text-properties fo:font-variant="normal" fo:text-transform="none" style:use-window-font-color="true" loext:opacity="0%" fo:letter-spacing="normal" fo:language="en" fo:country="GB" fo:font-style="normal" style:text-underline-style="solid" style:text-underline-width="auto" style:text-underline-color="font-color" fo:font-weight="normal" officeooo:rsid="003a00c1"/>
    </style:style>
    <style:style style:name="T42" style:family="text">
      <style:text-properties fo:font-variant="normal" fo:text-transform="none" style:use-window-font-color="true" loext:opacity="0%" fo:letter-spacing="normal" fo:language="en" fo:country="GB" fo:font-style="normal" style:text-underline-style="solid" style:text-underline-width="auto" style:text-underline-color="font-color" fo:font-weight="bold" style:font-name-asian="Noto Serif CJK SC" style:font-weight-asian="bold" style:font-name-complex="Lohit Devanagari" style:font-weight-complex="bold"/>
    </style:style>
    <style:style style:name="T43" style:family="text">
      <style:text-properties fo:font-variant="normal" fo:text-transform="none" style:use-window-font-color="true" loext:opacity="0%" fo:letter-spacing="normal" fo:language="en" fo:country="GB" fo:font-style="normal" style:text-underline-style="solid" style:text-underline-width="auto" style:text-underline-color="font-color" fo:font-weight="bold" officeooo:rsid="0036aa94" style:font-name-asian="Noto Serif CJK SC" style:font-weight-asian="bold" style:font-name-complex="Lohit Devanagari" style:font-weight-complex="bold"/>
    </style:style>
    <style:style style:name="T44" style:family="text">
      <style:text-properties fo:font-variant="normal" fo:text-transform="none" style:use-window-font-color="true" loext:opacity="0%" style:font-name="Lato1" fo:letter-spacing="normal" fo:font-style="normal" fo:font-weight="normal"/>
    </style:style>
    <style:style style:name="T45" style:family="text">
      <style:text-properties fo:font-variant="normal" fo:text-transform="none" style:use-window-font-color="true" loext:opacity="0%" style:font-name="Lato1" fo:letter-spacing="normal" fo:font-style="normal" fo:font-weight="normal" officeooo:rsid="001fc842"/>
    </style:style>
    <style:style style:name="T46" style:family="text">
      <style:text-properties fo:font-variant="normal" fo:text-transform="none" style:use-window-font-color="true" loext:opacity="0%" style:font-name="Lato1" fo:letter-spacing="normal" fo:font-style="normal" fo:font-weight="bold"/>
    </style:style>
    <style:style style:name="T47" style:family="text">
      <style:text-properties fo:font-variant="normal" fo:text-transform="none" style:use-window-font-color="true" loext:opacity="0%" style:font-name="Lato1" fo:letter-spacing="normal" fo:font-style="normal" fo:font-weight="bold" style:font-weight-asian="bold" style:font-weight-complex="bold"/>
    </style:style>
    <style:style style:name="T48" style:family="text">
      <style:text-properties fo:font-variant="normal" fo:text-transform="none" style:use-window-font-color="true" loext:opacity="0%" style:font-name="Lato1" fo:letter-spacing="normal" fo:language="en" fo:country="GB" fo:font-style="normal" style:text-underline-style="solid" style:text-underline-width="auto" style:text-underline-color="font-color" fo:font-weight="normal"/>
    </style:style>
    <style:style style:name="T49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fo:font-weight="normal" style:font-size-asian="11pt" style:font-size-complex="11pt" loext:padding="0in" loext:border="none"/>
    </style:style>
    <style:style style:name="T50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text-underline-style="solid" style:text-underline-width="auto" style:text-underline-color="font-color" fo:font-weight="normal" style:font-size-asian="11pt" style:font-size-complex="11pt" loext:padding="0in" loext:border="none"/>
    </style:style>
    <style:style style:name="T51" style:family="text">
      <style:text-properties fo:font-variant="normal" fo:text-transform="none" style:use-window-font-color="true" loext:opacity="0%" style:font-name="Lato1" fo:font-size="11pt" fo:letter-spacing="normal" fo:language="en" fo:country="GB" fo:font-style="normal" style:font-size-asian="11pt" style:font-size-complex="11pt" loext:padding="0in" loext:border="none"/>
    </style:style>
    <style:style style:name="T52" style:family="text">
      <style:text-properties fo:font-variant="normal" fo:text-transform="none" style:use-window-font-color="true" loext:opacity="0%" style:font-name="Lato1" fo:font-size="11pt" fo:letter-spacing="normal" fo:font-style="normal" fo:font-weight="normal" style:font-size-asian="11pt" style:font-size-complex="11pt"/>
    </style:style>
    <style:style style:name="T53" style:family="text">
      <style:text-properties fo:font-variant="normal" fo:text-transform="none" style:use-window-font-color="true" loext:opacity="0%" style:font-name="Lato1" fo:font-size="11pt" fo:letter-spacing="normal" fo:font-style="normal" fo:font-weight="bold" style:font-size-asian="11pt" style:font-size-complex="11pt"/>
    </style:style>
    <style:style style:name="T54" style:family="text">
      <style:text-properties fo:font-variant="normal" fo:text-transform="none" style:use-window-font-color="true" loext:opacity="0%" style:font-name="Lato1" fo:font-size="16pt" fo:letter-spacing="normal" fo:language="en" fo:country="GB" fo:font-style="normal" style:text-underline-style="solid" style:text-underline-width="auto" style:text-underline-color="font-color" fo:font-weight="bold" style:font-name-asian="Noto Serif CJK SC" style:font-size-asian="16pt" style:font-weight-asian="bold" style:font-name-complex="Lohit Devanagari" style:font-size-complex="16pt" style:font-weight-complex="bold"/>
    </style:style>
    <style:style style:name="T55" style:family="text">
      <style:text-properties fo:font-variant="normal" fo:text-transform="none" style:use-window-font-color="true" loext:opacity="0%" style:font-name="Lato1" fo:font-size="16pt" fo:letter-spacing="normal" fo:language="en" fo:country="GB" fo:font-style="normal" style:text-underline-style="solid" style:text-underline-width="auto" style:text-underline-color="font-color" fo:font-weight="bold" style:font-name-asian="Noto Serif CJK SC" style:font-size-asian="16pt" style:font-weight-asian="bold" style:font-name-complex="Lohit Devanagari" style:font-size-complex="16pt" style:font-weight-complex="bold" loext:padding="0in" loext:border="none"/>
    </style:style>
    <style:style style:name="T56" style:family="text">
      <style:text-properties fo:font-variant="normal" fo:text-transform="none" style:use-window-font-color="true" loext:opacity="0%" fo:font-size="11pt" fo:letter-spacing="normal" fo:font-style="normal" fo:font-weight="normal" officeooo:rsid="002a3d31" fo:background-color="#ffffff" loext:char-shading-value="0" style:font-size-asian="11pt" style:font-size-complex="11pt" loext:padding="0in" loext:border="none"/>
    </style:style>
    <style:style style:name="T57" style:family="text">
      <style:text-properties fo:font-variant="normal" fo:text-transform="none" fo:color="#c9211e" loext:opacity="100%" fo:letter-spacing="normal" fo:font-style="normal" fo:font-weight="normal"/>
    </style:style>
    <style:style style:name="T58" style:family="text">
      <style:text-properties fo:font-variant="normal" fo:text-transform="none" fo:color="#1e6a39" loext:opacity="100%" fo:letter-spacing="normal" fo:font-style="normal"/>
    </style:style>
    <style:style style:name="T59" style:family="text">
      <style:text-properties fo:font-variant="normal" fo:text-transform="none" fo:color="#1e6a39" loext:opacity="100%" fo:letter-spacing="normal" fo:language="en" fo:country="US" fo:font-style="normal" style:text-underline-style="none" fo:font-weight="normal" style:font-weight-asian="normal" style:font-weight-complex="normal"/>
    </style:style>
    <style:style style:name="T60" style:family="text">
      <style:text-properties fo:font-variant="normal" fo:text-transform="none" fo:color="#0000bb" loext:opacity="100%" style:font-name="Fira Sans" fo:font-size="12pt" fo:letter-spacing="normal" fo:font-style="normal" fo:font-weight="normal" fo:background-color="#ffffff" loext:char-shading-value="0" loext:padding="0in" loext:border="none"/>
    </style:style>
    <style:style style:name="T61" style:family="text">
      <style:text-properties fo:font-variant="normal" fo:text-transform="none" fo:color="#0000bb" loext:opacity="100%" style:font-name="Consolas" fo:letter-spacing="normal" fo:font-style="normal" fo:font-weight="normal" fo:background-color="#ffffff" loext:char-shading-value="0"/>
    </style:style>
    <style:style style:name="T62" style:family="text">
      <style:text-properties fo:font-variant="normal" fo:text-transform="none" fo:color="#0000bb" loext:opacity="100%" style:font-name="Consolas" fo:letter-spacing="normal" fo:font-style="normal" fo:font-weight="normal" fo:background-color="#ffffff" loext:char-shading-value="0" loext:padding="0in" loext:border="none"/>
    </style:style>
    <style:style style:name="T63" style:family="text">
      <style:text-properties fo:font-variant="normal" fo:text-transform="none" fo:color="#0000bb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64" style:family="text">
      <style:text-properties fo:font-variant="normal" fo:text-transform="none" fo:color="#0000bb" loext:opacity="100%" style:font-name="Consolas" fo:font-size="11pt" fo:letter-spacing="normal" fo:font-style="normal" fo:background-color="#ffffff" loext:char-shading-value="0" loext:padding="0in" loext:border="none"/>
    </style:style>
    <style:style style:name="T65" style:family="text">
      <style:text-properties fo:font-variant="normal" fo:text-transform="none" fo:color="#0000bb" loext:opacity="100%" style:font-name="Consolas" fo:font-size="11pt" fo:letter-spacing="normal" fo:font-style="normal" fo:background-color="#ffffff" loext:char-shading-value="0" style:font-size-asian="11pt" style:font-size-complex="11pt" loext:padding="0in" loext:border="none"/>
    </style:style>
    <style:style style:name="T66" style:family="text">
      <style:text-properties fo:font-variant="normal" fo:text-transform="none" fo:color="#0000bb" loext:opacity="100%" style:font-name="Consolas" fo:font-size="11pt" fo:letter-spacing="normal" fo:font-style="normal" officeooo:rsid="00446e4e" fo:background-color="#ffffff" loext:char-shading-value="0" style:font-size-asian="11pt" style:font-size-complex="11pt" loext:padding="0in" loext:border="none"/>
    </style:style>
    <style:style style:name="T67" style:family="text">
      <style:text-properties fo:font-variant="normal" fo:text-transform="none" fo:color="#0000bb" loext:opacity="100%" style:font-name="Consolas" fo:font-size="10.5pt" fo:letter-spacing="normal" fo:font-style="normal" fo:font-weight="normal" fo:background-color="#ffffff" loext:char-shading-value="0" style:font-size-asian="10.5pt" style:font-size-complex="10.5pt" loext:padding="0in" loext:border="none"/>
    </style:style>
    <style:style style:name="T68" style:family="text">
      <style:text-properties fo:font-variant="normal" fo:text-transform="none" fo:color="#007700" loext:opacity="100%" style:font-name="Consolas" fo:letter-spacing="normal" fo:font-style="normal" fo:font-weight="normal" fo:background-color="#ffffff" loext:char-shading-value="0"/>
    </style:style>
    <style:style style:name="T69" style:family="text">
      <style:text-properties fo:font-variant="normal" fo:text-transform="none" fo:color="#007700" loext:opacity="100%" style:font-name="Consolas" fo:letter-spacing="normal" fo:font-style="normal" fo:font-weight="normal" fo:background-color="#ffffff" loext:char-shading-value="0" loext:padding="0in" loext:border="none"/>
    </style:style>
    <style:style style:name="T70" style:family="text">
      <style:text-properties fo:font-variant="normal" fo:text-transform="none" fo:color="#007700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71" style:family="text">
      <style:text-properties fo:font-variant="normal" fo:text-transform="none" fo:color="#007700" loext:opacity="100%" style:font-name="Consolas" fo:font-size="10.5pt" fo:letter-spacing="normal" fo:font-style="normal" fo:font-weight="normal" fo:background-color="#ffffff" loext:char-shading-value="0" style:font-size-asian="10.5pt" style:font-size-complex="10.5pt" loext:padding="0in" loext:border="none"/>
    </style:style>
    <style:style style:name="T72" style:family="text">
      <style:text-properties fo:font-variant="normal" fo:text-transform="none" fo:color="#ff8000" loext:opacity="100%" style:font-name="Consolas" fo:letter-spacing="normal" fo:font-style="normal" fo:font-weight="normal" fo:background-color="#ffffff" loext:char-shading-value="0"/>
    </style:style>
    <style:style style:name="T73" style:family="text">
      <style:text-properties fo:font-variant="normal" fo:text-transform="none" fo:color="#ff8000" loext:opacity="100%" style:font-name="Consolas" fo:letter-spacing="normal" fo:font-style="normal" fo:font-weight="normal" fo:background-color="#ffffff" loext:char-shading-value="0" loext:padding="0in" loext:border="none"/>
    </style:style>
    <style:style style:name="T74" style:family="text">
      <style:text-properties fo:font-variant="normal" fo:text-transform="none" fo:color="#ff8000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75" style:family="text">
      <style:text-properties fo:font-variant="normal" fo:text-transform="none" fo:color="#ff8000" loext:opacity="100%" style:font-name="Consolas" fo:font-size="11pt" fo:letter-spacing="-0.0043in" fo:font-style="normal" fo:font-weight="normal" fo:background-color="#ffffff" loext:char-shading-value="0" style:font-size-asian="11pt" style:font-size-complex="11pt" loext:padding="0in" loext:border="none"/>
    </style:style>
    <style:style style:name="T76" style:family="text">
      <style:text-properties fo:font-variant="normal" fo:text-transform="none" fo:color="#ff8000" loext:opacity="100%" style:font-name="Consolas" fo:font-size="10.5pt" fo:letter-spacing="normal" fo:font-style="normal" fo:font-weight="normal" fo:background-color="#ffffff" loext:char-shading-value="0" style:font-size-asian="10.5pt" style:font-size-complex="10.5pt" loext:padding="0in" loext:border="none"/>
    </style:style>
    <style:style style:name="T77" style:family="text">
      <style:text-properties fo:font-variant="normal" fo:text-transform="none" fo:color="#ff8000" loext:opacity="100%" style:font-name="Consolas" fo:font-size="10.5pt" fo:letter-spacing="-0.0016in" fo:font-style="normal" fo:font-weight="normal" fo:background-color="#ffffff" loext:char-shading-value="0" style:font-size-asian="10.5pt" style:font-size-complex="10.5pt" loext:padding="0in" loext:border="none"/>
    </style:style>
    <style:style style:name="T78" style:family="text">
      <style:text-properties fo:font-variant="normal" fo:text-transform="none" fo:color="#ff8000" loext:opacity="100%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79" style:family="text">
      <style:text-properties fo:font-variant="normal" fo:text-transform="none" fo:color="#ff8000" loext:opacity="100%" fo:font-size="10.5pt" fo:letter-spacing="normal" fo:font-style="normal" fo:font-weight="normal" fo:background-color="#ffffff" loext:char-shading-value="0" style:font-size-asian="10.5pt" style:font-size-complex="10.5pt" loext:padding="0in" loext:border="none"/>
    </style:style>
    <style:style style:name="T80" style:family="text">
      <style:text-properties fo:font-variant="normal" fo:text-transform="none" fo:color="#ff8000" loext:opacity="100%" fo:font-size="10.5pt" fo:letter-spacing="-0.0016in" fo:font-style="normal" fo:font-weight="normal" fo:background-color="#ffffff" loext:char-shading-value="0" style:font-size-asian="10.5pt" style:font-size-complex="10.5pt" loext:padding="0in" loext:border="none"/>
    </style:style>
    <style:style style:name="T81" style:family="text">
      <style:text-properties fo:font-variant="normal" fo:text-transform="none" fo:color="#dd0000" loext:opacity="100%" style:font-name="Consolas" fo:letter-spacing="normal" fo:font-style="normal" fo:font-weight="normal" fo:background-color="#ffffff" loext:char-shading-value="0"/>
    </style:style>
    <style:style style:name="T82" style:family="text">
      <style:text-properties fo:font-variant="normal" fo:text-transform="none" fo:color="#dd0000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83" style:family="text">
      <style:text-properties fo:font-variant="normal" fo:text-transform="none" fo:color="#f10d0c" loext:opacity="100%" style:font-name="Lato" fo:font-size="11pt" fo:letter-spacing="normal" fo:language="en" fo:country="GB" fo:font-style="normal" fo:font-weight="normal" fo:background-color="#ffffff" loext:char-shading-value="0" style:font-size-asian="11pt" style:font-size-complex="11pt" loext:padding="0in" loext:border="none"/>
    </style:style>
    <style:style style:name="T84" style:family="text">
      <style:text-properties fo:font-variant="normal" fo:text-transform="none" fo:color="#f10d0c" loext:opacity="100%" style:font-name="Lato" fo:letter-spacing="normal" fo:font-style="normal" fo:font-weight="normal"/>
    </style:style>
    <style:style style:name="T85" style:family="text">
      <style:text-properties fo:font-variant="normal" fo:text-transform="none" fo:color="#f10d0c" loext:opacity="100%" style:font-name="Consolas" fo:letter-spacing="normal" fo:font-style="normal" fo:font-weight="normal" fo:background-color="#ffffff" loext:char-shading-value="0"/>
    </style:style>
    <style:style style:name="T86" style:family="text">
      <style:text-properties fo:font-variant="normal" fo:text-transform="none" fo:color="#f10d0c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87" style:family="text">
      <style:text-properties fo:font-variant="normal" fo:text-transform="none" fo:color="#f10d0c" loext:opacity="100%" fo:letter-spacing="normal" fo:language="en" fo:country="GB" fo:font-style="normal" style:text-underline-style="solid" style:text-underline-width="auto" style:text-underline-color="font-color" fo:font-weight="normal" fo:background-color="#ffffd7" loext:char-shading-value="0"/>
    </style:style>
    <style:style style:name="T88" style:family="text">
      <style:text-properties fo:font-variant="normal" fo:text-transform="none" fo:color="#f10d0c" loext:opacity="100%" fo:letter-spacing="normal" fo:font-style="normal" fo:font-weight="normal"/>
    </style:style>
    <style:style style:name="T89" style:family="text">
      <style:text-properties fo:font-variant="normal" fo:text-transform="none" fo:color="#780373" loext:opacity="100%" style:font-name="Consolas" fo:font-size="11pt" fo:letter-spacing="normal" fo:font-style="normal" style:text-underline-style="none" fo:font-weight="normal" fo:background-color="#ffffff" loext:char-shading-value="0" style:font-size-asian="11pt" style:font-size-complex="11pt" loext:padding="0in" loext:border="none"/>
    </style:style>
    <style:style style:name="T90" style:family="text">
      <style:text-properties fo:font-variant="normal" fo:text-transform="none" fo:color="#666666" loext:opacity="100%" style:font-name="Consolas" fo:font-size="10.5pt" fo:letter-spacing="normal" fo:font-style="normal" fo:font-weight="normal" fo:background-color="#ffffff" loext:char-shading-value="0" style:font-size-asian="10.5pt" style:font-size-complex="10.5pt" loext:padding="0in" loext:border="none"/>
    </style:style>
    <style:style style:name="T91" style:family="text">
      <style:text-properties fo:font-variant="normal" fo:text-transform="none" fo:color="#666666" loext:opacity="100%" style:font-name="Consolas" fo:font-size="10.5pt" fo:letter-spacing="-0.0016in" fo:font-style="normal" fo:font-weight="normal" fo:background-color="#ffffff" loext:char-shading-value="0" style:font-size-asian="10.5pt" style:font-size-complex="10.5pt" loext:padding="0in" loext:border="none"/>
    </style:style>
    <style:style style:name="T92" style:family="text">
      <style:text-properties fo:font-variant="normal" fo:text-transform="none" fo:color="#a7074b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93" style:family="text">
      <style:text-properties fo:font-variant="normal" fo:text-transform="none" fo:color="#a7074b" loext:opacity="100%" style:font-name="Consolas" fo:letter-spacing="normal" fo:font-style="normal" fo:font-weight="normal" fo:background-color="#ffffff" loext:char-shading-value="0"/>
    </style:style>
    <style:style style:name="T94" style:family="text">
      <style:text-properties fo:font-variant="normal" fo:text-transform="none" fo:color="#a7074b" loext:opacity="100%" fo:letter-spacing="normal" fo:language="en" fo:country="GB" fo:font-style="normal" style:text-underline-style="solid" style:text-underline-width="auto" style:text-underline-color="font-color" fo:font-weight="normal" officeooo:rsid="002a3d31"/>
    </style:style>
    <style:style style:name="T95" style:family="text">
      <style:text-properties fo:font-variant="normal" fo:text-transform="none" fo:color="#d62e4e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96" style:family="text">
      <style:text-properties fo:font-variant="normal" fo:text-transform="none" fo:color="#d62e4e" loext:opacity="100%" style:font-name="Consolas" fo:font-size="10.5pt" fo:letter-spacing="normal" fo:font-style="normal" fo:font-weight="normal" fo:background-color="#ffffff" loext:char-shading-value="0" style:font-size-asian="10.5pt" style:font-size-complex="10.5pt" loext:padding="0in" loext:border="none"/>
    </style:style>
    <style:style style:name="T97" style:family="text">
      <style:text-properties fo:font-variant="normal" fo:text-transform="none" fo:color="#d62e4e" loext:opacity="100%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98" style:family="text">
      <style:text-properties fo:font-variant="normal" fo:text-transform="none" fo:color="#d62e4e" loext:opacity="100%" fo:letter-spacing="normal" fo:font-style="normal" fo:font-weight="normal"/>
    </style:style>
    <style:style style:name="T99" style:family="text">
      <style:text-properties style:text-underline-style="none"/>
    </style:style>
    <style:style style:name="T100" style:family="text">
      <style:text-properties fo:color="#333333" loext:opacity="100%" style:font-name="Consolas" fo:font-size="11pt" fo:background-color="#ffffff" loext:char-shading-value="0"/>
    </style:style>
    <style:style style:name="T101" style:family="text">
      <style:text-properties fo:color="#333333" loext:opacity="100%" style:font-name="Consolas" fo:background-color="#ffffff" loext:char-shading-value="0"/>
    </style:style>
    <style:style style:name="T102" style:family="text">
      <style:text-properties fo:color="#333333" loext:opacity="100%" fo:background-color="#ffffff" loext:char-shading-value="0"/>
    </style:style>
    <style:style style:name="T103" style:family="text">
      <style:text-properties fo:color="#333333" loext:opacity="100%" fo:font-weight="bold" fo:background-color="#ffffff" loext:char-shading-value="0"/>
    </style:style>
    <style:style style:name="T104" style:family="text">
      <style:text-properties fo:color="#333333" loext:opacity="100%" fo:font-size="10.5pt" fo:font-weight="bold" fo:background-color="#ffffff" loext:char-shading-value="0" style:font-size-asian="10.5pt" style:font-size-complex="10.5pt"/>
    </style:style>
    <style:style style:name="T105" style:family="text">
      <style:text-properties style:font-name="Lato" fo:language="en" fo:country="GB" style:text-underline-style="solid" style:text-underline-width="auto" style:text-underline-color="font-color" fo:font-weight="normal" officeooo:rsid="00446e4e" fo:background-color="#ffffff" loext:char-shading-value="0" style:font-name-asian="Noto Serif CJK SC" style:font-name-complex="Lohit Devanagari"/>
    </style:style>
    <style:style style:name="T106" style:family="text">
      <style:text-properties style:font-name="Chilanka" style:text-underline-style="solid" style:text-underline-width="auto" style:text-underline-color="font-color" fo:font-weight="bold" style:font-weight-asian="bold" style:font-weight-complex="bold"/>
    </style:style>
    <style:style style:name="T107" style:family="text">
      <style:text-properties style:font-name="Chilanka" style:text-underline-style="solid" style:text-underline-width="auto" style:text-underline-color="font-color" fo:font-weight="bold" officeooo:rsid="001d2900" style:font-weight-asian="bold" style:font-weight-complex="bold"/>
    </style:style>
    <style:style style:name="T108" style:family="text">
      <style:text-properties fo:font-style="normal" fo:font-weight="normal"/>
    </style:style>
    <style:style style:name="T109" style:family="text">
      <style:text-properties style:font-name="Lato1" fo:font-size="16pt" fo:language="en" fo:country="GB" style:text-underline-style="solid" style:text-underline-width="auto" style:text-underline-color="font-color" fo:font-weight="bold" officeooo:rsid="00446e4e" fo:background-color="#ffffff" loext:char-shading-value="0" style:font-name-asian="Noto Serif CJK SC" style:font-size-asian="16pt" style:font-weight-asian="bold" style:font-name-complex="Lohit Devanagari" style:font-size-complex="16pt" style:font-weight-complex="bold"/>
    </style:style>
    <style:style style:name="T110" style:family="text">
      <style:text-properties style:font-name="Lato1" fo:font-size="16pt" fo:language="en" fo:country="GB" style:text-underline-style="solid" style:text-underline-width="auto" style:text-underline-color="font-color" officeooo:rsid="00446e4e" fo:background-color="#ffffff" loext:char-shading-value="0" style:font-name-asian="Noto Serif CJK SC" style:font-size-asian="16pt" style:font-name-complex="Lohit Devanagari" style:font-size-complex="16pt"/>
    </style:style>
    <style:style style:name="T111" style:family="text">
      <style:text-properties fo:color="#1e6a39" loext:opacity="100%"/>
    </style:style>
    <style:style style:name="T112" style:family="text">
      <style:text-properties fo:background-color="#ffffff" loext:char-shading-value="0"/>
    </style:style>
    <style:style style:name="T113" style:family="text">
      <style:text-properties fo:color="#0000bb" loext:opacity="100%" style:font-name="Consolas" fo:background-color="#ffffff" loext:char-shading-value="0"/>
    </style:style>
    <style:style style:name="T114" style:family="text">
      <style:text-properties style:font-name="Consolas"/>
    </style:style>
    <style:style style:name="T115" style:family="text">
      <style:text-properties officeooo:rsid="0020d04b"/>
    </style:style>
    <style:style style:name="T116" style:family="text">
      <style:text-properties fo:color="#f10d0c" loext:opacity="100%"/>
    </style:style>
    <style:style style:name="T117" style:family="text">
      <style:text-properties officeooo:rsid="00261336"/>
    </style:style>
    <style:style style:name="T118" style:family="text">
      <style:text-properties fo:color="#a7074b" loext:opacity="100%"/>
    </style:style>
    <style:style style:name="T119" style:family="text">
      <style:text-properties fo:color="#d62e4e" loext:opacity="100%" style:font-name="Lato" fo:letter-spacing="normal"/>
    </style:style>
    <style:style style:name="T120" style:family="text">
      <style:text-properties officeooo:rsid="0036aa94"/>
    </style:style>
    <style:style style:name="T121" style:family="text">
      <style:text-properties fo:color="#793862" loext:opacity="100%" style:font-name="Fira Sans" fo:font-size="12pt" fo:font-weight="normal" fo:background-color="#ffffff" loext:char-shading-value="0"/>
    </style:style>
    <style:style style:name="T122" style:family="text">
      <style:text-properties fo:color="#793862" loext:opacity="100%" fo:font-size="12pt" fo:font-weight="normal" fo:background-color="#ffffff" loext:char-shading-value="0"/>
    </style:style>
    <style:style style:name="T123" style:family="text">
      <style:text-properties officeooo:rsid="00446e4e" style:font-name-asian="Noto Serif CJK SC" style:font-name-complex="Lohit Devanagari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9846in" fo:text-indent="-0.25in" fo:margin-left="3.98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2346in" fo:text-indent="-0.25in" fo:margin-left="4.23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4.4846in" fo:text-indent="-0.25in" fo:margin-left="4.4846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06">PHP Notes Chapter 1.2 - </text:span><text:span text:style-name="T107">N</text:span><text:span text:style-name="T106">amespace </text:span> </text:p>
      <text:p text:style-name="P1"> </text:p>
      <text:h text:style-name="P5" text:outline-level="2">Namespaces overview</text:h>
      <text:p text:style-name="P1"/>
      <text:p text:style-name="P80"><text:span text:style-name="T10">What are namespaces? </text:span><text:span text:style-name="T57">In the broadest definition namespaces are a way of encapsulating items. </text:span></text:p>
      <text:p text:style-name="P29"><text:span text:style-name="T44">As a concrete example, the file </text:span><text:span text:style-name="Source_20_Text"><text:span text:style-name="T44">foo.txt</text:span></text:span><text:span text:style-name="T44"> can exist in both directory </text:span><text:span text:style-name="Source_20_Text"><text:span text:style-name="T44">/home/greg</text:span></text:span><text:span text:style-name="T44"> and in </text:span><text:span text:style-name="Source_20_Text"><text:span text:style-name="T44">/home/other</text:span></text:span><text:span text:style-name="T44">, but two copies of </text:span><text:span text:style-name="Source_20_Text"><text:span text:style-name="T44">foo.txt</text:span></text:span><text:span text:style-name="T44"> cannot co-exist in the same directory.</text:span></text:p>
      <text:p text:style-name="P29"><text:span text:style-name="T45">T</text:span><text:span text:style-name="T44">o access the </text:span><text:span text:style-name="Source_20_Text"><text:span text:style-name="T44">foo.txt</text:span></text:span><text:span text:style-name="T44"> file outside of the </text:span><text:span text:style-name="Source_20_Text"><text:span text:style-name="T44">/home/greg</text:span></text:span><text:span text:style-name="T44"> directory, we must prepend the directory name to the file name using the directory separator to get </text:span><text:span text:style-name="Source_20_Text"><text:span text:style-name="T44">/home/greg/foo.txt</text:span></text:span><text:span text:style-name="T44">. </text:span></text:p>
      <text:p text:style-name="P81"><text:span text:style-name="T10">This same principle extends to namespaces in the programming world.</text:span></text:p>
      <text:p text:style-name="P82"><text:line-break/><text:span text:style-name="T49">In the PHP world, namespaces are designed to solve two problems:</text:span></text:p>
      <text:list xml:id="list2967171265" text:style-name="L2">
        <text:list-item>
          <text:p text:style-name="P79"><text:span text:style-name="T34">Name collisions between code you create, and internal PHP classes/functions/constants or third-party classes/functions/constants.</text:span></text:p>
        </text:list-item>
        <text:list-item>
          <text:p text:style-name="P51">Ability to alias (or shorten) Extra_Long_Names designed to alleviate the first problem, improving readability of source code.</text:p>
        </text:list-item>
      </text:list>
      <text:p text:style-name="Text_20_body"><text:line-break/><text:span text:style-name="Strong_20_Emphasis"><text:span text:style-name="T50">Example #1 Namespace syntax example</text:span></text:span></text:p>
      <text:p text:style-name="P1"/>
      <text:p text:style-name="P86"><text:span text:style-name="T9">&lt;?php<text:line-break/>namespace my\name; <text:tab/><text:tab/></text:span><text:span text:style-name="T58">// see "Defining Namespaces" section</text:span><text:span text:style-name="T9"><text:line-break/><text:line-break/>class MyClass {}<text:line-break/>function myfunction() {}<text:line-break/>const MYCONST = 1;<text:line-break/><text:line-break/>$a = new MyClass;<text:line-break/>$c = new \my\name\MyClass; <text:tab/></text:span><text:span text:style-name="T58">// see "Global Space" section</text:span><text:span text:style-name="T9"><text:line-break/><text:line-break/>$a = strlen('hi'); <text:tab/><text:tab/></text:span><text:span text:style-name="T58">// see "Using namespaces: fallback to global</text:span><text:span text:style-name="T9"><text:line-break/>                   <text:tab/><text:tab/></text:span><text:span text:style-name="T58">// function/constant" section</text:span><text:span text:style-name="T9"><text:line-break/><text:line-break/>$d = namespace\MYCONST; <text:tab/></text:span><text:span text:style-name="T58">// see "namespace operator and __NAMESPACE__</text:span><text:span text:style-name="T9"><text:line-break/>                        <text:tab/></text:span><text:span text:style-name="T58">// constant" section</text:span></text:p>
      <text:p text:style-name="P86"><text:span text:style-name="T9"><text:line-break/>$d = __NAMESPACE__ . '\MYCONST';<text:line-break/>echo constant($d); <text:tab/><text:tab/></text:span><text:span text:style-name="T58">// see "Namespaces and dynamic language features" section</text:span><text:span text:style-name="T9"><text:line-break/>?&gt;</text:span></text:p>
      <text:p text:style-name="P86"><text:span text:style-name="T9"/></text:p>
      <text:p text:style-name="P1"/>
      <text:p text:style-name="P28"><text:span text:style-name="Strong_20_Emphasis"><text:span text:style-name="T47">Note:</text:span></text:span><text:span text:style-name="Strong_20_Emphasis"><text:span text:style-name="T44"> Namespace names are case-insensitive.</text:span></text:span></text:p>
      <text:p text:style-name="P1"/>
      <text:p text:style-name="P77"><text:span text:style-name="Strong_20_Emphasis"><text:span text:style-name="T51">Note:</text:span></text:span><text:span text:style-name="T49"> The Namespace name </text:span><text:span text:style-name="Source_20_Text"><text:span text:style-name="T49">PHP</text:span></text:span><text:span text:style-name="T49">, and compound names starting with this name (like </text:span><text:span text:style-name="Source_20_Text"><text:span text:style-name="T49">PHP\Classes</text:span></text:span><text:span text:style-name="T49">) are reserved for internal language use and should not be used in the userspace code</text:span><text:span text:style-name="T16">.</text:span></text:p>
      <text:h text:style-name="P6" text:outline-level="2"><text:soft-page-break/>Defining namespaces</text:h>
      <text:p text:style-name="P55"/>
      <text:p text:style-name="P52">Although any valid PHP code can be contained within a namespace, only the following types of code are affected by namespaces: </text:p>
      <text:list xml:id="list1073891609" text:style-name="L3">
        <text:list-item>
          <text:p text:style-name="P87"><text:span text:style-name="T49">classes (including abstracts),</text:span></text:p>
        </text:list-item>
        <text:list-item>
          <text:p text:style-name="P54">traits </text:p>
        </text:list-item>
        <text:list-item>
          <text:p text:style-name="P54">interfaces, </text:p>
        </text:list-item>
        <text:list-item>
          <text:p text:style-name="P54">functions and </text:p>
        </text:list-item>
        <text:list-item>
          <text:p text:style-name="P54">constants.</text:p>
        </text:list-item>
      </text:list>
      <text:p text:style-name="P53"/>
      <text:p text:style-name="P1">Namespaces are declared using the <text:span text:style-name="T15">namespace</text:span> keyword. A file containing a namespace must declare the namespace at the top of the file before any other code - with one exception: the <text:span text:style-name="T15">declare</text:span> keyword.</text:p>
      <text:p text:style-name="P1"/>
      <text:p text:style-name="P1"/>
      <text:p text:style-name="P78"><text:span text:style-name="Strong_20_Emphasis"><text:span text:style-name="T50"> Example #1 Declaring a single namespace</text:span></text:span></text:p>
      <text:p text:style-name="P30"/>
      <text:p text:style-name="P67">&lt;?php<text:line-break/>namespace MyProject;<text:line-break/><text:line-break/>const CONNECT_OK = 1;<text:line-break/>class Connection { /* ... */ }<text:line-break/>function connect() { /* ... */ }<text:line-break/>?&gt;</text:p>
      <text:p text:style-name="P30"/>
      <text:p text:style-name="P31"><text:span text:style-name="Strong_20_Emphasis"><text:span text:style-name="T38">Note</text:span></text:span><text:span text:style-name="T38">: </text:span><text:span text:style-name="T37">Fully qualified names (i.e. names starting with a backslash) are not allowed in namespace declarations, because such constructs are interpreted as relative namespace expressions.</text:span></text:p>
      <text:p text:style-name="P30"/>
      <text:p text:style-name="P30"><text:span text:style-name="Strong_20_Emphasis"><text:span text:style-name="T48">Example #2 Declaring a single namespace</text:span></text:span></text:p>
      <text:p text:style-name="P30"/>
      <text:p text:style-name="P83"><text:span text:style-name="T59">&lt;html&gt;</text:span><text:span text:style-name="T11"><text:line-break/>&lt;?php<text:line-break/>namespace MyProject; <text:line-break/>?&gt;</text:span></text:p>
      <text:p text:style-name="P71">// fatal error - namespace must be the first statement in the script</text:p>
      <text:p text:style-name="P30"/>
      <text:p text:style-name="P84"><text:span text:style-name="T11">&lt;?php</text:span></text:p>
      <text:p text:style-name="P67">namespace \chris;</text:p>
      <text:p text:style-name="P67">function a () { echo __FUNCTION__; }</text:p>
      <text:p text:style-name="P68">a();</text:p>
      <text:p text:style-name="P72">// <text:span text:style-name="T115">f</text:span>atal error: <text:s/>Uncaught Error: Undefined constant 'chris'</text:p>
      <text:p text:style-name="P30"/>
      <text:p text:style-name="P69">&lt;?php</text:p>
      <text:p text:style-name="P69">namespace chris;</text:p>
      <text:p text:style-name="P69">function a () { echo __FUNCTION__; }</text:p>
      <text:p text:style-name="P70">a();</text:p>
      <text:p text:style-name="P49">chris\a</text:p>
      <text:p text:style-name="P30"/>
      <text:p text:style-name="P57">In addition, unlike any other PHP construct, the same namespace may be defined in multiple files, allowing splitting up of a namespace's contents across the filesystem</text:p>
      <text:h text:style-name="P7" text:outline-level="2"><text:soft-page-break/>Declaring sub-namespaces</text:h>
      <text:p text:style-name="P30"/>
      <text:p text:style-name="P30"/>
      <text:p text:style-name="P57">Much like directories and files, PHP namespaces also contain the ability to specify a hierarchy of namespace names. Thus, a namespace name can be defined with sub-levels:</text:p>
      <text:p text:style-name="P30"/>
      <text:p text:style-name="P30"><text:span text:style-name="Strong_20_Emphasis"><text:span text:style-name="T48">Example #1 Declaring a single namespace with hierarchy</text:span></text:span></text:p>
      <text:p text:style-name="P30"/>
      <text:p text:style-name="P67">&lt;?php<text:line-break/><text:span text:style-name="T111">namespace</text:span> MyProject\Sub\Level;<text:line-break/><text:line-break/><text:span text:style-name="T111">const</text:span> CONNECT_OK = 1;<text:line-break/><text:span text:style-name="T111">class</text:span> Connection { /* ... */ }<text:line-break/><text:span text:style-name="T111">function</text:span> connect() { /* ... */  }<text:line-break/>?&gt;</text:p>
      <text:p text:style-name="P57"/>
      <text:p text:style-name="P17"><text:span text:style-name="T37">The above example creates: <text:tab/>constant </text:span><text:span text:style-name="Source_20_Text"><text:span text:style-name="T13">MyProject\Sub\Level\CONNECT_OK</text:span></text:span><text:span text:style-name="T37">, </text:span></text:p>
      <text:p text:style-name="P17"><text:span text:style-name="T37"><text:tab/><text:tab/><text:tab/><text:tab/>class </text:span><text:span text:style-name="Source_20_Text"><text:span text:style-name="T13">MyProject\Sub\Level\Connection</text:span></text:span><text:span text:style-name="T37"> <text:tab/>and </text:span></text:p>
      <text:p text:style-name="P17"><text:span text:style-name="T37"><text:tab/><text:tab/><text:tab/><text:tab/>function </text:span><text:span text:style-name="Source_20_Text"><text:span text:style-name="T13">MyProject\Sub\Level\connect</text:span></text:span><text:span text:style-name="T37">.</text:span></text:p>
      <text:p text:style-name="P30"/>
      <text:p text:style-name="P30"/>
      <text:p text:style-name="P30"/>
      <text:h text:style-name="P7" text:outline-level="2">Defining multiple namespaces in the same file</text:h>
      <text:p text:style-name="P30"/>
      <text:p text:style-name="P57">Multiple namespaces may also be declared in the same file. There are two allowed syntaxes.</text:p>
      <text:p text:style-name="P30"/>
      <text:p text:style-name="P30"/>
      <text:p text:style-name="P36"><text:span text:style-name="Strong_20_Emphasis"><text:span text:style-name="T48">Example #1 Declaring multiple namespaces, simple combination syntax</text:span></text:span></text:p>
      <text:p text:style-name="P88"><text:span text:style-name="Source_20_Text"><text:span text:style-name="T63">&lt;?php<text:line-break/></text:span></text:span><text:span text:style-name="Source_20_Text"><text:span text:style-name="T70">namespace </text:span></text:span><text:span text:style-name="Source_20_Text"><text:span text:style-name="T63">MyProject</text:span></text:span><text:span text:style-name="Source_20_Text"><text:span text:style-name="T70">;<text:line-break/><text:line-break/>const </text:span></text:span><text:span text:style-name="Source_20_Text"><text:span text:style-name="T63">CONNECT_OK </text:span></text:span><text:span text:style-name="Source_20_Text"><text:span text:style-name="T70">= </text:span></text:span><text:span text:style-name="Source_20_Text"><text:span text:style-name="T63">1</text:span></text:span><text:span text:style-name="Source_20_Text"><text:span text:style-name="T70">;<text:line-break/>class </text:span></text:span><text:span text:style-name="Source_20_Text"><text:span text:style-name="T63">Connection </text:span></text:span><text:span text:style-name="Source_20_Text"><text:span text:style-name="T70">{ </text:span></text:span><text:span text:style-name="Source_20_Text"><text:span text:style-name="T74">/* ... */ </text:span></text:span><text:span text:style-name="Source_20_Text"><text:span text:style-name="T70">}<text:line-break/>function </text:span></text:span><text:span text:style-name="Source_20_Text"><text:span text:style-name="T63">connect</text:span></text:span><text:span text:style-name="Source_20_Text"><text:span text:style-name="T70">() { </text:span></text:span><text:span text:style-name="Source_20_Text"><text:span text:style-name="T74">/* ... */  </text:span></text:span><text:span text:style-name="Source_20_Text"><text:span text:style-name="T70">}<text:line-break/><text:line-break/>namespace </text:span></text:span><text:span text:style-name="Source_20_Text"><text:span text:style-name="T63">AnotherProject</text:span></text:span><text:span text:style-name="Source_20_Text"><text:span text:style-name="T70">;<text:line-break/><text:line-break/>const </text:span></text:span><text:span text:style-name="Source_20_Text"><text:span text:style-name="T63">CONNECT_OK </text:span></text:span><text:span text:style-name="Source_20_Text"><text:span text:style-name="T70">= </text:span></text:span><text:span text:style-name="Source_20_Text"><text:span text:style-name="T63">1</text:span></text:span><text:span text:style-name="Source_20_Text"><text:span text:style-name="T70">;<text:line-break/>class </text:span></text:span><text:span text:style-name="Source_20_Text"><text:span text:style-name="T63">Connection </text:span></text:span><text:span text:style-name="Source_20_Text"><text:span text:style-name="T70">{ </text:span></text:span><text:span text:style-name="Source_20_Text"><text:span text:style-name="T74">/* ... */ </text:span></text:span><text:span text:style-name="Source_20_Text"><text:span text:style-name="T70">}<text:line-break/>function </text:span></text:span><text:span text:style-name="Source_20_Text"><text:span text:style-name="T63">connect</text:span></text:span><text:span text:style-name="Source_20_Text"><text:span text:style-name="T70">() { </text:span></text:span><text:span text:style-name="Source_20_Text"><text:span text:style-name="T74">/* ... */  </text:span></text:span><text:span text:style-name="Source_20_Text"><text:span text:style-name="T70">}<text:line-break/></text:span></text:span><text:span text:style-name="Source_20_Text"><text:span text:style-name="T63">?&gt;</text:span></text:span></text:p>
      <text:p text:style-name="P30"/>
      <text:p text:style-name="P30"/>
      <text:p text:style-name="P57">This syntax is not recommended for combining namespaces into a single file. Instead it is recommended to use the alternate bracketed syntax.</text:p>
      <text:p text:style-name="P30"/>
      <text:p text:style-name="P30"/>
      <text:p text:style-name="P30"/>
      <text:p text:style-name="P30"/>
      <text:p text:style-name="P30"><text:soft-page-break/><text:span text:style-name="Strong_20_Emphasis"><text:span text:style-name="T39">Example #2 Declaring multiple namespaces, bracketed syntax</text:span></text:span></text:p>
      <text:p text:style-name="P30"/>
      <text:p text:style-name="P18"><text:span text:style-name="Source_20_Text"><text:span text:style-name="T61">&lt;?php<text:line-break/></text:span></text:span><text:span text:style-name="Source_20_Text"><text:span text:style-name="T68">namespace </text:span></text:span><text:span text:style-name="Source_20_Text"><text:span text:style-name="T61">MyProject </text:span></text:span><text:span text:style-name="Source_20_Text"><text:span text:style-name="T68">{<text:line-break/><text:line-break/>const </text:span></text:span><text:span text:style-name="Source_20_Text"><text:span text:style-name="T61">CONNECT_OK </text:span></text:span><text:span text:style-name="Source_20_Text"><text:span text:style-name="T68">= </text:span></text:span><text:span text:style-name="Source_20_Text"><text:span text:style-name="T61">1</text:span></text:span><text:span text:style-name="Source_20_Text"><text:span text:style-name="T68">;<text:line-break/>class </text:span></text:span><text:span text:style-name="Source_20_Text"><text:span text:style-name="T61">Connection </text:span></text:span><text:span text:style-name="Source_20_Text"><text:span text:style-name="T68">{ </text:span></text:span><text:span text:style-name="Source_20_Text"><text:span text:style-name="T72">/* ... */ </text:span></text:span><text:span text:style-name="Source_20_Text"><text:span text:style-name="T68">}<text:line-break/>function </text:span></text:span><text:span text:style-name="Source_20_Text"><text:span text:style-name="T61">connect</text:span></text:span><text:span text:style-name="Source_20_Text"><text:span text:style-name="T68">() { </text:span></text:span><text:span text:style-name="Source_20_Text"><text:span text:style-name="T72">/* ... */  </text:span></text:span><text:span text:style-name="Source_20_Text"><text:span text:style-name="T68">}<text:line-break/>}<text:line-break/><text:line-break/>namespace </text:span></text:span><text:span text:style-name="Source_20_Text"><text:span text:style-name="T61">AnotherProject </text:span></text:span><text:span text:style-name="Source_20_Text"><text:span text:style-name="T68">{<text:line-break/><text:line-break/>const </text:span></text:span><text:span text:style-name="Source_20_Text"><text:span text:style-name="T61">CONNECT_OK </text:span></text:span><text:span text:style-name="Source_20_Text"><text:span text:style-name="T68">= </text:span></text:span><text:span text:style-name="Source_20_Text"><text:span text:style-name="T61">1</text:span></text:span><text:span text:style-name="Source_20_Text"><text:span text:style-name="T68">;<text:line-break/>class </text:span></text:span><text:span text:style-name="Source_20_Text"><text:span text:style-name="T61">Connection </text:span></text:span><text:span text:style-name="Source_20_Text"><text:span text:style-name="T68">{ </text:span></text:span><text:span text:style-name="Source_20_Text"><text:span text:style-name="T72">/* ... */ </text:span></text:span><text:span text:style-name="Source_20_Text"><text:span text:style-name="T68">}<text:line-break/>function </text:span></text:span><text:span text:style-name="Source_20_Text"><text:span text:style-name="T61">connect</text:span></text:span><text:span text:style-name="Source_20_Text"><text:span text:style-name="T68">() { </text:span></text:span><text:span text:style-name="Source_20_Text"><text:span text:style-name="T72">/* ... */  </text:span></text:span><text:span text:style-name="Source_20_Text"><text:span text:style-name="T68">}<text:line-break/>}<text:line-break/></text:span></text:span><text:span text:style-name="Source_20_Text"><text:span text:style-name="T61">?&gt;</text:span></text:span></text:p>
      <text:p text:style-name="P47"/>
      <text:p text:style-name="P57">It is strongly discouraged as a coding practice to combine multiple namespaces into the same file.</text:p>
      <text:p text:style-name="P30"/>
      <text:p text:style-name="P58">To combine global non-namespaced code with namespaced code, <text:span text:style-name="T116">only bracketed syntax is supported</text:span>. </text:p>
      <text:p text:style-name="P58">Global code should be encased in a namespace statement with no namespace name as in:</text:p>
      <text:p text:style-name="P30"/>
      <text:p text:style-name="P30"/>
      <text:p text:style-name="P30"><text:span text:style-name="Strong_20_Emphasis"><text:span text:style-name="T39">Example #3 Declaring multiple namespaces and unnamespaced code</text:span></text:span></text:p>
      <text:p text:style-name="P30"><text:span text:style-name="Strong_20_Emphasis"><text:span text:style-name="T39"/></text:span></text:p>
      <text:p text:style-name="P97"><text:span text:style-name="Source_20_Text"><text:span text:style-name="T63">&lt;?php</text:span></text:span></text:p>
      <text:p text:style-name="P97"><text:span text:style-name="Source_20_Text"><text:span text:style-name="T70">declare(</text:span></text:span><text:span text:style-name="Source_20_Text"><text:span text:style-name="T63">encoding</text:span></text:span><text:span text:style-name="Source_20_Text"><text:span text:style-name="T70">=</text:span></text:span><text:span text:style-name="Source_20_Text"><text:span text:style-name="T82">'UTF-8'</text:span></text:span><text:span text:style-name="Source_20_Text"><text:span text:style-name="T70">)</text:span></text:span><text:span text:style-name="Source_20_Text"><text:span text:style-name="T63"><text:line-break/></text:span></text:span><text:span text:style-name="Source_20_Text"><text:span text:style-name="T70">namespace </text:span></text:span><text:span text:style-name="Source_20_Text"><text:span text:style-name="T63">MyProject </text:span></text:span><text:span text:style-name="Source_20_Text"><text:span text:style-name="T70">{<text:line-break/><text:line-break/>const </text:span></text:span><text:span text:style-name="Source_20_Text"><text:span text:style-name="T63">CONNECT_OK </text:span></text:span><text:span text:style-name="Source_20_Text"><text:span text:style-name="T70">= </text:span></text:span><text:span text:style-name="Source_20_Text"><text:span text:style-name="T63">1</text:span></text:span><text:span text:style-name="Source_20_Text"><text:span text:style-name="T70">;<text:line-break/>class </text:span></text:span><text:span text:style-name="Source_20_Text"><text:span text:style-name="T63">Connection </text:span></text:span><text:span text:style-name="Source_20_Text"><text:span text:style-name="T70">{ </text:span></text:span><text:span text:style-name="Source_20_Text"><text:span text:style-name="T74">/* ... */ </text:span></text:span><text:span text:style-name="Source_20_Text"><text:span text:style-name="T70">}<text:line-break/>function </text:span></text:span><text:span text:style-name="Source_20_Text"><text:span text:style-name="T63">connect</text:span></text:span><text:span text:style-name="Source_20_Text"><text:span text:style-name="T70">() { </text:span></text:span><text:span text:style-name="Source_20_Text"><text:span text:style-name="T74">/* ... */  </text:span></text:span><text:span text:style-name="Source_20_Text"><text:span text:style-name="T70">}<text:line-break/>}<text:line-break/><text:line-break/>namespace { </text:span></text:span><text:span text:style-name="Source_20_Text"><text:span text:style-name="T74">// global code<text:line-break/></text:span></text:span><text:span text:style-name="Source_20_Text"><text:span text:style-name="T63">session_start</text:span></text:span><text:span text:style-name="Source_20_Text"><text:span text:style-name="T70">();<text:line-break/></text:span></text:span><text:span text:style-name="Source_20_Text"><text:span text:style-name="T63">$a </text:span></text:span><text:span text:style-name="Source_20_Text"><text:span text:style-name="T70">= </text:span></text:span><text:span text:style-name="Source_20_Text"><text:span text:style-name="T63">MyProject</text:span></text:span><text:span text:style-name="Source_20_Text"><text:span text:style-name="T70">\</text:span></text:span><text:span text:style-name="Source_20_Text"><text:span text:style-name="T63">connect</text:span></text:span><text:span text:style-name="Source_20_Text"><text:span text:style-name="T70">();<text:line-break/>echo </text:span></text:span><text:span text:style-name="Source_20_Text"><text:span text:style-name="T63">MyProject</text:span></text:span><text:span text:style-name="Source_20_Text"><text:span text:style-name="T70">\</text:span></text:span><text:span text:style-name="Source_20_Text"><text:span text:style-name="T63">Connection</text:span></text:span><text:span text:style-name="Source_20_Text"><text:span text:style-name="T70">::</text:span></text:span><text:span text:style-name="Source_20_Text"><text:span text:style-name="T63">start</text:span></text:span><text:span text:style-name="Source_20_Text"><text:span text:style-name="T70">();<text:line-break/>}<text:line-break/></text:span></text:span><text:span text:style-name="Source_20_Text"><text:span text:style-name="T63">?&gt;</text:span></text:span></text:p>
      <text:p text:style-name="P57"/>
      <text:p text:style-name="P78"><text:span text:style-name="Source_20_Text"><text:span text:style-name="T28">No PHP code may exist outside of the namespace brackets </text:span></text:span><text:span text:style-name="Source_20_Text"><text:span text:style-name="T83">except for an opening declare statement</text:span></text:span><text:span text:style-name="Source_20_Text"><text:span text:style-name="T28">.</text:span></text:span></text:p>
      <text:p text:style-name="P57"/>
      <text:p text:style-name="P30"/>
      <text:p text:style-name="P30"/>
      <text:p text:style-name="P30"/>
      <text:h text:style-name="P7" text:outline-level="2"><text:soft-page-break/>Using namespaces: Basics</text:h>
      <text:p text:style-name="P30"/>
      <text:p text:style-name="P42">In a file system there are three ways to access a file.</text:p>
      <text:p text:style-name="P57"/>
      <text:list xml:id="list1964032696" text:style-name="L5">
        <text:list-item>
          <text:p text:style-name="P37"><text:span text:style-name="T37">Relative file name like </text:span><text:span text:style-name="Source_20_Text"><text:span text:style-name="T13">foo.txt</text:span></text:span><text:span text:style-name="T37">. This resolves to </text:span><text:span text:style-name="Source_20_Text"><text:span text:style-name="T25">currentdirectory </text:span></text:span><text:span text:style-name="Source_20_Text"><text:span text:style-name="T13">/foo.txt</text:span></text:span><text:span text:style-name="T37"> where currentdirectory is the directory currently occupied. So if the current directory is </text:span><text:span text:style-name="Source_20_Text"><text:span text:style-name="T13">/home/foo</text:span></text:span><text:span text:style-name="T37">, the name resolves to </text:span><text:span text:style-name="Source_20_Text"><text:span text:style-name="T13">/home/foo/foo.txt</text:span></text:span><text:span text:style-name="T37">.</text:span></text:p>
        </text:list-item>
        <text:list-item>
          <text:p text:style-name="P75"><text:span text:style-name="T26">Relative path name like </text:span><text:span text:style-name="Source_20_Text"><text:span text:style-name="T12">subdirectory/foo.txt</text:span></text:span><text:span text:style-name="T26">. This resolves</text:span><text:span text:style-name="T27">v </text:span><text:span text:style-name="T26">to </text:span><text:span text:style-name="Source_20_Text"><text:span text:style-name="T12">currentdirectory/subdirectory/foo.txt</text:span></text:span><text:span text:style-name="T26">.</text:span></text:p>
        </text:list-item>
        <text:list-item>
          <text:p text:style-name="P75"><text:span text:style-name="T26">Absolute path name like </text:span><text:span text:style-name="Source_20_Text"><text:span text:style-name="T12">/main/foo.txt</text:span></text:span><text:span text:style-name="T26">. This resolves to </text:span><text:span text:style-name="Source_20_Text"><text:span text:style-name="T12">/main/foo.txt</text:span></text:span><text:span text:style-name="T26">.</text:span></text:p>
        </text:list-item>
      </text:list>
      <text:p text:style-name="P30"/>
      <text:p text:style-name="P30">The same principle can be applied to namespaced elements in PHP. For example, a class name can be referred to in three ways:</text:p>
      <text:p text:style-name="P30"/>
      <text:p text:style-name="P30"/>
      <text:p text:style-name="P43"><text:span text:style-name="T117">1. </text:span>Unqualified name, or an unprefixed class name like:</text:p>
      <text:p text:style-name="P38"><text:span text:style-name="Source_20_Text"><text:span text:style-name="T13"><text:tab/>$a = new foo();</text:span></text:span> <text:tab/><text:tab/>or <text:tab/><text:tab/><text:span text:style-name="Source_20_Text"><text:span text:style-name="T13">foo::staticmethod();</text:span></text:span></text:p>
      <text:p text:style-name="P39">If the current namespace is <text:span text:style-name="Source_20_Text"><text:span text:style-name="T13">currentnamespace</text:span></text:span>, this resolves to <text:span text:style-name="Source_20_Text"><text:span text:style-name="T13">currentnamespace\foo</text:span></text:span>. </text:p>
      <text:p text:style-name="P39">If the code is global, non-namespaced code, this resolves to <text:span text:style-name="Source_20_Text"><text:span text:style-name="T13">foo</text:span></text:span>. </text:p>
      <text:p text:style-name="P39">One caveat: unqualified names for functions and constants will resolve to global functions and constants if the namespaced function or constant is not defined. </text:p>
      <text:p text:style-name="P103">See Using namespaces: fallback to <text:span text:style-name="T114">global function/constant</text:span> for details.</text:p>
      <text:p text:style-name="P33"/>
      <text:p text:style-name="P33"/>
      <text:p text:style-name="P44"><text:span text:style-name="T117">2. </text:span>Qualified name, or a prefixed class name like:</text:p>
      <text:p text:style-name="P39"><text:tab/><text:span text:style-name="Source_20_Text"><text:span text:style-name="T13">$a = new subnamespace\foo();</text:span></text:span> <text:tab/><text:tab/>or <text:tab/> <text:s text:c="4"/><text:span text:style-name="Source_20_Text"><text:span text:style-name="T13">subnamespace\foo::staticmethod(); </text:span></text:span></text:p>
      <text:p text:style-name="P39">If the current namespace is <text:span text:style-name="Source_20_Text"><text:span text:style-name="T13">currentnamespace</text:span></text:span>, this resolves to <text:span text:style-name="Source_20_Text"><text:span text:style-name="T13">currentnamespace\subnamespace\foo</text:span></text:span>. If the code is global, non-namespaced code, this resolves to <text:span text:style-name="Source_20_Text"><text:span text:style-name="T13">subnamespace\foo</text:span></text:span>.</text:p>
      <text:p text:style-name="P35"/>
      <text:p text:style-name="P35"/>
      <text:p text:style-name="P44"><text:span text:style-name="T117">3. </text:span>Fully qualified name, or a prefixed name with global prefix operator like </text:p>
      <text:p text:style-name="P39"><text:span text:style-name="Source_20_Text"><text:span text:style-name="T13"><text:tab/>$a = new \currentnamespace\foo();</text:span></text:span> <text:tab/>or <text:tab/><text:span text:style-name="Source_20_Text"><text:span text:style-name="T13">\currentnamespace\foo::staticmethod();</text:span></text:span></text:p>
      <text:p text:style-name="P39">This always resolves to the literal name specified in the code, <text:s/><text:span text:style-name="Source_20_Text"><text:span text:style-name="T13">currentnamespace\foo</text:span></text:span>.</text:p>
      <text:p text:style-name="P30"/>
      <text:p text:style-name="P30"/>
      <text:p text:style-name="P30"/>
      <text:p text:style-name="P30"/>
      <text:p text:style-name="P30"/>
      <text:p text:style-name="P30"/>
      <text:p text:style-name="P59"><text:soft-page-break/>Here is an example of the three kinds of syntax in actual code:</text:p>
      <text:p text:style-name="P48"/>
      <text:p text:style-name="P50">file1.php</text:p>
      <text:p text:style-name="P96"><text:span text:style-name="Source_20_Text"><text:span text:style-name="T63">&lt;?php<text:line-break/></text:span></text:span><text:span text:style-name="Source_20_Text"><text:span text:style-name="T70">namespace </text:span></text:span><text:span text:style-name="Source_20_Text"><text:span text:style-name="T63">Foo</text:span></text:span><text:span text:style-name="Source_20_Text"><text:span text:style-name="T70">\</text:span></text:span><text:span text:style-name="Source_20_Text"><text:span text:style-name="T63">Bar</text:span></text:span><text:span text:style-name="Source_20_Text"><text:span text:style-name="T70">\</text:span></text:span><text:span text:style-name="Source_20_Text"><text:span text:style-name="T63">subnamespace</text:span></text:span><text:span text:style-name="Source_20_Text"><text:span text:style-name="T70">;<text:line-break/><text:line-break/>const </text:span></text:span><text:span text:style-name="Source_20_Text"><text:span text:style-name="T63">FOO </text:span></text:span><text:span text:style-name="Source_20_Text"><text:span text:style-name="T70">= </text:span></text:span><text:span text:style-name="Source_20_Text"><text:span text:style-name="T63">1</text:span></text:span><text:span text:style-name="Source_20_Text"><text:span text:style-name="T70">;<text:line-break/>function </text:span></text:span><text:span text:style-name="Source_20_Text"><text:span text:style-name="T63">foo</text:span></text:span><text:span text:style-name="Source_20_Text"><text:span text:style-name="T70">() {}<text:line-break/>class </text:span></text:span><text:span text:style-name="Source_20_Text"><text:span text:style-name="T63">foo </text:span></text:span><text:span text:style-name="Source_20_Text"><text:span text:style-name="T70">{  static function </text:span></text:span><text:span text:style-name="Source_20_Text"><text:span text:style-name="T63">staticmethod</text:span></text:span><text:span text:style-name="Source_20_Text"><text:span text:style-name="T70">() {} }<text:line-break/></text:span></text:span><text:span text:style-name="Source_20_Text"><text:span text:style-name="T63">?&gt;</text:span></text:span></text:p>
      <text:p text:style-name="P30"/>
      <text:p text:style-name="P30"/>
      <text:p text:style-name="P50">file2.php</text:p>
      <text:p text:style-name="P96"><text:span text:style-name="Source_20_Text"><text:span text:style-name="T63">&lt;?php<text:line-break/></text:span></text:span><text:span text:style-name="Source_20_Text"><text:span text:style-name="T70">namespace </text:span></text:span><text:span text:style-name="Source_20_Text"><text:span text:style-name="T63">Foo</text:span></text:span><text:span text:style-name="Source_20_Text"><text:span text:style-name="T70">\</text:span></text:span><text:span text:style-name="Source_20_Text"><text:span text:style-name="T63">Bar</text:span></text:span><text:span text:style-name="Source_20_Text"><text:span text:style-name="T70">;<text:line-break/>include </text:span></text:span><text:span text:style-name="Source_20_Text"><text:span text:style-name="T82">'file1.php'</text:span></text:span><text:span text:style-name="Source_20_Text"><text:span text:style-name="T70">;<text:line-break/><text:line-break/>const </text:span></text:span><text:span text:style-name="Source_20_Text"><text:span text:style-name="T63">FOO </text:span></text:span><text:span text:style-name="Source_20_Text"><text:span text:style-name="T70">= </text:span></text:span><text:span text:style-name="Source_20_Text"><text:span text:style-name="T63">2</text:span></text:span><text:span text:style-name="Source_20_Text"><text:span text:style-name="T70">;<text:line-break/>function </text:span></text:span><text:span text:style-name="Source_20_Text"><text:span text:style-name="T63">foo</text:span></text:span><text:span text:style-name="Source_20_Text"><text:span text:style-name="T70">() {}<text:line-break/>class </text:span></text:span><text:span text:style-name="Source_20_Text"><text:span text:style-name="T63">foo </text:span></text:span><text:span text:style-name="Source_20_Text"><text:span text:style-name="T70">{ static function </text:span></text:span><text:span text:style-name="Source_20_Text"><text:span text:style-name="T63">staticmethod</text:span></text:span><text:span text:style-name="Source_20_Text"><text:span text:style-name="T70">() {} }<text:line-break/><text:line-break/></text:span></text:span><text:span text:style-name="Source_20_Text"><text:span text:style-name="T89">/* Unqualified name */</text:span></text:span><text:span text:style-name="Source_20_Text"><text:span text:style-name="T74"><text:line-break/></text:span></text:span><text:span text:style-name="Source_20_Text"><text:span text:style-name="T63">foo</text:span></text:span><text:span text:style-name="Source_20_Text"><text:span text:style-name="T70">(); <text:tab/><text:tab/><text:tab/></text:span></text:span><text:span text:style-name="Source_20_Text"><text:span text:style-name="T74">// resolves to function Foo\Bar\foo<text:line-break/></text:span></text:span><text:span text:style-name="Source_20_Text"><text:span text:style-name="T63">foo</text:span></text:span><text:span text:style-name="Source_20_Text"><text:span text:style-name="T70">::</text:span></text:span><text:span text:style-name="Source_20_Text"><text:span text:style-name="T63">staticmethod</text:span></text:span><text:span text:style-name="Source_20_Text"><text:span text:style-name="T70">(); <text:tab/></text:span></text:span><text:span text:style-name="Source_20_Text"><text:span text:style-name="T74">// resolves to class Foo\Bar\foo, method staticmethod<text:line-break/></text:span></text:span><text:span text:style-name="Source_20_Text"><text:span text:style-name="T70">echo </text:span></text:span><text:span text:style-name="Source_20_Text"><text:span text:style-name="T63">FOO</text:span></text:span><text:span text:style-name="Source_20_Text"><text:span text:style-name="T70">; <text:tab/><text:tab/><text:tab/></text:span></text:span><text:span text:style-name="Source_20_Text"><text:span text:style-name="T74">// resolves to constant Foo\Bar\FOO<text:line-break/><text:line-break/></text:span></text:span><text:span text:style-name="Source_20_Text"><text:span text:style-name="T89">/* Qualified name */</text:span></text:span><text:span text:style-name="Source_20_Text"><text:span text:style-name="T74"><text:line-break/></text:span></text:span><text:span text:style-name="Source_20_Text"><text:span text:style-name="T63">subnamespace</text:span></text:span><text:span text:style-name="Source_20_Text"><text:span text:style-name="T70">\</text:span></text:span><text:span text:style-name="Source_20_Text"><text:span text:style-name="T63">foo</text:span></text:span><text:span text:style-name="Source_20_Text"><text:span text:style-name="T70">(); <text:tab/><text:tab/><text:tab/></text:span></text:span><text:span text:style-name="Source_20_Text"><text:span text:style-name="T74">// resolves to function Foo\Bar\subnamespace\foo<text:line-break/></text:span></text:span><text:span text:style-name="Source_20_Text"><text:span text:style-name="T63">subnamespace</text:span></text:span><text:span text:style-name="Source_20_Text"><text:span text:style-name="T70">\</text:span></text:span><text:span text:style-name="Source_20_Text"><text:span text:style-name="T63">foo</text:span></text:span><text:span text:style-name="Source_20_Text"><text:span text:style-name="T70">::</text:span></text:span><text:span text:style-name="Source_20_Text"><text:span text:style-name="T63">staticmethod</text:span></text:span><text:span text:style-name="Source_20_Text"><text:span text:style-name="T70">(); <text:tab/></text:span></text:span><text:span text:style-name="Source_20_Text"><text:span text:style-name="T74">// resolves to class Foo\Bar\subnamespace\foo,<text:line-break/>                                  <text:tab/>// method staticmethod<text:line-break/></text:span></text:span><text:span text:style-name="Source_20_Text"><text:span text:style-name="T70">echo </text:span></text:span><text:span text:style-name="Source_20_Text"><text:span text:style-name="T63">subnamespace</text:span></text:span><text:span text:style-name="Source_20_Text"><text:span text:style-name="T70">\</text:span></text:span><text:span text:style-name="Source_20_Text"><text:span text:style-name="T63">FOO</text:span></text:span><text:span text:style-name="Source_20_Text"><text:span text:style-name="T70">; <text:tab/><text:tab/><text:tab/></text:span></text:span><text:span text:style-name="Source_20_Text"><text:span text:style-name="T74">// resolves to constant Foo\Bar\subnamespace\FOO<text:line-break/>                                  <text:line-break/></text:span></text:span><text:span text:style-name="Source_20_Text"><text:span text:style-name="T89">/* Fully qualified name */</text:span></text:span><text:span text:style-name="Source_20_Text"><text:span text:style-name="T74"><text:line-break/></text:span></text:span><text:span text:style-name="Source_20_Text"><text:span text:style-name="T70">\</text:span></text:span><text:span text:style-name="Source_20_Text"><text:span text:style-name="T63">Foo</text:span></text:span><text:span text:style-name="Source_20_Text"><text:span text:style-name="T70">\</text:span></text:span><text:span text:style-name="Source_20_Text"><text:span text:style-name="T63">Bar</text:span></text:span><text:span text:style-name="Source_20_Text"><text:span text:style-name="T70">\</text:span></text:span><text:span text:style-name="Source_20_Text"><text:span text:style-name="T63">foo</text:span></text:span><text:span text:style-name="Source_20_Text"><text:span text:style-name="T70">(); <text:tab/><text:tab/><text:tab/><text:tab/></text:span></text:span><text:span text:style-name="Source_20_Text"><text:span text:style-name="T74">// resolves to function Foo\Bar\foo<text:line-break/></text:span></text:span><text:span text:style-name="Source_20_Text"><text:span text:style-name="T70">\</text:span></text:span><text:span text:style-name="Source_20_Text"><text:span text:style-name="T63">Foo</text:span></text:span><text:span text:style-name="Source_20_Text"><text:span text:style-name="T70">\</text:span></text:span><text:span text:style-name="Source_20_Text"><text:span text:style-name="T63">Bar</text:span></text:span><text:span text:style-name="Source_20_Text"><text:span text:style-name="T70">\</text:span></text:span><text:span text:style-name="Source_20_Text"><text:span text:style-name="T63">foo</text:span></text:span><text:span text:style-name="Source_20_Text"><text:span text:style-name="T70">::</text:span></text:span><text:span text:style-name="Source_20_Text"><text:span text:style-name="T63">staticmethod</text:span></text:span><text:span text:style-name="Source_20_Text"><text:span text:style-name="T70">(); <text:tab/></text:span></text:span><text:span text:style-name="Source_20_Text"><text:span text:style-name="T74">// </text:span></text:span><text:span text:style-name="Source_20_Text"><text:span text:style-name="T75">resolves to class Foo\Bar\foo, method staticmethod</text:span></text:span><text:span text:style-name="Source_20_Text"><text:span text:style-name="T74"><text:line-break/></text:span></text:span><text:span text:style-name="Source_20_Text"><text:span text:style-name="T70">echo \</text:span></text:span><text:span text:style-name="Source_20_Text"><text:span text:style-name="T63">Foo</text:span></text:span><text:span text:style-name="Source_20_Text"><text:span text:style-name="T70">\</text:span></text:span><text:span text:style-name="Source_20_Text"><text:span text:style-name="T63">Bar</text:span></text:span><text:span text:style-name="Source_20_Text"><text:span text:style-name="T70">\</text:span></text:span><text:span text:style-name="Source_20_Text"><text:span text:style-name="T63">FOO</text:span></text:span><text:span text:style-name="Source_20_Text"><text:span text:style-name="T70">; <text:tab/><text:tab/><text:tab/></text:span></text:span><text:span text:style-name="Source_20_Text"><text:span text:style-name="T74">// resolves to constant Foo\Bar\FOO<text:line-break/></text:span></text:span><text:span text:style-name="Source_20_Text"><text:span text:style-name="T63">?&gt;</text:span></text:span></text:p>
      <text:p text:style-name="P30"/>
      <text:p text:style-name="P30"/>
      <text:p text:style-name="P31"><text:span text:style-name="T36">Note</text:span><text:span text:style-name="T34"> that to access any global class, function or constant, a fully qualified name can be used, such as  <text:s text:c="12"/></text:span><text:span text:style-name="Strong_20_Emphasis"><text:span text:style-name="T14">\strlen()</text:span></text:span><text:span text:style-name="T34"> <text:tab/> <text:s/>or <text:tab/></text:span><text:span text:style-name="Strong_20_Emphasis"><text:span text:style-name="T14">\Exception</text:span></text:span><text:span text:style-name="T34"> <text:tab/> <text:s text:c="3"/>or <text:tab/> <text:s/></text:span><text:span text:style-name="Strong_20_Emphasis"><text:span text:style-name="T14">\INI_ALL</text:span></text:span><text:span text:style-name="T34">.</text:span></text:p>
      <text:p text:style-name="P30"><text:soft-page-break/><text:span text:style-name="Strong_20_Emphasis"><text:span text:style-name="T39">Example #1 Accessing global classes, functions and constants from within a namespace</text:span></text:span></text:p>
      <text:p text:style-name="P30"><text:span text:style-name="Strong_20_Emphasis"><text:span text:style-name="T39"/></text:span></text:p>
      <text:p text:style-name="P96"><text:span text:style-name="Source_20_Text"><text:span text:style-name="T63">&lt;?php<text:line-break/></text:span></text:span><text:span text:style-name="Source_20_Text"><text:span text:style-name="T70">namespace </text:span></text:span><text:span text:style-name="Source_20_Text"><text:span text:style-name="T63">Foo</text:span></text:span><text:span text:style-name="Source_20_Text"><text:span text:style-name="T70">;<text:line-break/><text:line-break/>function </text:span></text:span><text:span text:style-name="Source_20_Text"><text:span text:style-name="T63">strlen</text:span></text:span><text:span text:style-name="Source_20_Text"><text:span text:style-name="T70">() {}<text:line-break/>const </text:span></text:span><text:span text:style-name="Source_20_Text"><text:span text:style-name="T63">INI_ALL </text:span></text:span><text:span text:style-name="Source_20_Text"><text:span text:style-name="T70">= </text:span></text:span><text:span text:style-name="Source_20_Text"><text:span text:style-name="T63">3</text:span></text:span><text:span text:style-name="Source_20_Text"><text:span text:style-name="T70">;<text:line-break/>class </text:span></text:span><text:span text:style-name="Source_20_Text"><text:span text:style-name="T63">Exception </text:span></text:span><text:span text:style-name="Source_20_Text"><text:span text:style-name="T70">{}<text:line-break/><text:line-break/></text:span></text:span><text:span text:style-name="Source_20_Text"><text:span text:style-name="T63">$a </text:span></text:span><text:span text:style-name="Source_20_Text"><text:span text:style-name="T70">= \</text:span></text:span><text:span text:style-name="Source_20_Text"><text:span text:style-name="T63">strlen</text:span></text:span><text:span text:style-name="Source_20_Text"><text:span text:style-name="T70">(</text:span></text:span><text:span text:style-name="Source_20_Text"><text:span text:style-name="T82">'hi'</text:span></text:span><text:span text:style-name="Source_20_Text"><text:span text:style-name="T70">); <text:tab/><text:tab/><text:tab/></text:span></text:span><text:span text:style-name="Source_20_Text"><text:span text:style-name="T18">// calls global function strlen</text:span></text:span><text:span text:style-name="Source_20_Text"><text:span text:style-name="T74"><text:line-break/></text:span></text:span><text:span text:style-name="Source_20_Text"><text:span text:style-name="T63">$b </text:span></text:span><text:span text:style-name="Source_20_Text"><text:span text:style-name="T70">= \</text:span></text:span><text:span text:style-name="Source_20_Text"><text:span text:style-name="T63">INI_ALL</text:span></text:span><text:span text:style-name="Source_20_Text"><text:span text:style-name="T70">; <text:tab/><text:tab/><text:tab/><text:tab/></text:span></text:span><text:span text:style-name="Source_20_Text"><text:span text:style-name="T18">// accesses global constant INI_ALL</text:span></text:span><text:span text:style-name="Source_20_Text"><text:span text:style-name="T74"><text:line-break/></text:span></text:span><text:span text:style-name="Source_20_Text"><text:span text:style-name="T63">$c </text:span></text:span><text:span text:style-name="Source_20_Text"><text:span text:style-name="T70">= new \</text:span></text:span><text:span text:style-name="Source_20_Text"><text:span text:style-name="T63">Exception</text:span></text:span><text:span text:style-name="Source_20_Text"><text:span text:style-name="T70">(</text:span></text:span><text:span text:style-name="Source_20_Text"><text:span text:style-name="T82">'error'</text:span></text:span><text:span text:style-name="Source_20_Text"><text:span text:style-name="T70">); <text:tab/></text:span></text:span><text:span text:style-name="Source_20_Text"><text:span text:style-name="T18">// instantiates global class Exception</text:span></text:span><text:span text:style-name="Source_20_Text"><text:span text:style-name="T74"><text:line-break/></text:span></text:span><text:span text:style-name="Source_20_Text"><text:span text:style-name="T63">?&gt;</text:span></text:span></text:p>
      <text:p text:style-name="P56"/>
      <text:h text:style-name="P7" text:outline-level="2">Namespaces and dynamic language features</text:h>
      <text:p text:style-name="P30"/>
      <text:p text:style-name="P30"/>
      <text:p text:style-name="P59">PHP's implementation of namespaces is influenced by its dynamic nature as a programming language. Thus, to convert code like the following example into namespaced code:</text:p>
      <text:p text:style-name="P30"/>
      <text:p text:style-name="P30"/>
      <text:p text:style-name="P30"><text:span text:style-name="Strong_20_Emphasis"><text:span text:style-name="T39">Example #1 Dynamically accessing elements </text:span></text:span><text:span text:style-name="Strong_20_Emphasis"><text:span text:style-name="T94">(assinging the elements to a variable)</text:span></text:span><text:span text:style-name="Strong_20_Emphasis"><text:span text:style-name="T40">:</text:span></text:span></text:p>
      <text:p text:style-name="P40"/>
      <text:p text:style-name="P104"><text:span text:style-name="T17">example1.php:</text:span></text:p>
      <text:p text:style-name="P104"><text:span text:style-name="Source_20_Text"><text:span text:style-name="T63">&lt;?php</text:span></text:span></text:p>
      <text:p text:style-name="P104"><text:span text:style-name="Source_20_Text"><text:span text:style-name="T70">class </text:span></text:span><text:span text:style-name="Source_20_Text"><text:span text:style-name="T63">classname </text:span></text:span><text:span text:style-name="Source_20_Text"><text:span text:style-name="T70">{<text:line-break/>    function </text:span></text:span><text:span text:style-name="Source_20_Text"><text:span text:style-name="T63">__construct</text:span></text:span><text:span text:style-name="Source_20_Text"><text:span text:style-name="T70">() {<text:line-break/>        echo </text:span></text:span><text:span text:style-name="Source_20_Text"><text:span text:style-name="T63">__METHOD__</text:span></text:span><text:span text:style-name="Source_20_Text"><text:span text:style-name="T70">,</text:span></text:span><text:span text:style-name="Source_20_Text"><text:span text:style-name="T82">"\n"</text:span></text:span><text:span text:style-name="Source_20_Text"><text:span text:style-name="T70">;<text:line-break/>    }<text:line-break/>}</text:span></text:span></text:p>
      <text:p text:style-name="P104"><text:span text:style-name="Source_20_Text"><text:span text:style-name="T70">function </text:span></text:span><text:span text:style-name="Source_20_Text"><text:span text:style-name="T63">funcname</text:span></text:span><text:span text:style-name="Source_20_Text"><text:span text:style-name="T70">() {<text:line-break/>    echo </text:span></text:span><text:span text:style-name="Source_20_Text"><text:span text:style-name="T63">__FUNCTION__</text:span></text:span><text:span text:style-name="Source_20_Text"><text:span text:style-name="T70">,</text:span></text:span><text:span text:style-name="Source_20_Text"><text:span text:style-name="T82">"\n"</text:span></text:span><text:span text:style-name="Source_20_Text"><text:span text:style-name="T70">;<text:line-break/>}</text:span></text:span></text:p>
      <text:p text:style-name="P104"><text:span text:style-name="Source_20_Text"><text:span text:style-name="T70">const </text:span></text:span><text:span text:style-name="Source_20_Text"><text:span text:style-name="T63">constname </text:span></text:span><text:span text:style-name="Source_20_Text"><text:span text:style-name="T70">= </text:span></text:span><text:span text:style-name="Source_20_Text"><text:span text:style-name="T82">"global"</text:span></text:span><text:span text:style-name="Source_20_Text"><text:span text:style-name="T70">;<text:line-break/><text:line-break/></text:span></text:span><text:span text:style-name="Source_20_Text"><text:span text:style-name="T63">$a </text:span></text:span><text:span text:style-name="Source_20_Text"><text:span text:style-name="T70">= </text:span></text:span><text:span text:style-name="Source_20_Text"><text:span text:style-name="T82">'classname'</text:span></text:span><text:span text:style-name="Source_20_Text"><text:span text:style-name="T70">;</text:span></text:span></text:p>
      <text:p text:style-name="P104"><text:span text:style-name="Source_20_Text"><text:span text:style-name="T63">$obj </text:span></text:span><text:span text:style-name="Source_20_Text"><text:span text:style-name="T70">= new </text:span></text:span><text:span text:style-name="Source_20_Text"><text:span text:style-name="T63">$a</text:span></text:span><text:span text:style-name="Source_20_Text"><text:span text:style-name="T70">; <text:tab/><text:tab/><text:tab/><text:tab/><text:tab/></text:span></text:span><text:span text:style-name="Source_20_Text"><text:span text:style-name="T18">// classname::__construct</text:span></text:span></text:p>
      <text:p text:style-name="P104"><text:span text:style-name="Source_20_Text"><text:span text:style-name="T63">$b </text:span></text:span><text:span text:style-name="Source_20_Text"><text:span text:style-name="T70">= </text:span></text:span><text:span text:style-name="Source_20_Text"><text:span text:style-name="T82">'funcname'</text:span></text:span><text:span text:style-name="Source_20_Text"><text:span text:style-name="T70">;</text:span></text:span></text:p>
      <text:p text:style-name="P104"><text:span text:style-name="Source_20_Text"><text:span text:style-name="T63">$b</text:span></text:span><text:span text:style-name="Source_20_Text"><text:span text:style-name="T70">(); <text:tab/><text:tab/><text:tab/><text:tab/><text:tab/><text:tab/></text:span></text:span><text:span text:style-name="Source_20_Text"><text:span text:style-name="T18">// funcname</text:span></text:span></text:p>
      <text:p text:style-name="P104"><text:span text:style-name="Source_20_Text"><text:span text:style-name="T70">echo </text:span></text:span><text:span text:style-name="Source_20_Text"><text:span text:style-name="T63">constant</text:span></text:span><text:span text:style-name="Source_20_Text"><text:span text:style-name="T70">(</text:span></text:span><text:span text:style-name="Source_20_Text"><text:span text:style-name="T82">'constname'</text:span></text:span><text:span text:style-name="Source_20_Text"><text:span text:style-name="T70">), </text:span></text:span><text:span text:style-name="Source_20_Text"><text:span text:style-name="T82">"\n"</text:span></text:span><text:span text:style-name="Source_20_Text"><text:span text:style-name="T70">; <text:tab/><text:tab/></text:span></text:span><text:span text:style-name="Source_20_Text"><text:span text:style-name="T18">// global</text:span></text:span></text:p>
      <text:p text:style-name="P104"><text:span text:style-name="Source_20_Text"><text:span text:style-name="T63">?&gt;</text:span></text:span></text:p>
      <text:p text:style-name="P104"><text:soft-page-break/><text:span text:style-name="Source_20_Text">When assigning namespase dynamically</text:span><text:span text:style-name="Source_20_Text">, o</text:span><text:span text:style-name="Source_20_Text"><text:span text:style-name="T30">ne must use the fully qualified name (class name with namespace prefix). </text:span></text:span></text:p>
      <text:p text:style-name="P104"><text:span text:style-name="Source_20_Text"><text:span text:style-name="T30">Note that because there is no difference between a qualified and a fully qualified Name inside a dynamic class name, function name, or constant name, the leading backslash is not necessary.</text:span></text:span></text:p>
      <text:p text:style-name="P30"/>
      <text:p text:style-name="P30"><text:span text:style-name="Strong_20_Emphasis"><text:span text:style-name="T39">Example #2 Dynamically accessing namespaced elements</text:span></text:span></text:p>
      <text:p text:style-name="P30"><text:span text:style-name="Strong_20_Emphasis"><text:span text:style-name="T29"/></text:span></text:p>
      <text:p text:style-name="P98"><text:span text:style-name="Source_20_Text"><text:span text:style-name="T63">&lt;?php<text:line-break/></text:span></text:span><text:span text:style-name="Source_20_Text"><text:span text:style-name="T70">namespace </text:span></text:span><text:span text:style-name="Source_20_Text"><text:span text:style-name="T63">namespacename</text:span></text:span><text:span text:style-name="Source_20_Text"><text:span text:style-name="T70">;<text:line-break/>class </text:span></text:span><text:span text:style-name="Source_20_Text"><text:span text:style-name="T63">classname </text:span></text:span><text:span text:style-name="Source_20_Text"><text:span text:style-name="T70">{<text:line-break/>    function </text:span></text:span><text:span text:style-name="Source_20_Text"><text:span text:style-name="T63">__construct</text:span></text:span><text:span text:style-name="Source_20_Text"><text:span text:style-name="T70">() {<text:line-break/>        echo </text:span></text:span><text:span text:style-name="Source_20_Text"><text:span text:style-name="T63">__METHOD__</text:span></text:span><text:span text:style-name="Source_20_Text"><text:span text:style-name="T70">,</text:span></text:span><text:span text:style-name="Source_20_Text"><text:span text:style-name="T82">"\n"</text:span></text:span><text:span text:style-name="Source_20_Text"><text:span text:style-name="T70">;<text:line-break/>    }<text:line-break/>}<text:line-break/>function </text:span></text:span><text:span text:style-name="Source_20_Text"><text:span text:style-name="T63">funcname</text:span></text:span><text:span text:style-name="Source_20_Text"><text:span text:style-name="T70">() {<text:line-break/>    echo </text:span></text:span><text:span text:style-name="Source_20_Text"><text:span text:style-name="T63">__FUNCTION__</text:span></text:span><text:span text:style-name="Source_20_Text"><text:span text:style-name="T70">,</text:span></text:span><text:span text:style-name="Source_20_Text"><text:span text:style-name="T82">"\n"</text:span></text:span><text:span text:style-name="Source_20_Text"><text:span text:style-name="T70">;<text:line-break/>}<text:line-break/>const </text:span></text:span><text:span text:style-name="Source_20_Text"><text:span text:style-name="T63">constname </text:span></text:span><text:span text:style-name="Source_20_Text"><text:span text:style-name="T70">= </text:span></text:span><text:span text:style-name="Source_20_Text"><text:span text:style-name="T82">"namespaced"</text:span></text:span><text:span text:style-name="Source_20_Text"><text:span text:style-name="T70">;<text:line-break/><text:line-break/></text:span></text:span><text:span text:style-name="Source_20_Text"><text:span text:style-name="T92">/* note that if using double quotes, "\\namespacename\\classname" must be used */</text:span></text:span></text:p>
      <text:p text:style-name="P105"><text:span text:style-name="Source_20_Text"><text:span text:style-name="T74"><text:line-break/></text:span></text:span><text:span text:style-name="Source_20_Text"><text:span text:style-name="T63">$a </text:span></text:span><text:span text:style-name="Source_20_Text"><text:span text:style-name="T70">= </text:span></text:span><text:span text:style-name="Source_20_Text"><text:span text:style-name="T82">'\namespacename\classname'</text:span></text:span><text:span text:style-name="Source_20_Text"><text:span text:style-name="T70">;<text:line-break/></text:span></text:span><text:span text:style-name="Source_20_Text"><text:span text:style-name="T63">$obj </text:span></text:span><text:span text:style-name="Source_20_Text"><text:span text:style-name="T70">= new </text:span></text:span><text:span text:style-name="Source_20_Text"><text:span text:style-name="T63">$a</text:span></text:span><text:span text:style-name="Source_20_Text"><text:span text:style-name="T70">; <text:tab/><text:tab/><text:tab/><text:tab/></text:span></text:span><text:span text:style-name="Source_20_Text"><text:span text:style-name="T18">// namespacename\classname::__construct</text:span></text:span><text:span text:style-name="Source_20_Text"><text:span text:style-name="T74"><text:line-break/></text:span></text:span><text:span text:style-name="Source_20_Text"><text:span text:style-name="T63">$a </text:span></text:span><text:span text:style-name="Source_20_Text"><text:span text:style-name="T70">= </text:span></text:span><text:span text:style-name="Source_20_Text"><text:span text:style-name="T82">'namespacename\classname'</text:span></text:span><text:span text:style-name="Source_20_Text"><text:span text:style-name="T70">;<text:line-break/></text:span></text:span><text:span text:style-name="Source_20_Text"><text:span text:style-name="T63">$obj </text:span></text:span><text:span text:style-name="Source_20_Text"><text:span text:style-name="T70">= new </text:span></text:span><text:span text:style-name="Source_20_Text"><text:span text:style-name="T63">$a</text:span></text:span><text:span text:style-name="Source_20_Text"><text:span text:style-name="T70">; <text:tab/><text:tab/><text:tab/><text:tab/></text:span></text:span><text:span text:style-name="Source_20_Text"><text:span text:style-name="T18">// namespacename\classname::__construct</text:span></text:span><text:span text:style-name="Source_20_Text"><text:span text:style-name="T74"><text:line-break/></text:span></text:span><text:span text:style-name="Source_20_Text"><text:span text:style-name="T63">$b </text:span></text:span><text:span text:style-name="Source_20_Text"><text:span text:style-name="T70">= </text:span></text:span><text:span text:style-name="Source_20_Text"><text:span text:style-name="T82">'namespacename\funcname'</text:span></text:span><text:span text:style-name="Source_20_Text"><text:span text:style-name="T70">;<text:line-break/></text:span></text:span><text:span text:style-name="Source_20_Text"><text:span text:style-name="T63">$b</text:span></text:span><text:span text:style-name="Source_20_Text"><text:span text:style-name="T70">(); <text:tab/><text:tab/><text:tab/><text:tab/><text:tab/></text:span></text:span><text:span text:style-name="Source_20_Text"><text:span text:style-name="T18">// namespacename\funcname</text:span></text:span><text:span text:style-name="Source_20_Text"><text:span text:style-name="T74"><text:line-break/></text:span></text:span><text:span text:style-name="Source_20_Text"><text:span text:style-name="T63">$b </text:span></text:span><text:span text:style-name="Source_20_Text"><text:span text:style-name="T70">= </text:span></text:span><text:span text:style-name="Source_20_Text"><text:span text:style-name="T82">'\namespacename\funcname'</text:span></text:span><text:span text:style-name="Source_20_Text"><text:span text:style-name="T70">;<text:line-break/></text:span></text:span><text:span text:style-name="Source_20_Text"><text:span text:style-name="T63">$b</text:span></text:span><text:span text:style-name="Source_20_Text"><text:span text:style-name="T70">(); <text:tab/><text:tab/><text:tab/><text:tab/><text:tab/></text:span></text:span><text:span text:style-name="Source_20_Text"><text:span text:style-name="T18">// namespacename\funcname</text:span></text:span><text:span text:style-name="Source_20_Text"><text:span text:style-name="T74"><text:line-break/></text:span></text:span><text:span text:style-name="Source_20_Text"><text:span text:style-name="T70">echo </text:span></text:span><text:span text:style-name="Source_20_Text"><text:span text:style-name="T63">constant</text:span></text:span><text:span text:style-name="Source_20_Text"><text:span text:style-name="T70">(</text:span></text:span><text:span text:style-name="Source_20_Text"><text:span text:style-name="T82">'\namespacename\constname'</text:span></text:span><text:span text:style-name="Source_20_Text"><text:span text:style-name="T70">), </text:span></text:span><text:span text:style-name="Source_20_Text"><text:span text:style-name="T82">"\n"</text:span></text:span><text:span text:style-name="Source_20_Text"><text:span text:style-name="T70">; <text:tab/></text:span></text:span><text:span text:style-name="Source_20_Text"><text:span text:style-name="T18">// namespaced</text:span></text:span><text:span text:style-name="Source_20_Text"><text:span text:style-name="T74"><text:line-break/></text:span></text:span><text:span text:style-name="Source_20_Text"><text:span text:style-name="T70">echo </text:span></text:span><text:span text:style-name="Source_20_Text"><text:span text:style-name="T63">constant</text:span></text:span><text:span text:style-name="Source_20_Text"><text:span text:style-name="T70">(</text:span></text:span><text:span text:style-name="Source_20_Text"><text:span text:style-name="T82">'namespacename\constname'</text:span></text:span><text:span text:style-name="Source_20_Text"><text:span text:style-name="T70">), </text:span></text:span><text:span text:style-name="Source_20_Text"><text:span text:style-name="T82">"\n"</text:span></text:span><text:span text:style-name="Source_20_Text"><text:span text:style-name="T70">; <text:tab/></text:span></text:span><text:span text:style-name="Source_20_Text"><text:span text:style-name="T18">// prints namespaced</text:span></text:span><text:span text:style-name="Source_20_Text"><text:span text:style-name="T74"><text:line-break/></text:span></text:span><text:span text:style-name="Source_20_Text"><text:span text:style-name="T63">?&gt;</text:span></text:span></text:p>
      <text:p text:style-name="P85"/>
      <text:p text:style-name="P30"/>
      <text:p text:style-name="P30"/>
      <text:p text:style-name="P30"/>
      <text:p text:style-name="P30"/>
      <text:h text:style-name="P7" text:outline-level="2"><text:soft-page-break/><text:span text:style-name="T116">namespace</text:span> keyword and<text:span text:style-name="T99"> </text:span><text:span text:style-name="T116">__NAMESPACE__</text:span><text:span text:style-name="T99"> </text:span>constant</text:h>
      <text:p text:style-name="P32"/>
      <text:p text:style-name="P30"><text:span text:style-name="T44">PHP supports two ways of abstractly accessing elements within the current namespace, the </text:span><text:span text:style-name="Strong_20_Emphasis"><text:span text:style-name="Source_20_Text"><text:span text:style-name="T46">__NAMESPACE__</text:span></text:span></text:span><text:span text:style-name="T44"> magic constant, and the </text:span><text:span text:style-name="Source_20_Text"><text:span text:style-name="T44">namespace</text:span></text:span><text:span text:style-name="T44"> keyword.</text:span></text:p>
      <text:p text:style-name="P30"><text:span text:style-name="T44"/></text:p>
      <text:p text:style-name="P76"><text:span text:style-name="T52">The value of </text:span><text:span text:style-name="Strong_20_Emphasis"><text:span text:style-name="Source_20_Text"><text:span text:style-name="T53">__NAMESPACE__</text:span></text:span></text:span><text:span text:style-name="T52"> is a string that contains the current namespace name. </text:span></text:p>
      <text:p text:style-name="P76"><text:span text:style-name="T52">In global, un-namespaced code, it contains an empty string.</text:span><text:span text:style-name="T16"><text:line-break/></text:span></text:p>
      <text:p text:style-name="P30"/>
      <text:p text:style-name="P30"><text:span text:style-name="Strong_20_Emphasis"><text:span text:style-name="T39">Example #1 __NAMESPACE__ example, namespaced code</text:span></text:span></text:p>
      <text:p text:style-name="P30"><text:span text:style-name="Strong_20_Emphasis"><text:span text:style-name="T39"/></text:span></text:p>
      <text:p text:style-name="P90"><text:span text:style-name="Source_20_Text"><text:span text:style-name="T63">&lt;?php<text:line-break/></text:span></text:span><text:span text:style-name="Source_20_Text"><text:span text:style-name="T70">namespace </text:span></text:span><text:span text:style-name="Source_20_Text"><text:span text:style-name="T63">MyProject</text:span></text:span><text:span text:style-name="Source_20_Text"><text:span text:style-name="T70">;<text:line-break/><text:line-break/>echo </text:span></text:span><text:span text:style-name="Source_20_Text"><text:span text:style-name="T82">'"'</text:span></text:span><text:span text:style-name="Source_20_Text"><text:span text:style-name="T70">, </text:span></text:span><text:span text:style-name="Source_20_Text"><text:span text:style-name="T63">__NAMESPACE__</text:span></text:span><text:span text:style-name="Source_20_Text"><text:span text:style-name="T70">, </text:span></text:span><text:span text:style-name="Source_20_Text"><text:span text:style-name="T82">'"'</text:span></text:span><text:span text:style-name="Source_20_Text"><text:span text:style-name="T70">; </text:span></text:span><text:span text:style-name="Source_20_Text"><text:span text:style-name="T74"><text:line-break/></text:span></text:span><text:span text:style-name="Source_20_Text"><text:span text:style-name="T63">?&gt;</text:span></text:span></text:p>
      <text:p text:style-name="P89"><text:span text:style-name="Source_20_Text"><text:span text:style-name="T18">// "MyProject"</text:span></text:span></text:p>
      <text:p text:style-name="P30"/>
      <text:p text:style-name="P30"/>
      <text:p text:style-name="P30"><text:span text:style-name="Strong_20_Emphasis"><text:span text:style-name="T39">Example #2 __NAMESPACE__ example, global code</text:span></text:span></text:p>
      <text:p text:style-name="P30"><text:span text:style-name="Strong_20_Emphasis"><text:span text:style-name="T39"/></text:span></text:p>
      <text:p text:style-name="P88"><text:span text:style-name="Source_20_Text"><text:span text:style-name="T63">&lt;?php<text:line-break/><text:line-break/></text:span></text:span><text:span text:style-name="Source_20_Text"><text:span text:style-name="T70">echo </text:span></text:span><text:span text:style-name="Source_20_Text"><text:span text:style-name="T82">'"'</text:span></text:span><text:span text:style-name="Source_20_Text"><text:span text:style-name="T70">, </text:span></text:span><text:span text:style-name="Source_20_Text"><text:span text:style-name="T63">__NAMESPACE__</text:span></text:span><text:span text:style-name="Source_20_Text"><text:span text:style-name="T70">, </text:span></text:span><text:span text:style-name="Source_20_Text"><text:span text:style-name="T82">'"'</text:span></text:span><text:span text:style-name="Source_20_Text"><text:span text:style-name="T70">; </text:span></text:span><text:span text:style-name="Source_20_Text"><text:span text:style-name="T74"><text:line-break/></text:span></text:span><text:span text:style-name="Source_20_Text"><text:span text:style-name="T63">?&gt;</text:span></text:span></text:p>
      <text:p text:style-name="P89"><text:span text:style-name="Source_20_Text"><text:span text:style-name="T18">// ""</text:span></text:span></text:p>
      <text:p text:style-name="P30"/>
      <text:p text:style-name="P33">The __NAMESPACE__ constant is useful for dynamically constructing names, for instance:</text:p>
      <text:p text:style-name="P30"><text:span text:style-name="Strong_20_Emphasis"><text:span text:style-name="T29"/></text:span></text:p>
      <text:p text:style-name="P34"><text:span text:style-name="Strong_20_Emphasis"><text:span text:style-name="T39">Example #3 using __NAMESPACE__ for dynamic name construction</text:span></text:span></text:p>
      <text:p text:style-name="P30"><text:span text:style-name="Source_20_Text"><text:span text:style-name="T61">&lt;?php</text:span></text:span></text:p>
      <text:p text:style-name="P30"><text:span text:style-name="Source_20_Text"><text:span text:style-name="T61">namespace MyProject;</text:span></text:span></text:p>
      <text:p text:style-name="P30"><text:span text:style-name="Source_20_Text"><text:span text:style-name="T63"/></text:span></text:p>
      <text:p text:style-name="P30"><text:span text:style-name="Source_20_Text"><text:span text:style-name="T61">class Chris {</text:span></text:span></text:p>
      <text:p text:style-name="P30"><text:span text:style-name="Source_20_Text"><text:span text:style-name="T61"><text:s text:c="4"/>function __construct() {</text:span></text:span></text:p>
      <text:p text:style-name="P30"><text:span text:style-name="Source_20_Text"><text:span text:style-name="T61"><text:s text:c="8"/></text:span></text:span><text:span text:style-name="Source_20_Text"><text:span text:style-name="T68">echo</text:span></text:span><text:span text:style-name="Source_20_Text"><text:span text:style-name="T61"> "\n" . __METHOD__;</text:span></text:span></text:p>
      <text:p text:style-name="P30"><text:span text:style-name="Source_20_Text"><text:span text:style-name="T61"><text:s text:c="4"/>}</text:span></text:span></text:p>
      <text:p text:style-name="P30"><text:span text:style-name="Source_20_Text"><text:span text:style-name="T61">};</text:span></text:span></text:p>
      <text:p text:style-name="P30"><text:span text:style-name="Source_20_Text"><text:span text:style-name="T63"/></text:span></text:p>
      <text:p text:style-name="P30"><text:span text:style-name="Source_20_Text"><text:span text:style-name="T61">function myGet(</text:span></text:span><text:span text:style-name="Source_20_Text"><text:span text:style-name="T93">$classname</text:span></text:span><text:span text:style-name="Source_20_Text"><text:span text:style-name="T61">) {</text:span></text:span></text:p>
      <text:p text:style-name="P30"><text:span text:style-name="Source_20_Text"><text:span text:style-name="T61"><text:s text:c="4"/>return <text:s text:c="2"/></text:span></text:span><text:span text:style-name="Source_20_Text"><text:span text:style-name="T85">__NAMESPACE__</text:span></text:span><text:span text:style-name="Source_20_Text"><text:span text:style-name="T61"> . '</text:span></text:span><text:span text:style-name="Source_20_Text"><text:span text:style-name="T85">\\</text:span></text:span><text:span text:style-name="Source_20_Text"><text:span text:style-name="T61">' . </text:span></text:span><text:span text:style-name="Source_20_Text"><text:span text:style-name="T93">$classname</text:span></text:span><text:span text:style-name="Source_20_Text"><text:span text:style-name="T61">; <text:s text:c="3"/></text:span></text:span></text:p>
      <text:p text:style-name="P30"><text:span text:style-name="Source_20_Text"><text:span text:style-name="T61">}</text:span></text:span></text:p>
      <text:p text:style-name="P30"><text:span text:style-name="Source_20_Text"><text:span text:style-name="T63"/></text:span></text:p>
      <text:p text:style-name="P30"><text:span text:style-name="Source_20_Text"><text:span text:style-name="T68">echo</text:span></text:span><text:span text:style-name="Source_20_Text"><text:span text:style-name="T61"> $dynamicName = <text:s/>myGet('Chris');</text:span></text:span></text:p>
      <text:p text:style-name="P30"><text:span text:style-name="Source_20_Text"><text:span text:style-name="T61"><text:s/></text:span></text:span></text:p>
      <text:p text:style-name="P30"><text:span text:style-name="Source_20_Text"><text:span text:style-name="T61">$obj = new $dynamicName;</text:span></text:span></text:p>
      <text:p text:style-name="P33"><text:span text:style-name="Source_20_Text"><text:span text:style-name="T61">?&gt;</text:span></text:span></text:p>
      <text:p text:style-name="P30"><text:span text:style-name="Source_20_Text"><text:span text:style-name="T20">MyProject\Chris<text:line-break/>MyProject\Chris::__construct</text:span></text:span></text:p>
      <text:p text:style-name="P30"><text:soft-page-break/><text:span text:style-name="T34">The </text:span><text:span text:style-name="Source_20_Text"><text:span text:style-name="T119">namespace</text:span></text:span><text:span text:style-name="T33"> </text:span><text:span text:style-name="T34">keyword can be used to explicitly request an element from the </text:span><text:span text:style-name="T98">current namespace or a <text:s text:c="3"/>sub-namespace</text:span><text:span text:style-name="T34">. It is the namespace equivalent of the </text:span><text:span text:style-name="Source_20_Text"><text:span text:style-name="T6">self</text:span></text:span><text:span text:style-name="T33"> </text:span><text:span text:style-name="T34">operator for classes.</text:span></text:p>
      <text:p text:style-name="P30"><text:span text:style-name="T16"/></text:p>
      <text:p text:style-name="P30"><text:span text:style-name="Strong_20_Emphasis"><text:span text:style-name="T87">Example #4 the namespace operator, inside a namespace</text:span></text:span></text:p>
      <text:p text:style-name="P30"><text:span text:style-name="Strong_20_Emphasis"><text:span text:style-name="T39"/></text:span></text:p>
      <text:p text:style-name="P99"><text:span text:style-name="Source_20_Text"><text:span text:style-name="T63">&lt;?php<text:line-break/></text:span></text:span><text:span text:style-name="Source_20_Text"><text:span text:style-name="T70">namespace </text:span></text:span><text:span text:style-name="Source_20_Text"><text:span text:style-name="T63">MyProject</text:span></text:span><text:span text:style-name="Source_20_Text"><text:span text:style-name="T70">;<text:line-break/><text:line-break/>use </text:span></text:span><text:span text:style-name="Source_20_Text"><text:span text:style-name="T63">blah</text:span></text:span><text:span text:style-name="Source_20_Text"><text:span text:style-name="T70">\</text:span></text:span><text:span text:style-name="Source_20_Text"><text:span text:style-name="T63">blah </text:span></text:span><text:span text:style-name="Source_20_Text"><text:span text:style-name="T70">as </text:span></text:span><text:span text:style-name="Source_20_Text"><text:span text:style-name="T63">mine</text:span></text:span><text:span text:style-name="Source_20_Text"><text:span text:style-name="T70">; <text:tab/><text:tab/></text:span></text:span><text:span text:style-name="Source_20_Text"><text:span text:style-name="T18">// see "Using namespaces: Aliasing/Importing"</text:span></text:span><text:span text:style-name="Source_20_Text"><text:span text:style-name="T74"><text:line-break/><text:line-break/></text:span></text:span><text:span text:style-name="Source_20_Text"><text:span text:style-name="T63">blah</text:span></text:span><text:span text:style-name="Source_20_Text"><text:span text:style-name="T70">\</text:span></text:span><text:span text:style-name="Source_20_Text"><text:span text:style-name="T63">mine</text:span></text:span><text:span text:style-name="Source_20_Text"><text:span text:style-name="T70">(); <text:tab/><text:tab/><text:tab/></text:span></text:span><text:span text:style-name="Source_20_Text"><text:span text:style-name="T18">// calls function </text:span></text:span><text:span text:style-name="Source_20_Text"><text:span text:style-name="T95">MyProject\blah\mine()</text:span></text:span><text:span text:style-name="Source_20_Text"><text:span text:style-name="T74"><text:line-break/></text:span></text:span><text:span text:style-name="Source_20_Text"><text:span text:style-name="T70">namespace\</text:span></text:span><text:span text:style-name="Source_20_Text"><text:span text:style-name="T63">blah</text:span></text:span><text:span text:style-name="Source_20_Text"><text:span text:style-name="T70">\</text:span></text:span><text:span text:style-name="Source_20_Text"><text:span text:style-name="T63">mine</text:span></text:span><text:span text:style-name="Source_20_Text"><text:span text:style-name="T70">(); <text:tab/><text:tab/></text:span></text:span><text:span text:style-name="Source_20_Text"><text:span text:style-name="T18">// calls function </text:span></text:span><text:span text:style-name="Source_20_Text"><text:span text:style-name="T95">MyProject\blah\mine()</text:span></text:span><text:span text:style-name="Source_20_Text"><text:span text:style-name="T74"><text:line-break/><text:line-break/></text:span></text:span><text:span text:style-name="Source_20_Text"><text:span text:style-name="T70">namespace\</text:span></text:span><text:span text:style-name="Source_20_Text"><text:span text:style-name="T63">func</text:span></text:span><text:span text:style-name="Source_20_Text"><text:span text:style-name="T70">(); <text:tab/><text:tab/></text:span></text:span><text:span text:style-name="Source_20_Text"><text:span text:style-name="T18">// calls function </text:span></text:span><text:span text:style-name="Source_20_Text"><text:span text:style-name="T95">MyProject\func()</text:span></text:span><text:span text:style-name="Source_20_Text"><text:span text:style-name="T74"><text:line-break/></text:span></text:span><text:span text:style-name="Source_20_Text"><text:span text:style-name="T70">namespace\</text:span></text:span><text:span text:style-name="Source_20_Text"><text:span text:style-name="T63">sub</text:span></text:span><text:span text:style-name="Source_20_Text"><text:span text:style-name="T70">\</text:span></text:span><text:span text:style-name="Source_20_Text"><text:span text:style-name="T63">func</text:span></text:span><text:span text:style-name="Source_20_Text"><text:span text:style-name="T70">(); <text:tab/><text:tab/></text:span></text:span><text:span text:style-name="Source_20_Text"><text:span text:style-name="T18">// calls function </text:span></text:span><text:span text:style-name="Source_20_Text"><text:span text:style-name="T95">MyProject\sub\func()</text:span></text:span></text:p>
      <text:p text:style-name="P99"><text:span text:style-name="Source_20_Text"><text:span text:style-name="T74"><text:line-break/></text:span></text:span><text:span text:style-name="Source_20_Text"><text:span text:style-name="T70">namespace\</text:span></text:span><text:span text:style-name="Source_20_Text"><text:span text:style-name="T63">cname</text:span></text:span><text:span text:style-name="Source_20_Text"><text:span text:style-name="T70">::</text:span></text:span><text:span text:style-name="Source_20_Text"><text:span text:style-name="T63">method</text:span></text:span><text:span text:style-name="Source_20_Text"><text:span text:style-name="T70">(); <text:tab/></text:span></text:span><text:span text:style-name="Source_20_Text"><text:span text:style-name="T18">// calls static method "method" of class </text:span></text:span><text:span text:style-name="Source_20_Text"><text:span text:style-name="T95">MyProject\cname</text:span></text:span><text:span text:style-name="Source_20_Text"><text:span text:style-name="T74"><text:line-break/><text:line-break/></text:span></text:span><text:span text:style-name="Source_20_Text"><text:span text:style-name="T63">$b </text:span></text:span><text:span text:style-name="Source_20_Text"><text:span text:style-name="T70">= namespace\</text:span></text:span><text:span text:style-name="Source_20_Text"><text:span text:style-name="T63">CONSTANT</text:span></text:span><text:span text:style-name="Source_20_Text"><text:span text:style-name="T70">; <text:tab/></text:span></text:span><text:span text:style-name="Source_20_Text"><text:span text:style-name="T18">// assigns value of constant </text:span></text:span><text:span text:style-name="Source_20_Text"><text:span text:style-name="T95">MyProject\CONSTANT to $b</text:span></text:span></text:p>
      <text:p text:style-name="P99"><text:span text:style-name="Source_20_Text"><text:span text:style-name="T18"/></text:span></text:p>
      <text:p text:style-name="P99"><text:span text:style-name="Source_20_Text"><text:span text:style-name="T63">$a </text:span></text:span><text:span text:style-name="Source_20_Text"><text:span text:style-name="T70">= new namespace\</text:span></text:span><text:span text:style-name="Source_20_Text"><text:span text:style-name="T63">sub</text:span></text:span><text:span text:style-name="Source_20_Text"><text:span text:style-name="T70">\</text:span></text:span><text:span text:style-name="Source_20_Text"><text:span text:style-name="T63">cname</text:span></text:span><text:span text:style-name="Source_20_Text"><text:span text:style-name="T70">(); </text:span></text:span><text:span text:style-name="Source_20_Text"><text:span text:style-name="T18">// instantiates object of class </text:span></text:span><text:span text:style-name="Source_20_Text"><text:span text:style-name="T95">MyProject\sub\cname</text:span></text:span><text:span text:style-name="Source_20_Text"><text:span text:style-name="T74"><text:line-break/></text:span></text:span><text:span text:style-name="Source_20_Text"><text:span text:style-name="T63">?&gt;</text:span></text:span></text:p>
      <text:p text:style-name="P30"><text:span text:style-name="T16"/></text:p>
      <text:p text:style-name="P30"/>
      <text:p text:style-name="P30"><text:span text:style-name="Strong_20_Emphasis"><text:span text:style-name="T39">Example #5 the namespace operator, in global code</text:span></text:span></text:p>
      <text:p text:style-name="P30"><text:span text:style-name="Strong_20_Emphasis"><text:span text:style-name="T39"/></text:span></text:p>
      <text:p text:style-name="P100"><text:span text:style-name="Source_20_Text"><text:span text:style-name="T63">&lt;?php<text:line-break/></text:span></text:span><text:span text:style-name="Source_20_Text"><text:span text:style-name="T70">namespace\</text:span></text:span><text:span text:style-name="Source_20_Text"><text:span text:style-name="T63">func</text:span></text:span><text:span text:style-name="Source_20_Text"><text:span text:style-name="T70">(); <text:tab/><text:tab/><text:tab/></text:span></text:span><text:span text:style-name="Source_20_Text"><text:span text:style-name="T18">// calls function func()</text:span></text:span><text:span text:style-name="Source_20_Text"><text:span text:style-name="T74"><text:line-break/></text:span></text:span><text:span text:style-name="Source_20_Text"><text:span text:style-name="T70">namespace\</text:span></text:span><text:span text:style-name="Source_20_Text"><text:span text:style-name="T63">sub</text:span></text:span><text:span text:style-name="Source_20_Text"><text:span text:style-name="T70">\</text:span></text:span><text:span text:style-name="Source_20_Text"><text:span text:style-name="T63">func</text:span></text:span><text:span text:style-name="Source_20_Text"><text:span text:style-name="T70">(); <text:tab/><text:tab/><text:tab/></text:span></text:span><text:span text:style-name="Source_20_Text"><text:span text:style-name="T18">// calls function sub\func()</text:span></text:span><text:span text:style-name="Source_20_Text"><text:span text:style-name="T74"><text:line-break/></text:span></text:span><text:span text:style-name="Source_20_Text"><text:span text:style-name="T70">namespace\</text:span></text:span><text:span text:style-name="Source_20_Text"><text:span text:style-name="T63">cname</text:span></text:span><text:span text:style-name="Source_20_Text"><text:span text:style-name="T70">::</text:span></text:span><text:span text:style-name="Source_20_Text"><text:span text:style-name="T63">method</text:span></text:span><text:span text:style-name="Source_20_Text"><text:span text:style-name="T70">(); <text:tab/><text:tab/></text:span></text:span><text:span text:style-name="Source_20_Text"><text:span text:style-name="T18">// calls static method "method" of class cname</text:span></text:span></text:p>
      <text:p text:style-name="P100"><text:span text:style-name="Source_20_Text"><text:span text:style-name="T74"><text:line-break/></text:span></text:span><text:span text:style-name="Source_20_Text"><text:span text:style-name="T63">$a </text:span></text:span><text:span text:style-name="Source_20_Text"><text:span text:style-name="T70">= new namespace\</text:span></text:span><text:span text:style-name="Source_20_Text"><text:span text:style-name="T63">sub</text:span></text:span><text:span text:style-name="Source_20_Text"><text:span text:style-name="T70">\</text:span></text:span><text:span text:style-name="Source_20_Text"><text:span text:style-name="T63">cname</text:span></text:span><text:span text:style-name="Source_20_Text"><text:span text:style-name="T70">(); <text:tab/></text:span></text:span><text:span text:style-name="Source_20_Text"><text:span text:style-name="T18">// instantiates object of class sub\cname</text:span></text:span><text:span text:style-name="Source_20_Text"><text:span text:style-name="T74"><text:line-break/></text:span></text:span><text:span text:style-name="Source_20_Text"><text:span text:style-name="T63">$b </text:span></text:span><text:span text:style-name="Source_20_Text"><text:span text:style-name="T70">= namespace\</text:span></text:span><text:span text:style-name="Source_20_Text"><text:span text:style-name="T63">CONSTANT</text:span></text:span><text:span text:style-name="Source_20_Text"><text:span text:style-name="T70">; <text:tab/><text:tab/></text:span></text:span><text:span text:style-name="Source_20_Text"><text:span text:style-name="T18">// assigns value of constant CONSTANT to $b</text:span></text:span><text:span text:style-name="Source_20_Text"><text:span text:style-name="T74"><text:line-break/></text:span></text:span><text:span text:style-name="Source_20_Text"><text:span text:style-name="T63">?&gt;</text:span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8" text:outline-level="2"><text:soft-page-break/><text:span text:style-name="T42">Using namespaces: Aliasing </text:span><text:span text:style-name="T43">and </text:span><text:span text:style-name="T42">Importing</text:span></text:h>
      <text:p text:style-name="P30"/>
      <text:p text:style-name="P59">The ability to refer to an external fully qualified name with an alias, or importing, is an important feature of namespaces. This is similar to the ability of unix-based filesystems to create symbolic links to a file or to a directory.</text:p>
      <text:p text:style-name="P30"/>
      <text:p text:style-name="P30">PHP can alias(/import) constants, functions, classes, interfaces, and namespaces.</text:p>
      <text:p text:style-name="P30"/>
      <text:p text:style-name="P30">Aliasing is accomplished with the use operator. Here is an example showing all 5 kinds of importing:</text:p>
      <text:p text:style-name="P30"/>
      <text:p text:style-name="P30"/>
      <text:p text:style-name="P30"><text:span text:style-name="Strong_20_Emphasis"><text:span text:style-name="T87">Example #1 importing/aliasing with the use operator</text:span></text:span></text:p>
      <text:p text:style-name="P30"><text:span text:style-name="Strong_20_Emphasis"><text:span text:style-name="T39"/></text:span></text:p>
      <text:p text:style-name="P101"><text:span text:style-name="Source_20_Text"><text:span text:style-name="T63">&lt;?php<text:line-break/></text:span></text:span><text:span text:style-name="Source_20_Text"><text:span text:style-name="T70">namespace </text:span></text:span><text:span text:style-name="Source_20_Text"><text:span text:style-name="T63">foo</text:span></text:span><text:span text:style-name="Source_20_Text"><text:span text:style-name="T70">;</text:span></text:span></text:p>
      <text:p text:style-name="P101"><text:span text:style-name="Source_20_Text"><text:span text:style-name="T70">use </text:span></text:span><text:span text:style-name="Source_20_Text"><text:span text:style-name="T63">My</text:span></text:span><text:span text:style-name="Source_20_Text"><text:span text:style-name="T70">\</text:span></text:span><text:span text:style-name="Source_20_Text"><text:span text:style-name="T63">Full</text:span></text:span><text:span text:style-name="Source_20_Text"><text:span text:style-name="T70">\</text:span></text:span><text:span text:style-name="Source_20_Text"><text:span text:style-name="T63">Classname </text:span></text:span><text:span text:style-name="Source_20_Text"><text:span text:style-name="T70">as </text:span></text:span><text:span text:style-name="Source_20_Text"><text:span text:style-name="T63">Another</text:span></text:span><text:span text:style-name="Source_20_Text"><text:span text:style-name="T70">;</text:span></text:span></text:p>
      <text:p text:style-name="P101"><text:span text:style-name="Source_20_Text"><text:span text:style-name="T70">use </text:span></text:span><text:span text:style-name="Source_20_Text"><text:span text:style-name="T63">My</text:span></text:span><text:span text:style-name="Source_20_Text"><text:span text:style-name="T70">\</text:span></text:span><text:span text:style-name="Source_20_Text"><text:span text:style-name="T63">Full</text:span></text:span><text:span text:style-name="Source_20_Text"><text:span text:style-name="T70">\</text:span></text:span><text:span text:style-name="Source_20_Text"><text:span text:style-name="T63">NSname</text:span></text:span><text:span text:style-name="Source_20_Text"><text:span text:style-name="T70">;<text:tab/><text:tab/></text:span></text:span><text:span text:style-name="Source_20_Text"><text:span text:style-name="T18">// this is the same as </text:span></text:span><text:span text:style-name="Source_20_Text"><text:span text:style-name="T92">use My\Full\NSname as Nsname</text:span></text:span></text:p>
      <text:p text:style-name="P101"><text:span text:style-name="Source_20_Text"><text:span text:style-name="T70">use </text:span></text:span><text:span text:style-name="Source_20_Text"><text:span text:style-name="T63">ArrayObject</text:span></text:span><text:span text:style-name="Source_20_Text"><text:span text:style-name="T70">;<text:tab/><text:tab/><text:tab/><text:tab/><text:tab/><text:tab/></text:span></text:span><text:span text:style-name="Source_20_Text"><text:span text:style-name="T18">// importing a global class</text:span></text:span></text:p>
      <text:p text:style-name="P101"><text:span text:style-name="Source_20_Text"><text:span text:style-name="T70">use </text:span></text:span><text:span text:style-name="Source_20_Text"><text:span text:style-name="T86">function</text:span></text:span><text:span text:style-name="Source_20_Text"><text:span text:style-name="T70"> </text:span></text:span><text:span text:style-name="Source_20_Text"><text:span text:style-name="T63">My</text:span></text:span><text:span text:style-name="Source_20_Text"><text:span text:style-name="T70">\</text:span></text:span><text:span text:style-name="Source_20_Text"><text:span text:style-name="T63">Full</text:span></text:span><text:span text:style-name="Source_20_Text"><text:span text:style-name="T70">\</text:span></text:span><text:span text:style-name="Source_20_Text"><text:span text:style-name="T63">functionName</text:span></text:span><text:span text:style-name="Source_20_Text"><text:span text:style-name="T70">;<text:tab/><text:tab/><text:tab/></text:span></text:span><text:span text:style-name="Source_20_Text"><text:span text:style-name="T18">// importing a function</text:span></text:span></text:p>
      <text:p text:style-name="P108"><text:span text:style-name="Source_20_Text"><text:span text:style-name="T70">use </text:span></text:span><text:span text:style-name="Source_20_Text"><text:span text:style-name="T86">function</text:span></text:span><text:span text:style-name="Source_20_Text"><text:span text:style-name="T70"> </text:span></text:span><text:span text:style-name="Source_20_Text"><text:span text:style-name="T63">My</text:span></text:span><text:span text:style-name="Source_20_Text"><text:span text:style-name="T70">\</text:span></text:span><text:span text:style-name="Source_20_Text"><text:span text:style-name="T63">Full</text:span></text:span><text:span text:style-name="Source_20_Text"><text:span text:style-name="T70">\</text:span></text:span><text:span text:style-name="Source_20_Text"><text:span text:style-name="T63">functionName </text:span></text:span><text:span text:style-name="Source_20_Text"><text:span text:style-name="T70">as </text:span></text:span><text:span text:style-name="Source_20_Text"><text:span text:style-name="T63">func</text:span></text:span><text:span text:style-name="Source_20_Text"><text:span text:style-name="T70">; <text:tab/></text:span></text:span><text:span text:style-name="Source_20_Text"><text:span text:style-name="T18">// aliasing a function</text:span></text:span></text:p>
      <text:p text:style-name="P109"><text:span text:style-name="Source_20_Text"><text:span text:style-name="T70">use </text:span></text:span><text:span text:style-name="Source_20_Text"><text:span text:style-name="T86">const</text:span></text:span><text:span text:style-name="Source_20_Text"><text:span text:style-name="T70"> </text:span></text:span><text:span text:style-name="Source_20_Text"><text:span text:style-name="T63">My</text:span></text:span><text:span text:style-name="Source_20_Text"><text:span text:style-name="T70">\</text:span></text:span><text:span text:style-name="Source_20_Text"><text:span text:style-name="T63">Full</text:span></text:span><text:span text:style-name="Source_20_Text"><text:span text:style-name="T70">\</text:span></text:span><text:span text:style-name="Source_20_Text"><text:span text:style-name="T63">CONSTANT</text:span></text:span><text:span text:style-name="Source_20_Text"><text:span text:style-name="T70">;<text:tab/><text:tab/><text:tab/><text:tab/></text:span></text:span><text:span text:style-name="Source_20_Text"><text:span text:style-name="T18">// importing a constant</text:span></text:span></text:p>
      <text:p text:style-name="P107"><text:span text:style-name="Source_20_Text"><text:span text:style-name="T63">$obj </text:span></text:span><text:span text:style-name="Source_20_Text"><text:span text:style-name="T70">= new namespace\</text:span></text:span><text:span text:style-name="Source_20_Text"><text:span text:style-name="T63">Another</text:span></text:span><text:span text:style-name="Source_20_Text"><text:span text:style-name="T70">; <text:tab/></text:span></text:span><text:span text:style-name="Source_20_Text"><text:span text:style-name="T18">// instantiates object of class </text:span></text:span><text:span text:style-name="Source_20_Text"><text:span text:style-name="T92">foo\Another</text:span></text:span></text:p>
      <text:p text:style-name="P107"><text:span text:style-name="Source_20_Text"><text:span text:style-name="T63">$obj </text:span></text:span><text:span text:style-name="Source_20_Text"><text:span text:style-name="T70">= new </text:span></text:span><text:span text:style-name="Source_20_Text"><text:span text:style-name="T63">Another</text:span></text:span><text:span text:style-name="Source_20_Text"><text:span text:style-name="T70">; <text:tab/><text:tab/><text:tab/></text:span></text:span><text:span text:style-name="Source_20_Text"><text:span text:style-name="T18">// instantiates object of class </text:span></text:span><text:span text:style-name="Source_20_Text"><text:span text:style-name="T92">My\Full\Classname</text:span></text:span></text:p>
      <text:p text:style-name="P107"><text:span text:style-name="Source_20_Text"><text:span text:style-name="T63">NSname</text:span></text:span><text:span text:style-name="Source_20_Text"><text:span text:style-name="T70">\</text:span></text:span><text:span text:style-name="Source_20_Text"><text:span text:style-name="T63">subns</text:span></text:span><text:span text:style-name="Source_20_Text"><text:span text:style-name="T70">\</text:span></text:span><text:span text:style-name="Source_20_Text"><text:span text:style-name="T63">func</text:span></text:span><text:span text:style-name="Source_20_Text"><text:span text:style-name="T70">(); <text:tab/><text:tab/><text:tab/></text:span></text:span><text:span text:style-name="Source_20_Text"><text:span text:style-name="T18">// calls function </text:span></text:span><text:span text:style-name="Source_20_Text"><text:span text:style-name="T92">My\Full\NSname\subns\func</text:span></text:span></text:p>
      <text:p text:style-name="P107"><text:span text:style-name="Source_20_Text"><text:span text:style-name="T63">func</text:span></text:span><text:span text:style-name="Source_20_Text"><text:span text:style-name="T70">(); <text:tab/><text:tab/><text:tab/><text:tab/><text:tab/></text:span></text:span><text:span text:style-name="Source_20_Text"><text:span text:style-name="T18">// calls function </text:span></text:span><text:span text:style-name="Source_20_Text"><text:span text:style-name="T92">My\Full\functionName</text:span></text:span></text:p>
      <text:p text:style-name="P107"><text:span text:style-name="Source_20_Text"><text:span text:style-name="T70">echo </text:span></text:span><text:span text:style-name="Source_20_Text"><text:span text:style-name="T63">CONSTANT</text:span></text:span><text:span text:style-name="Source_20_Text"><text:span text:style-name="T70">; <text:tab/><text:tab/><text:tab/><text:tab/></text:span></text:span><text:span text:style-name="Source_20_Text"><text:span text:style-name="T18">// echoes the value of </text:span></text:span><text:span text:style-name="Source_20_Text"><text:span text:style-name="T92">My\Full\CONSTANT</text:span></text:span></text:p>
      <text:p text:style-name="P107"><text:span text:style-name="Source_20_Text"><text:span text:style-name="T63">$a </text:span></text:span><text:span text:style-name="Source_20_Text"><text:span text:style-name="T70">= new </text:span></text:span><text:span text:style-name="Source_20_Text"><text:span text:style-name="T63">ArrayObject</text:span></text:span><text:span text:style-name="Source_20_Text"><text:span text:style-name="T70">(array(</text:span></text:span><text:span text:style-name="Source_20_Text"><text:span text:style-name="T63">1</text:span></text:span><text:span text:style-name="Source_20_Text"><text:span text:style-name="T70">)); <text:tab/></text:span></text:span><text:span text:style-name="Source_20_Text"><text:span text:style-name="T18">// instantiates object of class </text:span></text:span><text:span text:style-name="Source_20_Text"><text:span text:style-name="T92">ArrayObject</text:span></text:span></text:p>
      <text:p text:style-name="P107"><text:span text:style-name="Source_20_Text"><text:span text:style-name="T19">// without the "use ArrayObject" we would instantiate an object of class </text:span></text:span><text:span text:style-name="Source_20_Text"><text:span text:style-name="T92">foo\ArrayObject</text:span></text:span><text:span text:style-name="Source_20_Text"><text:span text:style-name="T74"><text:line-break/></text:span></text:span><text:span text:style-name="Source_20_Text"><text:span text:style-name="T63">?&gt;</text:span></text:span></text:p>
      <text:p text:style-name="P62"><text:soft-page-break/><text:span text:style-name="T120">When inporting namespace</text:span> <text:span text:style-name="T108">leading backslash is unnecessary and not recommended, as import names must be fully qualified, and are not processed relative to the current namespace.</text:span></text:p>
      <text:p text:style-name="P30"/>
      <text:p text:style-name="P59">PHP additionally supports a convenience shortcut to place multiple use statements on the same line</text:p>
      <text:p text:style-name="P59"/>
      <text:p text:style-name="P30"/>
      <text:p text:style-name="P30"><text:span text:style-name="Strong_20_Emphasis"><text:span text:style-name="T39">Example #2 importing/aliasing with the use operator, multiple use statements combined</text:span></text:span></text:p>
      <text:p text:style-name="P30"/>
      <text:p text:style-name="P88"><text:span text:style-name="Source_20_Text"><text:span text:style-name="T63">&lt;?php<text:line-break/></text:span></text:span><text:span text:style-name="Source_20_Text"><text:span text:style-name="T70">use </text:span></text:span><text:span text:style-name="Source_20_Text"><text:span text:style-name="T63">My</text:span></text:span><text:span text:style-name="Source_20_Text"><text:span text:style-name="T70">\</text:span></text:span><text:span text:style-name="Source_20_Text"><text:span text:style-name="T63">Full</text:span></text:span><text:span text:style-name="Source_20_Text"><text:span text:style-name="T70">\</text:span></text:span><text:span text:style-name="Source_20_Text"><text:span text:style-name="T63">Classname </text:span></text:span><text:span text:style-name="Source_20_Text"><text:span text:style-name="T70">as </text:span></text:span><text:span text:style-name="Source_20_Text"><text:span text:style-name="T63">Another</text:span></text:span><text:span text:style-name="Source_20_Text"><text:span text:style-name="T70">, </text:span></text:span><text:span text:style-name="Source_20_Text"><text:span text:style-name="T63">My</text:span></text:span><text:span text:style-name="Source_20_Text"><text:span text:style-name="T70">\</text:span></text:span><text:span text:style-name="Source_20_Text"><text:span text:style-name="T63">Full</text:span></text:span><text:span text:style-name="Source_20_Text"><text:span text:style-name="T70">\</text:span></text:span><text:span text:style-name="Source_20_Text"><text:span text:style-name="T63">NSname</text:span></text:span><text:span text:style-name="Source_20_Text"><text:span text:style-name="T70">;<text:line-break/><text:line-break/></text:span></text:span><text:span text:style-name="Source_20_Text"><text:span text:style-name="T63">$obj </text:span></text:span><text:span text:style-name="Source_20_Text"><text:span text:style-name="T70">= new </text:span></text:span><text:span text:style-name="Source_20_Text"><text:span text:style-name="T63">Another</text:span></text:span><text:span text:style-name="Source_20_Text"><text:span text:style-name="T70">; <text:tab/><text:tab/></text:span></text:span><text:span text:style-name="Source_20_Text"><text:span text:style-name="T18">// instantiates object of class </text:span></text:span><text:span text:style-name="Source_20_Text"><text:span text:style-name="T92">My\Full\Classname</text:span></text:span><text:span text:style-name="Source_20_Text"><text:span text:style-name="T74"><text:line-break/></text:span></text:span><text:span text:style-name="Source_20_Text"><text:span text:style-name="T63">NSname</text:span></text:span><text:span text:style-name="Source_20_Text"><text:span text:style-name="T70">\</text:span></text:span><text:span text:style-name="Source_20_Text"><text:span text:style-name="T63">subns</text:span></text:span><text:span text:style-name="Source_20_Text"><text:span text:style-name="T70">\</text:span></text:span><text:span text:style-name="Source_20_Text"><text:span text:style-name="T63">func</text:span></text:span><text:span text:style-name="Source_20_Text"><text:span text:style-name="T70">(); <text:tab/><text:tab/></text:span></text:span><text:span text:style-name="Source_20_Text"><text:span text:style-name="T18">// calls function</text:span></text:span><text:span text:style-name="Source_20_Text"><text:span text:style-name="T92"> My\Full\NSname\subns\func</text:span></text:span><text:span text:style-name="Source_20_Text"><text:span text:style-name="T74"><text:line-break/></text:span></text:span><text:span text:style-name="Source_20_Text"><text:span text:style-name="T63">?&gt;</text:span></text:span></text:p>
      <text:p text:style-name="P30"/>
      <text:p text:style-name="P30"/>
      <text:p text:style-name="P60">Importing is performed at compile-time, and so does not affect dynamic class, function or constant names.</text:p>
      <text:p text:style-name="P30"/>
      <text:p text:style-name="P30"><text:span text:style-name="Strong_20_Emphasis"><text:span text:style-name="T29"/></text:span></text:p>
      <text:p text:style-name="P30"><text:span text:style-name="Strong_20_Emphasis"><text:span text:style-name="T39">Example #3 Importing and dynamic names</text:span></text:span></text:p>
      <text:p text:style-name="P30"><text:span text:style-name="Strong_20_Emphasis"><text:span text:style-name="T39"/></text:span></text:p>
      <text:p text:style-name="P88"><text:span text:style-name="Source_20_Text"><text:span text:style-name="T63">&lt;?php<text:line-break/></text:span></text:span><text:span text:style-name="Source_20_Text"><text:span text:style-name="T70">use </text:span></text:span><text:span text:style-name="Source_20_Text"><text:span text:style-name="T63">My</text:span></text:span><text:span text:style-name="Source_20_Text"><text:span text:style-name="T70">\</text:span></text:span><text:span text:style-name="Source_20_Text"><text:span text:style-name="T63">Full</text:span></text:span><text:span text:style-name="Source_20_Text"><text:span text:style-name="T70">\</text:span></text:span><text:span text:style-name="Source_20_Text"><text:span text:style-name="T63">Classname </text:span></text:span><text:span text:style-name="Source_20_Text"><text:span text:style-name="T70">as </text:span></text:span><text:span text:style-name="Source_20_Text"><text:span text:style-name="T63">Another</text:span></text:span><text:span text:style-name="Source_20_Text"><text:span text:style-name="T70">, </text:span></text:span><text:span text:style-name="Source_20_Text"><text:span text:style-name="T63">My</text:span></text:span><text:span text:style-name="Source_20_Text"><text:span text:style-name="T70">\</text:span></text:span><text:span text:style-name="Source_20_Text"><text:span text:style-name="T63">Full</text:span></text:span><text:span text:style-name="Source_20_Text"><text:span text:style-name="T70">\</text:span></text:span><text:span text:style-name="Source_20_Text"><text:span text:style-name="T63">NSname</text:span></text:span><text:span text:style-name="Source_20_Text"><text:span text:style-name="T70">;<text:line-break/><text:line-break/></text:span></text:span><text:span text:style-name="Source_20_Text"><text:span text:style-name="T63">$obj </text:span></text:span><text:span text:style-name="Source_20_Text"><text:span text:style-name="T70">= new </text:span></text:span><text:span text:style-name="Source_20_Text"><text:span text:style-name="T63">Another</text:span></text:span><text:span text:style-name="Source_20_Text"><text:span text:style-name="T70">; <text:tab/><text:tab/></text:span></text:span><text:span text:style-name="Source_20_Text"><text:span text:style-name="T18">// instantiates object of class </text:span></text:span><text:span text:style-name="Source_20_Text"><text:span text:style-name="T92">My\Full\Classname</text:span></text:span><text:span text:style-name="Source_20_Text"><text:span text:style-name="T74"><text:line-break/></text:span></text:span><text:span text:style-name="Source_20_Text"><text:span text:style-name="T63">$a </text:span></text:span><text:span text:style-name="Source_20_Text"><text:span text:style-name="T70">= </text:span></text:span><text:span text:style-name="Source_20_Text"><text:span text:style-name="T82">'Another'</text:span></text:span><text:span text:style-name="Source_20_Text"><text:span text:style-name="T70">;<text:line-break/></text:span></text:span><text:span text:style-name="Source_20_Text"><text:span text:style-name="T63">$obj </text:span></text:span><text:span text:style-name="Source_20_Text"><text:span text:style-name="T70">= new </text:span></text:span><text:span text:style-name="Source_20_Text"><text:span text:style-name="T63">$a</text:span></text:span><text:span text:style-name="Source_20_Text"><text:span text:style-name="T70">;      <text:tab/><text:tab/></text:span></text:span><text:span text:style-name="Source_20_Text"><text:span text:style-name="T18">// instantiates object of class </text:span></text:span><text:span text:style-name="Source_20_Text"><text:span text:style-name="T92">Another</text:span></text:span><text:span text:style-name="Source_20_Text"><text:span text:style-name="T74"><text:line-break/></text:span></text:span><text:span text:style-name="Source_20_Text"><text:span text:style-name="T63">?&gt;</text:span></text:span></text:p>
      <text:p text:style-name="P30"/>
      <text:p text:style-name="P30"/>
      <text:p text:style-name="P30"/>
      <text:p text:style-name="P30"/>
      <text:p text:style-name="P59">In addition, importing only affects unqualified and qualified names. Fully qualified names are absolute, and unaffected by imports.</text:p>
      <text:p text:style-name="P30"/>
      <text:p text:style-name="P30"><text:span text:style-name="Strong_20_Emphasis"><text:span text:style-name="T87">Example #4 Importing and fully qualified names</text:span></text:span></text:p>
      <text:p text:style-name="P30"><text:span text:style-name="Strong_20_Emphasis"><text:span text:style-name="T39"/></text:span></text:p>
      <text:p text:style-name="P106"><text:span text:style-name="Source_20_Text"><text:span text:style-name="T63">&lt;?php<text:line-break/></text:span></text:span><text:span text:style-name="Source_20_Text"><text:span text:style-name="T70">use </text:span></text:span><text:span text:style-name="Source_20_Text"><text:span text:style-name="T63">My</text:span></text:span><text:span text:style-name="Source_20_Text"><text:span text:style-name="T70">\</text:span></text:span><text:span text:style-name="Source_20_Text"><text:span text:style-name="T63">Full</text:span></text:span><text:span text:style-name="Source_20_Text"><text:span text:style-name="T70">\</text:span></text:span><text:span text:style-name="Source_20_Text"><text:span text:style-name="T63">Classname </text:span></text:span><text:span text:style-name="Source_20_Text"><text:span text:style-name="T70">as </text:span></text:span><text:span text:style-name="Source_20_Text"><text:span text:style-name="T63">Another</text:span></text:span><text:span text:style-name="Source_20_Text"><text:span text:style-name="T70">, </text:span></text:span><text:span text:style-name="Source_20_Text"><text:span text:style-name="T63">My</text:span></text:span><text:span text:style-name="Source_20_Text"><text:span text:style-name="T70">\</text:span></text:span><text:span text:style-name="Source_20_Text"><text:span text:style-name="T63">Full</text:span></text:span><text:span text:style-name="Source_20_Text"><text:span text:style-name="T70">\</text:span></text:span><text:span text:style-name="Source_20_Text"><text:span text:style-name="T63">NSname</text:span></text:span><text:span text:style-name="Source_20_Text"><text:span text:style-name="T70">;<text:line-break/><text:line-break/></text:span></text:span><text:span text:style-name="Source_20_Text"><text:span text:style-name="T63">$obj </text:span></text:span><text:span text:style-name="Source_20_Text"><text:span text:style-name="T70">= new </text:span></text:span><text:span text:style-name="Source_20_Text"><text:span text:style-name="T63">Another</text:span></text:span><text:span text:style-name="Source_20_Text"><text:span text:style-name="T70">; <text:tab/><text:tab/></text:span></text:span><text:span text:style-name="Source_20_Text"><text:span text:style-name="T18">// instantiates object of class </text:span></text:span><text:span text:style-name="Source_20_Text"><text:span text:style-name="T92">My\Full\Classname</text:span></text:span><text:span text:style-name="Source_20_Text"><text:span text:style-name="T74"><text:line-break/></text:span></text:span><text:span text:style-name="Source_20_Text"><text:span text:style-name="T63">$obj </text:span></text:span><text:span text:style-name="Source_20_Text"><text:span text:style-name="T70">= new \</text:span></text:span><text:span text:style-name="Source_20_Text"><text:span text:style-name="T63">Another</text:span></text:span><text:span text:style-name="Source_20_Text"><text:span text:style-name="T70">; <text:tab/><text:tab/></text:span></text:span><text:span text:style-name="Source_20_Text"><text:span text:style-name="T18">// instantiates object of class </text:span></text:span><text:span text:style-name="Source_20_Text"><text:span text:style-name="T92">Another</text:span></text:span><text:span text:style-name="Source_20_Text"><text:span text:style-name="T74"><text:line-break/></text:span></text:span><text:span text:style-name="Source_20_Text"><text:span text:style-name="T63">$obj </text:span></text:span><text:span text:style-name="Source_20_Text"><text:span text:style-name="T70">= new </text:span></text:span><text:span text:style-name="Source_20_Text"><text:span text:style-name="T63">Another</text:span></text:span><text:span text:style-name="Source_20_Text"><text:span text:style-name="T70">\</text:span></text:span><text:span text:style-name="Source_20_Text"><text:span text:style-name="T63">thing</text:span></text:span><text:span text:style-name="Source_20_Text"><text:span text:style-name="T70">; <text:tab/></text:span></text:span><text:span text:style-name="Source_20_Text"><text:span text:style-name="T18">// instantiates object of class </text:span></text:span><text:span text:style-name="Source_20_Text"><text:span text:style-name="T92">My\Full\Classname\thing</text:span></text:span><text:span text:style-name="Source_20_Text"><text:span text:style-name="T74"><text:line-break/></text:span></text:span><text:span text:style-name="Source_20_Text"><text:span text:style-name="T63">$obj </text:span></text:span><text:span text:style-name="Source_20_Text"><text:span text:style-name="T70">= new \</text:span></text:span><text:span text:style-name="Source_20_Text"><text:span text:style-name="T63">Another</text:span></text:span><text:span text:style-name="Source_20_Text"><text:span text:style-name="T70">\</text:span></text:span><text:span text:style-name="Source_20_Text"><text:span text:style-name="T63">thing</text:span></text:span><text:span text:style-name="Source_20_Text"><text:span text:style-name="T70">; <text:tab/></text:span></text:span><text:span text:style-name="Source_20_Text"><text:span text:style-name="T18">// instantiates object of class </text:span></text:span><text:span text:style-name="Source_20_Text"><text:span text:style-name="T92">Another\thing</text:span></text:span><text:span text:style-name="Source_20_Text"><text:span text:style-name="T74"><text:line-break/></text:span></text:span><text:span text:style-name="Source_20_Text"><text:span text:style-name="T63">?&gt;</text:span></text:span></text:p>
      <text:h text:style-name="P9" text:outline-level="3"><text:soft-page-break/>Scoping rules for importing</text:h>
      <text:p text:style-name="P30"/>
      <text:p text:style-name="P46"><text:span text:style-name="T35">The </text:span><text:span text:style-name="Source_20_Text"><text:span text:style-name="T24">use</text:span></text:span><text:span text:style-name="T35"> keyword must be declared in the outermost scope of a file (the global scope) or inside namespace declarations. </text:span></text:p>
      <text:p text:style-name="P46"><text:span text:style-name="T35">This is because the importing is done at compile time and not runtime, so it cannot be block scoped. </text:span></text:p>
      <text:p text:style-name="P46"><text:span text:style-name="T35">The following example will show an illegal use of the </text:span><text:span text:style-name="Source_20_Text"><text:span text:style-name="T24">use</text:span></text:span><text:span text:style-name="T35"> keyword:</text:span><text:span text:style-name="T16"><text:line-break/></text:span></text:p>
      <text:p text:style-name="P30"/>
      <text:p text:style-name="P30"><text:span text:style-name="Strong_20_Emphasis"><text:span text:style-name="T39">Example #</text:span></text:span><text:span text:style-name="Strong_20_Emphasis"><text:span text:style-name="T41">1</text:span></text:span><text:span text:style-name="Strong_20_Emphasis"><text:span text:style-name="T39"> Illegal importing rule</text:span></text:span></text:p>
      <text:p text:style-name="P30"><text:span text:style-name="Strong_20_Emphasis"><text:span text:style-name="T39"/></text:span></text:p>
      <text:p text:style-name="P88"><text:span text:style-name="Source_20_Text"><text:span text:style-name="T63">&lt;?php<text:line-break/></text:span></text:span><text:span text:style-name="Source_20_Text"><text:span text:style-name="T70">namespace </text:span></text:span><text:span text:style-name="Source_20_Text"><text:span text:style-name="T63">Languages</text:span></text:span><text:span text:style-name="Source_20_Text"><text:span text:style-name="T70">;<text:line-break/><text:line-break/>function </text:span></text:span><text:span text:style-name="Source_20_Text"><text:span text:style-name="T63">toGreenlandic</text:span></text:span><text:span text:style-name="Source_20_Text"><text:span text:style-name="T70">() {<text:line-break/>    use </text:span></text:span><text:span text:style-name="Source_20_Text"><text:span text:style-name="T63">Languages</text:span></text:span><text:span text:style-name="Source_20_Text"><text:span text:style-name="T70">\</text:span></text:span><text:span text:style-name="Source_20_Text"><text:span text:style-name="T63">Danish</text:span></text:span><text:span text:style-name="Source_20_Text"><text:span text:style-name="T70">;<text:line-break/><text:line-break/>    </text:span></text:span><text:span text:style-name="Source_20_Text"><text:span text:style-name="T74">// ...<text:line-break/></text:span></text:span><text:span text:style-name="Source_20_Text"><text:span text:style-name="T70">}<text:line-break/></text:span></text:span><text:span text:style-name="Source_20_Text"><text:span text:style-name="T63">?&gt;</text:span></text:span></text:p>
      <text:p text:style-name="P88"><text:span text:style-name="Source_20_Text"><text:span text:style-name="T63"/></text:span></text:p>
      <text:p text:style-name="P84"><text:span text:style-name="Source_20_Text"><text:span text:style-name="T81">Parse error: syntax error, unexpected 'use' </text:span></text:span></text:p>
      <text:p text:style-name="P30"/>
      <text:p text:style-name="P30"/>
      <text:h text:style-name="P10" text:outline-level="3"><text:span text:style-name="T54">Group </text:span><text:span text:style-name="Source_20_Text"><text:span text:style-name="T54">use</text:span></text:span><text:span text:style-name="T54"> declarations</text:span></text:h>
      <text:p text:style-name="P56"/>
      <text:p text:style-name="P59">Classes, functions and constants being imported from the same namespace can be grouped together in a single use statement.</text:p>
      <text:p text:style-name="P59"/>
      <text:p text:style-name="P61"><text:span text:style-name="Strong_20_Emphasis"><text:span text:style-name="T1">Example #</text:span></text:span><text:span text:style-name="Strong_20_Emphasis"><text:span text:style-name="T2">1</text:span></text:span></text:p>
      <text:p text:style-name="P59"/>
      <text:p text:style-name="P92"><text:span text:style-name="Source_20_Text"><text:span text:style-name="T63">&lt;?php<text:line-break/><text:line-break/></text:span></text:span><text:span text:style-name="Source_20_Text"><text:span text:style-name="T70">use </text:span></text:span><text:span text:style-name="Source_20_Text"><text:span text:style-name="T63">some</text:span></text:span><text:span text:style-name="Source_20_Text"><text:span text:style-name="T70">\namespace\</text:span></text:span><text:span text:style-name="Source_20_Text"><text:span text:style-name="T63">ClassA</text:span></text:span><text:span text:style-name="Source_20_Text"><text:span text:style-name="T70">;<text:line-break/>use </text:span></text:span><text:span text:style-name="Source_20_Text"><text:span text:style-name="T63">some</text:span></text:span><text:span text:style-name="Source_20_Text"><text:span text:style-name="T70">\namespace\</text:span></text:span><text:span text:style-name="Source_20_Text"><text:span text:style-name="T63">ClassB</text:span></text:span><text:span text:style-name="Source_20_Text"><text:span text:style-name="T70">;<text:line-break/>use </text:span></text:span><text:span text:style-name="Source_20_Text"><text:span text:style-name="T63">some</text:span></text:span><text:span text:style-name="Source_20_Text"><text:span text:style-name="T70">\namespace\</text:span></text:span><text:span text:style-name="Source_20_Text"><text:span text:style-name="T63">ClassC </text:span></text:span><text:span text:style-name="Source_20_Text"><text:span text:style-name="T70">as </text:span></text:span><text:span text:style-name="Source_20_Text"><text:span text:style-name="T63">C</text:span></text:span><text:span text:style-name="Source_20_Text"><text:span text:style-name="T70">;<text:line-break/><text:line-break/>use function </text:span></text:span><text:span text:style-name="Source_20_Text"><text:span text:style-name="T63">some</text:span></text:span><text:span text:style-name="Source_20_Text"><text:span text:style-name="T70">\namespace\</text:span></text:span><text:span text:style-name="Source_20_Text"><text:span text:style-name="T63">fn_a</text:span></text:span><text:span text:style-name="Source_20_Text"><text:span text:style-name="T70">;<text:line-break/>use function </text:span></text:span><text:span text:style-name="Source_20_Text"><text:span text:style-name="T63">some</text:span></text:span><text:span text:style-name="Source_20_Text"><text:span text:style-name="T70">\namespace\</text:span></text:span><text:span text:style-name="Source_20_Text"><text:span text:style-name="T63">fn_b</text:span></text:span><text:span text:style-name="Source_20_Text"><text:span text:style-name="T70">;<text:line-break/>use function </text:span></text:span><text:span text:style-name="Source_20_Text"><text:span text:style-name="T63">some</text:span></text:span><text:span text:style-name="Source_20_Text"><text:span text:style-name="T70">\namespace\</text:span></text:span><text:span text:style-name="Source_20_Text"><text:span text:style-name="T63">fn_c</text:span></text:span><text:span text:style-name="Source_20_Text"><text:span text:style-name="T70">;<text:line-break/><text:line-break/>use const </text:span></text:span><text:span text:style-name="Source_20_Text"><text:span text:style-name="T63">some</text:span></text:span><text:span text:style-name="Source_20_Text"><text:span text:style-name="T70">\namespace\</text:span></text:span><text:span text:style-name="Source_20_Text"><text:span text:style-name="T63">ConstA</text:span></text:span><text:span text:style-name="Source_20_Text"><text:span text:style-name="T70">;<text:line-break/>use const </text:span></text:span><text:span text:style-name="Source_20_Text"><text:span text:style-name="T63">some</text:span></text:span><text:span text:style-name="Source_20_Text"><text:span text:style-name="T70">\namespace\</text:span></text:span><text:span text:style-name="Source_20_Text"><text:span text:style-name="T63">ConstB</text:span></text:span><text:span text:style-name="Source_20_Text"><text:span text:style-name="T70">;<text:line-break/>use const </text:span></text:span><text:span text:style-name="Source_20_Text"><text:span text:style-name="T63">some</text:span></text:span><text:span text:style-name="Source_20_Text"><text:span text:style-name="T70">\namespace\</text:span></text:span><text:span text:style-name="Source_20_Text"><text:span text:style-name="T63">ConstC</text:span></text:span><text:span text:style-name="Source_20_Text"><text:span text:style-name="T70">;</text:span></text:span></text:p>
      <text:p text:style-name="P91"><text:span text:style-name="Source_20_Text"><text:span text:style-name="T70"><text:line-break/></text:span></text:span><text:span text:style-name="Source_20_Text"><text:span text:style-name="T18">// is equivalent to the following groupped use declaration</text:span></text:span></text:p>
      <text:p text:style-name="P91"><text:span text:style-name="Source_20_Text"><text:span text:style-name="T74"><text:line-break/></text:span></text:span><text:span text:style-name="Source_20_Text"><text:span text:style-name="T70">use </text:span></text:span><text:span text:style-name="Source_20_Text"><text:span text:style-name="T63">some</text:span></text:span><text:span text:style-name="Source_20_Text"><text:span text:style-name="T70">\namespace\{</text:span></text:span><text:span text:style-name="Source_20_Text"><text:span text:style-name="T63">ClassA</text:span></text:span><text:span text:style-name="Source_20_Text"><text:span text:style-name="T70">, </text:span></text:span><text:span text:style-name="Source_20_Text"><text:span text:style-name="T63">ClassB</text:span></text:span><text:span text:style-name="Source_20_Text"><text:span text:style-name="T70">, </text:span></text:span><text:span text:style-name="Source_20_Text"><text:span text:style-name="T63">ClassC </text:span></text:span><text:span text:style-name="Source_20_Text"><text:span text:style-name="T70">as </text:span></text:span><text:span text:style-name="Source_20_Text"><text:span text:style-name="T63">C</text:span></text:span><text:span text:style-name="Source_20_Text"><text:span text:style-name="T70">};<text:line-break/>use function </text:span></text:span><text:span text:style-name="Source_20_Text"><text:span text:style-name="T63">some</text:span></text:span><text:span text:style-name="Source_20_Text"><text:span text:style-name="T70">\namespace\{</text:span></text:span><text:span text:style-name="Source_20_Text"><text:span text:style-name="T63">fn_a</text:span></text:span><text:span text:style-name="Source_20_Text"><text:span text:style-name="T70">, </text:span></text:span><text:span text:style-name="Source_20_Text"><text:span text:style-name="T63">fn_b</text:span></text:span><text:span text:style-name="Source_20_Text"><text:span text:style-name="T70">, </text:span></text:span><text:span text:style-name="Source_20_Text"><text:span text:style-name="T63">fn_c</text:span></text:span><text:span text:style-name="Source_20_Text"><text:span text:style-name="T70">};<text:line-break/>use const </text:span></text:span><text:span text:style-name="Source_20_Text"><text:span text:style-name="T63">some</text:span></text:span><text:span text:style-name="Source_20_Text"><text:span text:style-name="T70">\namespace\{</text:span></text:span><text:span text:style-name="Source_20_Text"><text:span text:style-name="T63">ConstA</text:span></text:span><text:span text:style-name="Source_20_Text"><text:span text:style-name="T70">, </text:span></text:span><text:span text:style-name="Source_20_Text"><text:span text:style-name="T63">ConstB</text:span></text:span><text:span text:style-name="Source_20_Text"><text:span text:style-name="T70">, </text:span></text:span><text:span text:style-name="Source_20_Text"><text:span text:style-name="T63">ConstC</text:span></text:span><text:span text:style-name="Source_20_Text"><text:span text:style-name="T70">};</text:span></text:span></text:p>
      <text:h text:style-name="P2" text:outline-level="2"><text:soft-page-break/><text:span text:style-name="Source_20_Text"><text:span text:style-name="T7">Global space</text:span></text:span></text:h>
      <text:p text:style-name="P30"/>
      <text:p text:style-name="P41"><text:span text:style-name="T34">Without any namespace definition, all class and function definitions are placed into the </text:span><text:span text:style-name="T88">global space</text:span><text:span text:style-name="T34"> - Prefixing a name with " </text:span><text:span text:style-name="Source_20_Text"><text:span text:style-name="T84">\</text:span></text:span><text:span text:style-name="T34"> " will specify that the name is required from the global space even in the context of the namespace.</text:span></text:p>
      <text:p text:style-name="P30"/>
      <text:p text:style-name="P30"/>
      <text:p text:style-name="P45"><text:span text:style-name="Strong_20_Emphasis"><text:span text:style-name="T39">Example #1 Using global space specification</text:span></text:span></text:p>
      <text:p text:style-name="P45"><text:span text:style-name="Strong_20_Emphasis"><text:span text:style-name="T39"/></text:span></text:p>
      <text:p text:style-name="P93"><text:span text:style-name="Source_20_Text"><text:span text:style-name="T63">&lt;?php<text:line-break/></text:span></text:span><text:span text:style-name="Source_20_Text"><text:span text:style-name="T70">namespace </text:span></text:span><text:span text:style-name="Source_20_Text"><text:span text:style-name="T63">A</text:span></text:span><text:span text:style-name="Source_20_Text"><text:span text:style-name="T70">\</text:span></text:span><text:span text:style-name="Source_20_Text"><text:span text:style-name="T63">B</text:span></text:span><text:span text:style-name="Source_20_Text"><text:span text:style-name="T70">\</text:span></text:span><text:span text:style-name="Source_20_Text"><text:span text:style-name="T63">C</text:span></text:span><text:span text:style-name="Source_20_Text"><text:span text:style-name="T70">;<text:line-break/><text:line-break/></text:span></text:span><text:span text:style-name="Source_20_Text"><text:span text:style-name="T18">// This function is A\B\C\fopen</text:span></text:span></text:p>
      <text:p text:style-name="P93"><text:span text:style-name="Source_20_Text"><text:span text:style-name="T74"><text:line-break/></text:span></text:span><text:span text:style-name="Source_20_Text"><text:span text:style-name="T70">function </text:span></text:span><text:span text:style-name="Source_20_Text"><text:span text:style-name="T63">fopen</text:span></text:span><text:span text:style-name="Source_20_Text"><text:span text:style-name="T70">() { <text:line-break/></text:span></text:span></text:p>
      <text:p text:style-name="P93"><text:span text:style-name="Source_20_Text"><text:span text:style-name="T74">     </text:span></text:span><text:span text:style-name="Source_20_Text"><text:span text:style-name="T63">$f </text:span></text:span><text:span text:style-name="Source_20_Text"><text:span text:style-name="T70">= \</text:span></text:span><text:span text:style-name="Source_20_Text"><text:span text:style-name="T63">fopen</text:span></text:span><text:span text:style-name="Source_20_Text"><text:span text:style-name="T70">(...); <text:tab/></text:span></text:span><text:span text:style-name="Source_20_Text"><text:span text:style-name="T18">// call global fopen</text:span></text:span><text:span text:style-name="Source_20_Text"><text:span text:style-name="T74"><text:line-break/>     </text:span></text:span><text:span text:style-name="Source_20_Text"><text:span text:style-name="T70">return </text:span></text:span><text:span text:style-name="Source_20_Text"><text:span text:style-name="T63">$f</text:span></text:span><text:span text:style-name="Source_20_Text"><text:span text:style-name="T70">;<text:line-break/>} <text:line-break/></text:span></text:span><text:span text:style-name="Source_20_Text"><text:span text:style-name="T63">?&gt;</text:span></text:span></text:p>
      <text:p text:style-name="P45"/>
      <text:p text:style-name="P45"/>
      <text:p text:style-name="P45"/>
      <text:p text:style-name="P45"/>
      <text:h text:style-name="P3" text:outline-level="2"><text:span text:style-name="Source_20_Text"><text:span text:style-name="T7">Using namespaces: fallback to global function/constant</text:span></text:span></text:h>
      <text:p text:style-name="P45"/>
      <text:p text:style-name="P63">Inside a namespace, when PHP encounters an unqualified Name in a class name, function or constant context, it resolves these with different priorities. </text:p>
      <text:p text:style-name="P63"><text:span text:style-name="T118">Class names always resolve to the current namespace name.</text:span> Thus to access internal or non-namespaced user classes, one must refer to them with their fully qualified Name as in:</text:p>
      <text:p text:style-name="P63"/>
      <text:p text:style-name="P63"><text:span text:style-name="Strong_20_Emphasis"><text:span text:style-name="T1">Example #1 Accessing global classes inside a namespace</text:span></text:span></text:p>
      <text:p text:style-name="P88"><text:span text:style-name="Source_20_Text"><text:span text:style-name="T63">&lt;?php<text:line-break/></text:span></text:span><text:span text:style-name="Source_20_Text"><text:span text:style-name="T70">namespace </text:span></text:span><text:span text:style-name="Source_20_Text"><text:span text:style-name="T63">A</text:span></text:span><text:span text:style-name="Source_20_Text"><text:span text:style-name="T70">\</text:span></text:span><text:span text:style-name="Source_20_Text"><text:span text:style-name="T63">B</text:span></text:span><text:span text:style-name="Source_20_Text"><text:span text:style-name="T70">\</text:span></text:span><text:span text:style-name="Source_20_Text"><text:span text:style-name="T63">C</text:span></text:span><text:span text:style-name="Source_20_Text"><text:span text:style-name="T70">;<text:line-break/>class </text:span></text:span><text:span text:style-name="Source_20_Text"><text:span text:style-name="T63">Exception </text:span></text:span><text:span text:style-name="Source_20_Text"><text:span text:style-name="T70">extends \</text:span></text:span><text:span text:style-name="Source_20_Text"><text:span text:style-name="T63">Exception </text:span></text:span><text:span text:style-name="Source_20_Text"><text:span text:style-name="T70">{}<text:line-break/><text:line-break/></text:span></text:span><text:span text:style-name="Source_20_Text"><text:span text:style-name="T63">$a </text:span></text:span><text:span text:style-name="Source_20_Text"><text:span text:style-name="T70">= new </text:span></text:span><text:span text:style-name="Source_20_Text"><text:span text:style-name="T63">Exception</text:span></text:span><text:span text:style-name="Source_20_Text"><text:span text:style-name="T70">(</text:span></text:span><text:span text:style-name="Source_20_Text"><text:span text:style-name="T82">'hi'</text:span></text:span><text:span text:style-name="Source_20_Text"><text:span text:style-name="T70">); <text:tab/></text:span></text:span><text:span text:style-name="Source_20_Text"><text:span text:style-name="T18">// $a is an object of class A\B\C\Exception</text:span></text:span><text:span text:style-name="Source_20_Text"><text:span text:style-name="T74"><text:line-break/></text:span></text:span><text:span text:style-name="Source_20_Text"><text:span text:style-name="T63">$b </text:span></text:span><text:span text:style-name="Source_20_Text"><text:span text:style-name="T70">= new \</text:span></text:span><text:span text:style-name="Source_20_Text"><text:span text:style-name="T63">Exception</text:span></text:span><text:span text:style-name="Source_20_Text"><text:span text:style-name="T70">(</text:span></text:span><text:span text:style-name="Source_20_Text"><text:span text:style-name="T82">'hi'</text:span></text:span><text:span text:style-name="Source_20_Text"><text:span text:style-name="T70">); <text:tab/></text:span></text:span><text:span text:style-name="Source_20_Text"><text:span text:style-name="T74">// $b is an object of class Exception<text:line-break/><text:line-break/></text:span></text:span><text:span text:style-name="Source_20_Text"><text:span text:style-name="T63">$c </text:span></text:span><text:span text:style-name="Source_20_Text"><text:span text:style-name="T70">= new </text:span></text:span><text:span text:style-name="Source_20_Text"><text:span text:style-name="T63">ArrayObject</text:span></text:span><text:span text:style-name="Source_20_Text"><text:span text:style-name="T70">; <text:tab/><text:tab/></text:span></text:span><text:span text:style-name="Source_20_Text"><text:span text:style-name="T86">// fatal error, class A\B\C\ArrayObject not found</text:span></text:span><text:span text:style-name="Source_20_Text"><text:span text:style-name="T74"><text:line-break/></text:span></text:span><text:span text:style-name="Source_20_Text"><text:span text:style-name="T63">?&gt;</text:span></text:span></text:p>
      <text:p text:style-name="P63"/>
      <text:p text:style-name="P63"/>
      <text:p text:style-name="P63">For functions and constants, PHP will fall back to global functions or constants if a namespaced function or constant does not exist.</text:p>
      <text:p text:style-name="P63"/>
      <text:p text:style-name="P63"><text:soft-page-break/><text:span text:style-name="Strong_20_Emphasis"><text:span text:style-name="T1">Example #2 global functions/constants fallback inside a namespace</text:span></text:span></text:p>
      <text:p text:style-name="P102"><text:span text:style-name="Source_20_Text"><text:span text:style-name="T63">&lt;?php<text:line-break/></text:span></text:span><text:span text:style-name="Source_20_Text"><text:span text:style-name="T70">namespace </text:span></text:span><text:span text:style-name="Source_20_Text"><text:span text:style-name="T63">A</text:span></text:span><text:span text:style-name="Source_20_Text"><text:span text:style-name="T70">\</text:span></text:span><text:span text:style-name="Source_20_Text"><text:span text:style-name="T63">B</text:span></text:span><text:span text:style-name="Source_20_Text"><text:span text:style-name="T70">\</text:span></text:span><text:span text:style-name="Source_20_Text"><text:span text:style-name="T63">C</text:span></text:span><text:span text:style-name="Source_20_Text"><text:span text:style-name="T70">;<text:line-break/><text:line-break/>const </text:span></text:span><text:span text:style-name="Source_20_Text"><text:span text:style-name="T63">E_ERROR </text:span></text:span><text:span text:style-name="Source_20_Text"><text:span text:style-name="T70">= </text:span></text:span><text:span text:style-name="Source_20_Text"><text:span text:style-name="T63">45</text:span></text:span><text:span text:style-name="Source_20_Text"><text:span text:style-name="T70">;</text:span></text:span></text:p>
      <text:p text:style-name="P102"><text:span text:style-name="Source_20_Text"><text:span text:style-name="T70"><text:line-break/>function </text:span></text:span><text:span text:style-name="Source_20_Text"><text:span text:style-name="T63">strlen</text:span></text:span><text:span text:style-name="Source_20_Text"><text:span text:style-name="T70">(</text:span></text:span><text:span text:style-name="Source_20_Text"><text:span text:style-name="T63">$str</text:span></text:span><text:span text:style-name="Source_20_Text"><text:span text:style-name="T70">) {<text:line-break/>    return \</text:span></text:span><text:span text:style-name="Source_20_Text"><text:span text:style-name="T63">strlen</text:span></text:span><text:span text:style-name="Source_20_Text"><text:span text:style-name="T70">(</text:span></text:span><text:span text:style-name="Source_20_Text"><text:span text:style-name="T63">$str</text:span></text:span><text:span text:style-name="Source_20_Text"><text:span text:style-name="T70">) - </text:span></text:span><text:span text:style-name="Source_20_Text"><text:span text:style-name="T63">1</text:span></text:span><text:span text:style-name="Source_20_Text"><text:span text:style-name="T70">;<text:line-break/>}<text:line-break/><text:line-break/>echo </text:span></text:span><text:span text:style-name="Source_20_Text"><text:span text:style-name="T63">E_ERROR</text:span></text:span><text:span text:style-name="Source_20_Text"><text:span text:style-name="T70">; <text:tab/><text:tab/><text:tab/><text:tab/></text:span></text:span><text:span text:style-name="Source_20_Text"><text:span text:style-name="T18">// "45"</text:span></text:span><text:span text:style-name="Source_20_Text"><text:span text:style-name="T74"><text:line-break/></text:span></text:span><text:span text:style-name="Source_20_Text"><text:span text:style-name="T70">echo </text:span></text:span><text:span text:style-name="Source_20_Text"><text:span text:style-name="T63">INI_ALL</text:span></text:span><text:span text:style-name="Source_20_Text"><text:span text:style-name="T70">; <text:tab/><text:tab/><text:tab/><text:tab/></text:span></text:span><text:span text:style-name="Source_20_Text"><text:span text:style-name="T18">// "7" - falls back to global INI_ALL</text:span></text:span><text:span text:style-name="Source_20_Text"><text:span text:style-name="T74"><text:line-break/><text:line-break/></text:span></text:span><text:span text:style-name="Source_20_Text"><text:span text:style-name="T70">echo </text:span></text:span><text:span text:style-name="Source_20_Text"><text:span text:style-name="T63">strlen</text:span></text:span><text:span text:style-name="Source_20_Text"><text:span text:style-name="T70">(</text:span></text:span><text:span text:style-name="Source_20_Text"><text:span text:style-name="T82">'hi'</text:span></text:span><text:span text:style-name="Source_20_Text"><text:span text:style-name="T70">); <text:tab/><text:tab/><text:tab/></text:span></text:span><text:span text:style-name="Source_20_Text"><text:span text:style-name="T18">// "1"</text:span></text:span></text:p>
      <text:p text:style-name="P102"><text:span text:style-name="Source_20_Text"><text:span text:style-name="T74"><text:line-break/></text:span></text:span><text:span text:style-name="Source_20_Text"><text:span text:style-name="T70">if (</text:span></text:span><text:span text:style-name="Source_20_Text"><text:span text:style-name="T63">is_array</text:span></text:span><text:span text:style-name="Source_20_Text"><text:span text:style-name="T70">(</text:span></text:span><text:span text:style-name="Source_20_Text"><text:span text:style-name="T82">'hi'</text:span></text:span><text:span text:style-name="Source_20_Text"><text:span text:style-name="T70">)) { <text:tab/><text:tab/><text:tab/></text:span></text:span><text:span text:style-name="Source_20_Text"><text:span text:style-name="T18">// "is not array"</text:span></text:span><text:span text:style-name="Source_20_Text"><text:span text:style-name="T74"><text:line-break/>    </text:span></text:span><text:span text:style-name="Source_20_Text"><text:span text:style-name="T70">echo </text:span></text:span><text:span text:style-name="Source_20_Text"><text:span text:style-name="T82">"is array</text:span></text:span><text:span text:style-name="Source_20_Text"><text:span text:style-name="T70">;<text:line-break/>} else {<text:line-break/>    echo </text:span></text:span><text:span text:style-name="Source_20_Text"><text:span text:style-name="T82">"is not array"</text:span></text:span><text:span text:style-name="Source_20_Text"><text:span text:style-name="T70">;<text:line-break/>}<text:line-break/></text:span></text:span><text:span text:style-name="Source_20_Text"><text:span text:style-name="T63">?&gt;</text:span></text:span></text:p>
      <text:p text:style-name="P63"/>
      <text:h text:style-name="P4" text:outline-level="2"><text:span text:style-name="Source_20_Text"><text:span text:style-name="T8">Variables in namespace</text:span></text:span></text:h>
      <text:p text:style-name="P73"><text:span text:style-name="Source_20_Text"><text:span text:style-name="T7"/></text:span></text:p>
      <text:p text:style-name="P63">You can set a variable after declaring a namespace, but variables will always exist in the global scope.</text:p>
      <text:p text:style-name="P64"><text:span text:style-name="Strong_20_Emphasis"><text:span text:style-name="T1">Example #</text:span></text:span><text:span text:style-name="Strong_20_Emphasis"><text:span text:style-name="T3">1:</text:span></text:span></text:p>
      <text:p text:style-name="P22"><text:span text:style-name="Source_20_Text"><text:span text:style-name="T64">&lt;?php</text:span></text:span></text:p>
      <text:p text:style-name="P25"><text:span text:style-name="Source_20_Text"><text:span text:style-name="T63">namespace A ;</text:span></text:span></text:p>
      <text:p text:style-name="P21"><text:span text:style-name="Source_20_Text"><text:span text:style-name="T65">$var = function() {</text:span></text:span></text:p>
      <text:p text:style-name="P21"><text:span text:style-name="Source_20_Text"><text:span text:style-name="T65"><text:s text:c="4"/></text:span></text:span><text:span text:style-name="Source_20_Text"><text:span text:style-name="T66">e</text:span></text:span><text:span text:style-name="Source_20_Text"><text:span text:style-name="T65">cho __FUNCTION__;</text:span></text:span></text:p>
      <text:p text:style-name="P21"><text:span text:style-name="Source_20_Text"><text:span text:style-name="T65">};</text:span></text:span></text:p>
      <text:p text:style-name="P23"><text:span text:style-name="Source_20_Text"><text:span text:style-name="T63"/></text:span></text:p>
      <text:p text:style-name="P24"><text:span text:style-name="Source_20_Text"><text:span text:style-name="T63">namespace B;</text:span></text:span></text:p>
      <text:p text:style-name="P21"><text:span text:style-name="Source_20_Text"><text:span text:style-name="T65">$var = function() {</text:span></text:span></text:p>
      <text:p text:style-name="P21"><text:span text:style-name="Source_20_Text"><text:span text:style-name="T65"><text:s text:c="4"/>echo __FUNCTION__;</text:span></text:span></text:p>
      <text:p text:style-name="P21"><text:span text:style-name="Source_20_Text"><text:span text:style-name="T65">};</text:span></text:span></text:p>
      <text:p text:style-name="P23"><text:span text:style-name="Source_20_Text"><text:span text:style-name="T63"/></text:span></text:p>
      <text:p text:style-name="P25"><text:span text:style-name="Source_20_Text"><text:span text:style-name="T63">namespace C;</text:span></text:span></text:p>
      <text:p text:style-name="P23"><text:span text:style-name="Source_20_Text"><text:span text:style-name="T63">$var();</text:span></text:span></text:p>
      <text:p text:style-name="P20"><text:span text:style-name="Source_20_Text"><text:span text:style-name="T63">?&gt;</text:span></text:span></text:p>
      <text:p text:style-name="P26"><text:span text:style-name="Source_20_Text"><text:span text:style-name="T100">B\{closure}</text:span></text:span></text:p>
      <text:p text:style-name="P64"><text:soft-page-break/><text:span text:style-name="Strong_20_Emphasis"><text:span text:style-name="T4">Example #</text:span></text:span><text:span text:style-name="Strong_20_Emphasis"><text:span text:style-name="T5">2:</text:span></text:span></text:p>
      <text:p text:style-name="P65"><text:span text:style-name="Source_20_Text"><text:span text:style-name="T113">&lt;?php</text:span></text:span></text:p>
      <text:p text:style-name="P65"><text:span text:style-name="Source_20_Text"><text:span text:style-name="T113">namespace A {</text:span></text:span></text:p>
      <text:p text:style-name="P65"><text:span text:style-name="Source_20_Text"><text:span text:style-name="T63"/></text:span></text:p>
      <text:p text:style-name="P65"><text:span text:style-name="Source_20_Text"><text:span text:style-name="T113"><text:s text:c="4"/>class myClass {</text:span></text:span></text:p>
      <text:p text:style-name="P65"><text:span text:style-name="Source_20_Text"><text:span text:style-name="T113"><text:s text:c="8"/>function m() {</text:span></text:span></text:p>
      <text:p text:style-name="P65"><text:span text:style-name="Source_20_Text"><text:span text:style-name="T113"><text:s text:c="12"/>echo __METHOD__;</text:span></text:span></text:p>
      <text:p text:style-name="P65"><text:span text:style-name="Source_20_Text"><text:span text:style-name="T113"><text:s text:c="8"/>}</text:span></text:span></text:p>
      <text:p text:style-name="P65"><text:span text:style-name="Source_20_Text"><text:span text:style-name="T113"><text:s text:c="4"/>}</text:span></text:span></text:p>
      <text:p text:style-name="P65"><text:span text:style-name="Source_20_Text"><text:span text:style-name="T113"><text:s text:c="4"/>$obj = new myClass;</text:span></text:span></text:p>
      <text:p text:style-name="P65"><text:span text:style-name="Source_20_Text"><text:span text:style-name="T113">}</text:span></text:span></text:p>
      <text:p text:style-name="P65"><text:span text:style-name="Source_20_Text"><text:span text:style-name="T63"/></text:span></text:p>
      <text:p text:style-name="P65"><text:span text:style-name="Source_20_Text"><text:span text:style-name="T113">namespace B {</text:span></text:span></text:p>
      <text:p text:style-name="P65"><text:span text:style-name="Source_20_Text"><text:span text:style-name="T63"/></text:span></text:p>
      <text:p text:style-name="P65"><text:span text:style-name="Source_20_Text"><text:span text:style-name="T113"><text:s text:c="4"/>class myClass {</text:span></text:span></text:p>
      <text:p text:style-name="P65"><text:span text:style-name="Source_20_Text"><text:span text:style-name="T113"><text:s text:c="8"/>function m() {</text:span></text:span></text:p>
      <text:p text:style-name="P65"><text:span text:style-name="Source_20_Text"><text:span text:style-name="T113"><text:s text:c="12"/>echo __METHOD__;</text:span></text:span></text:p>
      <text:p text:style-name="P65"><text:span text:style-name="Source_20_Text"><text:span text:style-name="T113"><text:s text:c="8"/>}</text:span></text:span></text:p>
      <text:p text:style-name="P65"><text:span text:style-name="Source_20_Text"><text:span text:style-name="T113"><text:s text:c="4"/>}</text:span></text:span></text:p>
      <text:p text:style-name="P65"><text:span text:style-name="Source_20_Text"><text:span text:style-name="T63"/></text:span></text:p>
      <text:p text:style-name="P65"><text:span text:style-name="Source_20_Text"><text:span text:style-name="T113"><text:s text:c="4"/>$obj = new myClass;</text:span></text:span></text:p>
      <text:p text:style-name="P65"><text:span text:style-name="Source_20_Text"><text:span text:style-name="T113">}</text:span></text:span></text:p>
      <text:p text:style-name="P65"><text:span text:style-name="Source_20_Text"><text:span text:style-name="T63"/></text:span></text:p>
      <text:p text:style-name="P66"><text:span text:style-name="Source_20_Text"><text:span text:style-name="T113">namespace C {</text:span></text:span></text:p>
      <text:p text:style-name="P65"><text:span text:style-name="Source_20_Text"><text:span text:style-name="T113"><text:s text:c="4"/>$obj-&gt;m();</text:span></text:span></text:p>
      <text:p text:style-name="P65"><text:span text:style-name="Source_20_Text"><text:span text:style-name="T113">}</text:span></text:span></text:p>
      <text:p text:style-name="P65"><text:span text:style-name="Source_20_Text"><text:span text:style-name="T113">?&gt;</text:span></text:span></text:p>
      <text:p text:style-name="P65"><text:span text:style-name="Source_20_Text"><text:span text:style-name="T101">B\myClass::m</text:span></text:span></text:p>
      <text:p text:style-name="P65"><text:span text:style-name="Source_20_Text"><text:span text:style-name="T101"/></text:span></text:p>
      <text:p text:style-name="P16"><text:span text:style-name="Source_20_Text"><text:span text:style-name="T109">Name resolution rules</text:span></text:span></text:p>
      <text:p text:style-name="P15"><text:span text:style-name="Source_20_Text"><text:span text:style-name="Strong_20_Emphasis"><text:span text:style-name="T121"/></text:span></text:span></text:p>
      <text:p text:style-name="P11">Unqualified name</text:p>
      <text:p text:style-name="P74"><text:span text:style-name="T31">This is an identifier without a namespace separator, such as </text:span><text:span text:style-name="Source_20_Text"><text:span text:style-name="T31">Foo</text:span></text:span></text:p>
      <text:p text:style-name="P74"><text:span text:style-name="Source_20_Text"><text:span text:style-name="T31"/></text:span></text:p>
      <text:p text:style-name="P11">Qualified name</text:p>
      <text:p text:style-name="P74"><text:span text:style-name="T31">This is an identifier with a namespace separator, such as </text:span><text:span text:style-name="Source_20_Text"><text:span text:style-name="T31">Foo\Bar</text:span></text:span></text:p>
      <text:p text:style-name="P74"><text:span text:style-name="Source_20_Text"><text:span text:style-name="T31"/></text:span></text:p>
      <text:p text:style-name="P13"><text:span text:style-name="T32">Fully qualified name</text:span></text:p>
      <text:p text:style-name="P12"><text:span text:style-name="T31">This is an identifier with a namespace separator that begins with a namespace separator, such as </text:span><text:span text:style-name="Source_20_Text"><text:span text:style-name="T31">\Foo\Bar</text:span></text:span><text:span text:style-name="T31">. The namespace </text:span><text:span text:style-name="Source_20_Text"><text:span text:style-name="T31">\Foo</text:span></text:span><text:span text:style-name="T31"> is also a fully qualified name.</text:span></text:p>
      <text:p text:style-name="P74"><text:span text:style-name="T31"/></text:p>
      <text:p text:style-name="P14"><text:span text:style-name="T32">Relative name</text:span></text:p>
      <text:p text:style-name="P74"><text:span text:style-name="T31">This is an identifier starting with </text:span><text:span text:style-name="Source_20_Text"><text:span text:style-name="T31">namespace</text:span></text:span><text:span text:style-name="T31">, such as </text:span><text:span text:style-name="Source_20_Text"><text:span text:style-name="T31">namespace\Foo\Bar</text:span></text:span><text:span text:style-name="T31">.</text:span></text:p>
      <text:p text:style-name="P65"><text:span text:style-name="Source_20_Text"><text:span text:style-name="T101"/></text:span></text:p>
      <text:p text:style-name="P65"><text:span text:style-name="Source_20_Text"><text:span text:style-name="T101"/></text:span></text:p>
      <text:p text:style-name="P65"><text:span text:style-name="Strong_20_Emphasis"><text:span text:style-name="T105">Example #1 Name resolutions illustrated</text:span></text:span></text:p>
      <text:p text:style-name="P65"><text:span text:style-name="Strong_20_Emphasis"><text:span text:style-name="T105"/></text:span></text:p>
      <text:p text:style-name="P95"><text:span text:style-name="Source_20_Text"><text:span text:style-name="T67">&lt;?php<text:line-break/></text:span></text:span><text:span text:style-name="Source_20_Text"><text:span text:style-name="T71">namespace </text:span></text:span><text:span text:style-name="Source_20_Text"><text:span text:style-name="T67">A</text:span></text:span><text:span text:style-name="Source_20_Text"><text:span text:style-name="T71">;<text:line-break/>use </text:span></text:span><text:span text:style-name="Source_20_Text"><text:span text:style-name="T67">B</text:span></text:span><text:span text:style-name="Source_20_Text"><text:span text:style-name="T71">\</text:span></text:span><text:span text:style-name="Source_20_Text"><text:span text:style-name="T67">D</text:span></text:span><text:span text:style-name="Source_20_Text"><text:span text:style-name="T71">, </text:span></text:span><text:span text:style-name="Source_20_Text"><text:span text:style-name="T67">C</text:span></text:span><text:span text:style-name="Source_20_Text"><text:span text:style-name="T71">\</text:span></text:span><text:span text:style-name="Source_20_Text"><text:span text:style-name="T67">E </text:span></text:span><text:span text:style-name="Source_20_Text"><text:span text:style-name="T71">as </text:span></text:span><text:span text:style-name="Source_20_Text"><text:span text:style-name="T67">F</text:span></text:span><text:span text:style-name="Source_20_Text"><text:span text:style-name="T71">;<text:line-break/></text:span></text:span><text:soft-page-break/><text:span text:style-name="Source_20_Text"><text:span text:style-name="T96">// function calls</text:span></text:span><text:span text:style-name="Source_20_Text"><text:span text:style-name="T76"><text:line-break/><text:line-break/></text:span></text:span><text:span text:style-name="Source_20_Text"><text:span text:style-name="T67">foo</text:span></text:span><text:span text:style-name="Source_20_Text"><text:span text:style-name="T71">();      </text:span></text:span><text:span text:style-name="Source_20_Text"><text:span text:style-name="T90">// first tries to call "foo" defined in namespace "A"<text:line-break/>            // then calls global function "foo"</text:span></text:span><text:span text:style-name="Source_20_Text"><text:span text:style-name="T76"><text:line-break/><text:line-break/></text:span></text:span><text:span text:style-name="Source_20_Text"><text:span text:style-name="T71">\</text:span></text:span><text:span text:style-name="Source_20_Text"><text:span text:style-name="T67">foo</text:span></text:span><text:span text:style-name="Source_20_Text"><text:span text:style-name="T71">();     </text:span></text:span><text:span text:style-name="Source_20_Text"><text:span text:style-name="T90">// calls function "foo" defined in global scope</text:span></text:span><text:span text:style-name="Source_20_Text"><text:span text:style-name="T76"><text:line-break/><text:line-break/></text:span></text:span><text:span text:style-name="Source_20_Text"><text:span text:style-name="T67">my</text:span></text:span><text:span text:style-name="Source_20_Text"><text:span text:style-name="T71">\</text:span></text:span><text:span text:style-name="Source_20_Text"><text:span text:style-name="T67">foo</text:span></text:span><text:span text:style-name="Source_20_Text"><text:span text:style-name="T71">();   </text:span></text:span><text:span text:style-name="Source_20_Text"><text:span text:style-name="T90">// calls function "foo" defined in namespace "A\my"<text:line-break/></text:span></text:span><text:span text:style-name="Source_20_Text"><text:span text:style-name="T76"><text:line-break/></text:span></text:span><text:span text:style-name="Source_20_Text"><text:span text:style-name="T67">F</text:span></text:span><text:span text:style-name="Source_20_Text"><text:span text:style-name="T71">();        </text:span></text:span><text:span text:style-name="Source_20_Text"><text:span text:style-name="T90">// first tries to call "F" defined in namespace "A"<text:line-break/>            // then calls global function "F"<text:line-break/></text:span></text:span><text:span text:style-name="Source_20_Text"><text:span text:style-name="T76"><text:line-break/></text:span></text:span><text:span text:style-name="Source_20_Text"><text:span text:style-name="T96">// class references</text:span></text:span><text:span text:style-name="Source_20_Text"><text:span text:style-name="T76"><text:line-break/><text:line-break/></text:span></text:span><text:span text:style-name="Source_20_Text"><text:span text:style-name="T71">new </text:span></text:span><text:span text:style-name="Source_20_Text"><text:span text:style-name="T67">B</text:span></text:span><text:span text:style-name="Source_20_Text"><text:span text:style-name="T71">();    </text:span></text:span><text:span text:style-name="Source_20_Text"><text:span text:style-name="T90">// creates object of class "B" defined in namespace "A"<text:line-break/>            // if not found, it tries to autoload class "A\B"</text:span></text:span><text:span text:style-name="Source_20_Text"><text:span text:style-name="T76"><text:line-break/><text:line-break/></text:span></text:span><text:span text:style-name="Source_20_Text"><text:span text:style-name="T71">new </text:span></text:span><text:span text:style-name="Source_20_Text"><text:span text:style-name="T67">D</text:span></text:span><text:span text:style-name="Source_20_Text"><text:span text:style-name="T71">();    </text:span></text:span><text:span text:style-name="Source_20_Text"><text:span text:style-name="T90">// using import rules, creates object of class "D" defined in namespace "B"<text:line-break/>            // if not found, it tries to autoload class "B\D"</text:span></text:span><text:span text:style-name="Source_20_Text"><text:span text:style-name="T76"><text:line-break/><text:line-break/></text:span></text:span><text:span text:style-name="Source_20_Text"><text:span text:style-name="T71">new </text:span></text:span><text:span text:style-name="Source_20_Text"><text:span text:style-name="T67">F</text:span></text:span><text:span text:style-name="Source_20_Text"><text:span text:style-name="T71">();    </text:span></text:span><text:span text:style-name="Source_20_Text"><text:span text:style-name="T90">// using import rules, creates object of class "E" defined in namespace "C"<text:line-break/>            // if not found, it tries to autoload class "C\E"<text:line-break/></text:span></text:span><text:span text:style-name="Source_20_Text"><text:span text:style-name="T76"><text:line-break/></text:span></text:span><text:span text:style-name="Source_20_Text"><text:span text:style-name="T71">new \</text:span></text:span><text:span text:style-name="Source_20_Text"><text:span text:style-name="T67">B</text:span></text:span><text:span text:style-name="Source_20_Text"><text:span text:style-name="T71">();   </text:span></text:span><text:span text:style-name="Source_20_Text"><text:span text:style-name="T90">// creates object of class "B" defined in global scope<text:line-break/>            // if not found, it tries to autoload class "B"</text:span></text:span><text:span text:style-name="Source_20_Text"><text:span text:style-name="T76"><text:line-break/><text:line-break/></text:span></text:span><text:span text:style-name="Source_20_Text"><text:span text:style-name="T71">new \</text:span></text:span><text:span text:style-name="Source_20_Text"><text:span text:style-name="T67">D</text:span></text:span><text:span text:style-name="Source_20_Text"><text:span text:style-name="T71">();   </text:span></text:span><text:span text:style-name="Source_20_Text"><text:span text:style-name="T90">// creates object of class "D" defined in global scope<text:line-break/>            // if not found, it tries to autoload class "D"<text:line-break/></text:span></text:span><text:span text:style-name="Source_20_Text"><text:span text:style-name="T76"><text:line-break/></text:span></text:span><text:span text:style-name="Source_20_Text"><text:span text:style-name="T71">new \</text:span></text:span><text:span text:style-name="Source_20_Text"><text:span text:style-name="T67">F</text:span></text:span><text:span text:style-name="Source_20_Text"><text:span text:style-name="T71">();   </text:span></text:span><text:span text:style-name="Source_20_Text"><text:span text:style-name="T90">// creates object of class "F" defined in global scope<text:line-break/>            // if not found, it tries to autoload class "F"<text:line-break/></text:span></text:span><text:span text:style-name="Source_20_Text"><text:span text:style-name="T76"><text:line-break/></text:span></text:span><text:span text:style-name="Source_20_Text"><text:span text:style-name="T96">// static methods/namespace functions from another namespace</text:span></text:span><text:span text:style-name="Source_20_Text"><text:span text:style-name="T76"><text:line-break/><text:line-break/></text:span></text:span><text:span text:style-name="Source_20_Text"><text:span text:style-name="T67">B</text:span></text:span><text:span text:style-name="Source_20_Text"><text:span text:style-name="T71">\</text:span></text:span><text:span text:style-name="Source_20_Text"><text:span text:style-name="T67">foo</text:span></text:span><text:span text:style-name="Source_20_Text"><text:span text:style-name="T71">();    </text:span></text:span><text:span text:style-name="Source_20_Text"><text:span text:style-name="T90">// calls function "foo" from namespace "A\B"<text:line-break/></text:span></text:span><text:span text:style-name="Source_20_Text"><text:span text:style-name="T76"><text:line-break/></text:span></text:span><text:span text:style-name="Source_20_Text"><text:span text:style-name="T67">B</text:span></text:span><text:span text:style-name="Source_20_Text"><text:span text:style-name="T71">::</text:span></text:span><text:span text:style-name="Source_20_Text"><text:span text:style-name="T67">foo</text:span></text:span><text:span text:style-name="Source_20_Text"><text:span text:style-name="T71">();   </text:span></text:span><text:span text:style-name="Source_20_Text"><text:span text:style-name="T90">// calls method "foo" of class "B" defined in namespace "A"<text:line-break/>            // if class "A\B" not found, it tries to autoload class "A\B"</text:span></text:span><text:span text:style-name="Source_20_Text"><text:span text:style-name="T76"><text:line-break/><text:line-break/></text:span></text:span><text:span text:style-name="Source_20_Text"><text:span text:style-name="T67">D</text:span></text:span><text:span text:style-name="Source_20_Text"><text:span text:style-name="T71">::</text:span></text:span><text:span text:style-name="Source_20_Text"><text:span text:style-name="T67">foo</text:span></text:span><text:span text:style-name="Source_20_Text"><text:span text:style-name="T71">();   </text:span></text:span><text:span text:style-name="Source_20_Text"><text:span text:style-name="T91">// using import rules, calls method "foo" of class "D" defined in namespace "B"<text:line-break/>            // if class "B\D" not found, it tries to autoload class "B\D"<text:line-break/></text:span></text:span><text:span text:style-name="Source_20_Text"><text:span text:style-name="T76"><text:line-break/></text:span></text:span><text:span text:style-name="Source_20_Text"><text:span text:style-name="T71">\</text:span></text:span><text:span text:style-name="Source_20_Text"><text:span text:style-name="T67">B</text:span></text:span><text:span text:style-name="Source_20_Text"><text:span text:style-name="T71">\</text:span></text:span><text:span text:style-name="Source_20_Text"><text:span text:style-name="T67">foo</text:span></text:span><text:span text:style-name="Source_20_Text"><text:span text:style-name="T71">();  </text:span></text:span><text:span text:style-name="Source_20_Text"><text:span text:style-name="T90"> // calls function "foo" from namespace "B"<text:line-break/></text:span></text:span><text:span text:style-name="Source_20_Text"><text:span text:style-name="T76"><text:line-break/></text:span></text:span><text:span text:style-name="Source_20_Text"><text:span text:style-name="T71">\</text:span></text:span><text:span text:style-name="Source_20_Text"><text:span text:style-name="T67">B</text:span></text:span><text:span text:style-name="Source_20_Text"><text:span text:style-name="T71">::</text:span></text:span><text:span text:style-name="Source_20_Text"><text:span text:style-name="T67">foo</text:span></text:span><text:span text:style-name="Source_20_Text"><text:span text:style-name="T71">();  </text:span></text:span><text:span text:style-name="Source_20_Text"><text:span text:style-name="T90">// calls method "foo" of class "B" from global scope<text:line-break/>            // if class "B" not found, it tries to autoload class "B"</text:span></text:span><text:span text:style-name="Source_20_Text"><text:span text:style-name="T76"><text:line-break/><text:line-break/></text:span></text:span><text:span text:style-name="Source_20_Text"><text:span text:style-name="T96">// static methods/namespace functions of current namespace</text:span></text:span><text:span text:style-name="Source_20_Text"><text:span text:style-name="T76"><text:line-break/><text:line-break/></text:span></text:span><text:span text:style-name="Source_20_Text"><text:span text:style-name="T67">A</text:span></text:span><text:span text:style-name="Source_20_Text"><text:span text:style-name="T71">\</text:span></text:span><text:span text:style-name="Source_20_Text"><text:span text:style-name="T67">B</text:span></text:span><text:span text:style-name="Source_20_Text"><text:span text:style-name="T71">::</text:span></text:span><text:span text:style-name="Source_20_Text"><text:span text:style-name="T67">foo</text:span></text:span><text:span text:style-name="Source_20_Text"><text:span text:style-name="T71">();   </text:span></text:span><text:span text:style-name="Source_20_Text"><text:span text:style-name="T90">// calls method "foo" of class "B" from namespace "A\A"<text:line-break/>              // if class "A\A\B" not found, it tries to autoload class "A\A\B"</text:span></text:span></text:p>
      <text:p text:style-name="P94"><text:span text:style-name="Source_20_Text"><text:span text:style-name="T71">\</text:span></text:span><text:span text:style-name="Source_20_Text"><text:span text:style-name="T67">A</text:span></text:span><text:span text:style-name="Source_20_Text"><text:span text:style-name="T71">\</text:span></text:span><text:span text:style-name="Source_20_Text"><text:span text:style-name="T67">B</text:span></text:span><text:span text:style-name="Source_20_Text"><text:span text:style-name="T71">::</text:span></text:span><text:span text:style-name="Source_20_Text"><text:span text:style-name="T67">foo</text:span></text:span><text:span text:style-name="Source_20_Text"><text:span text:style-name="T71">();  </text:span></text:span><text:span text:style-name="Source_20_Text"><text:span text:style-name="T90">// calls method "foo" of class "B" from namespace "A"<text:line-break/>              // if class "A\B" not found, it tries to autoload class "A\B"</text:span></text:span><text:span text:style-name="Source_20_Text"><text:span text:style-name="T76"><text:line-break/></text:span></text:span><text:span text:style-name="Source_20_Text"><text:span text:style-name="T67">?&gt;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/>
    <style:font-face style:name="Consolas" svg:font-family="Consolas" style:font-family-generic="swiss" style:font-pitch="fixed"/>
    <style:font-face style:name="DejaVu Sans Mono" svg:font-family="'DejaVu Sans Mono'" style:font-family-generic="modern" style:font-pitch="fixed"/>
    <style:font-face style:name="F" svg:font-family="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Lato" svg:font-family="Lato" style:font-family-generic="swiss" style:font-pitch="variable"/>
    <style:font-face style:name="Lato1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/>
    <style:font-face style:name="apple-system" svg:font-family="apple-system, BlinkMacSystemFont, 'Segoe UI', 'Liberation Sans'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9T10:24:32.383000000</meta:creation-date>
    <dc:date>2021-12-11T13:09:37.173187452</dc:date>
    <meta:editing-duration>PT3H8M32S</meta:editing-duration>
    <meta:editing-cycles>18</meta:editing-cycles>
    <meta:generator>LibreOffice/7.2.3.2$Linux_X86_64 LibreOffice_project/20$Build-2</meta:generator>
    <meta:print-date>2021-09-02T16:04:48.028000000</meta:print-date>
    <meta:document-statistic meta:table-count="0" meta:image-count="0" meta:object-count="0" meta:page-count="17" meta:paragraph-count="249" meta:word-count="3021" meta:character-count="21039" meta:non-whitespace-character-count="17433"/>
  </office:meta>
</office:document-meta>
</file>